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90.13mm"/>
    </style:style>
    <style:style style:name="co5" style:family="table-column">
      <style:table-column-properties fo:break-before="auto" style:column-width="89.87mm"/>
    </style:style>
    <style:style style:name="co6" style:family="table-column">
      <style:table-column-properties fo:break-before="auto" style:column-width="89.59mm"/>
    </style:style>
    <style:style style:name="co7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 tableooo:tab-color="#ffff99"/>
    </style:style>
    <style:style style:name="ta5" style:family="table" style:master-page-name="Default">
      <style:table-properties table:display="true" style:writing-mode="lr-tb" tableooo:tab-color="#99ff66"/>
    </style:style>
    <style:style style:name="ta6" style:family="table" style:master-page-name="Default">
      <style:table-properties table:display="true" style:writing-mode="lr-tb" tableooo:tab-color="#ff6600"/>
    </style:style>
    <style:style style:name="ta7" style:family="table" style:master-page-name="Default">
      <style:table-properties table:display="true" style:writing-mode="lr-tb" tableooo:tab-color="#66ffff"/>
    </style:style>
    <style:style style:name="ce1" style:family="table-cell" style:parent-style-name="Default">
      <style:table-cell-properties fo:background-color="#6666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6pt solid #000000"/>
      <style:text-properties style:text-underline-style="none"/>
    </style:style>
    <style:style style:name="ce5" style:family="table-cell" style:parent-style-name="Default">
      <style:table-cell-properties fo:background-color="#ff3333" fo:border="0.06pt solid #000000"/>
      <style:text-properties style:font-name="Liberation Sans"/>
    </style:style>
    <style:style style:name="ce6" style:family="table-cell" style:parent-style-name="Default">
      <style:table-cell-properties fo:wrap-option="wrap" fo:border="0.06pt solid #000000"/>
      <style:text-properties fo:hyphenate="true"/>
    </style:style>
    <style:style style:name="ce7" style:family="table-cell" style:parent-style-name="Default">
      <style:table-cell-properties fo:wrap-option="wrap" fo:border="0.06pt solid #000000"/>
      <style:text-properties style:text-underline-style="none" fo:hyphenate="true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ff99" fo:border="0.06pt solid #000000"/>
      <style:text-properties style:text-underline-style="none"/>
    </style:style>
    <style:style style:name="ce11" style:family="table-cell" style:parent-style-name="Default">
      <style:table-cell-properties fo:background-color="#ffff99" fo:border="0.06pt solid #000000"/>
    </style:style>
    <style:style style:name="ce12" style:family="table-cell" style:parent-style-name="Default">
      <style:table-cell-properties fo:background-color="#99ff66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iniciar B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se linuxtricks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lete from programas_ataj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programas_programa where id &gt; 0;</text:p>
          </table:table-cell>
        </table:table-row>
        <table:table-row table:style-name="ro1">
          <table:table-cell/>
          <table:table-cell office:value-type="string" calcext:value-type="string">
            <text:p>delete from programas_categoria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ejempl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opcion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comand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diccionario where id &gt; 0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TER TABLE programas_ataj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programas_programa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programas_categoria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ejempl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opcion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comand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diccionario AUTO_INCREMENT = 1;</text:p>
          </table:table-cell>
        </table:table-row>
      </table:table>
      <table:table table:name="SOs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(general)</text:p>
          </table:table-cell>
          <table:table-cell table:style-name="ce2" office:value-type="string" calcext:value-type="string">
            <text:p>comandos básicos</text:p>
          </table:table-cell>
          <table:table-cell table:style-name="ce2" office:value-type="string" calcext:value-type="string">
            <text:p>linux.svg</text:p>
          </table:table-cell>
          <table:table-cell/>
          <table:table-cell table:formula="of:=CONCATENATE(&quot;insert into diccionarios_diccionario (nombre,descripcion,logo) values ('&quot;;[.B3];&quot;','&quot;;[.C3];&quot;','&quot;;[.D3];&quot;');&quot;)" office:value-type="string" office:string-value="insert into diccionarios_diccionario (nombre,descripcion,logo) values ('Linux (general)','comandos básicos','linux.svg');" calcext:value-type="string">
            <text:p>insert into diccionarios_diccionario (nombre,descripcion,logo) values ('Linux (general)','comandos básicos','linux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buntu</text:p>
          </table:table-cell>
          <table:table-cell table:style-name="ce2" office:value-type="string" calcext:value-type="string">
            <text:p>sistema operativo</text:p>
          </table:table-cell>
          <table:table-cell table:style-name="ce2" office:value-type="string" calcext:value-type="string">
            <text:p>ubuntu.svg</text:p>
          </table:table-cell>
          <table:table-cell/>
          <table:table-cell table:formula="of:=CONCATENATE(&quot;insert into diccionarios_diccionario (nombre,descripcion,logo) values ('&quot;;[.B4];&quot;','&quot;;[.C4];&quot;','&quot;;[.D4];&quot;');&quot;)" office:value-type="string" office:string-value="insert into diccionarios_diccionario (nombre,descripcion,logo) values ('Ubuntu','sistema operativo','ubuntu.svg');" calcext:value-type="string">
            <text:p>insert into diccionarios_diccionario (nombre,descripcion,logo) values ('Ubuntu','sistema operativo','ubuntu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terminal.svg</text:p>
          </table:table-cell>
          <table:table-cell/>
          <table:table-cell table:formula="of:=CONCATENATE(&quot;insert into diccionarios_diccionario (nombre,descripcion,logo) values ('&quot;;[.B5];&quot;','&quot;;[.C5];&quot;','&quot;;[.D5];&quot;');&quot;)" office:value-type="string" office:string-value="insert into diccionarios_diccionario (nombre,descripcion,logo) values ('Bash','scripts','terminal.svg');" calcext:value-type="string">
            <text:p>insert into diccionarios_diccionario (nombre,descripcion,logo) values ('Bash','scripts','terminal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editor de texto avanzado</text:p>
          </table:table-cell>
          <table:table-cell table:style-name="ce4" office:value-type="string" calcext:value-type="string">
            <text:p>vim.svg</text:p>
          </table:table-cell>
          <table:table-cell/>
          <table:table-cell table:formula="of:=CONCATENATE(&quot;insert into diccionarios_diccionario (nombre,descripcion,logo) values ('&quot;;[.B6];&quot;','&quot;;[.C6];&quot;','&quot;;[.D6];&quot;');&quot;)" office:value-type="string" office:string-value="insert into diccionarios_diccionario (nombre,descripcion,logo) values ('VI','editor de texto avanzado','vim.svg');" calcext:value-type="string">
            <text:p>insert into diccionarios_diccionario (nombre,descripcion,logo) values ('VI','editor de texto avanzado','vim.svg');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</table:table>
      <table:table table:name="Comandos" table:style-name="ta3">
        <table:table-column table:style-name="co1" table:default-cell-style-name="Default"/>
        <table:table-column table:style-name="co1" table:default-cell-style-name="ce6"/>
        <table:table-column table:style-name="co5" table:default-cell-style-name="ce6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sintaxis</text:p>
          </table:table-cell>
          <table:table-cell table:style-name="ce5" office:value-type="string" calcext:value-type="string">
            <text:p>diccionario_id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mprime estadísticas acerca del tiempo que han estado conectado los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];CONCATENATE(&quot;','&quot;;CONCATENATE([.C3];CONCATENATE(&quot;','&quot;;CONCATENATE([.D3];CONCATENATE(&quot;',&quot;;CONCATENATE([.E3];&quot;);&quot;))))))))" office:value-type="string" office:string-value="insert into diccionarios_comando (nombre,descripcion,sintaxis,diccionario_id) values ('ac','Imprime estadísticas acerca del tiempo que han estado conectado los usuarios.','',1);" calcext:value-type="string">
            <text:p>insert into diccionarios_comando (nombre,descripcion,sintaxis,diccionario_id) values ('ac','Imprime estadísticas acerca del tiempo que han estado conectado los usuarios.',''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Ver userad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];CONCATENATE(&quot;','&quot;;CONCATENATE([.C4];CONCATENATE(&quot;','&quot;;CONCATENATE([.D4];CONCATENATE(&quot;',&quot;;CONCATENATE([.E4];&quot;);&quot;))))))))" office:value-type="string" office:string-value="insert into diccionarios_comando (nombre,descripcion,sintaxis,diccionario_id) values ('adduser','Ver useradd.','',1);" calcext:value-type="string">
            <text:p>insert into diccionarios_comando (nombre,descripcion,sintaxis,diccionario_id) values ('adduser','Ver useradd.',''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rea atajos de comandos, lista los alias actu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];CONCATENATE(&quot;','&quot;;CONCATENATE([.C5];CONCATENATE(&quot;','&quot;;CONCATENATE([.D5];CONCATENATE(&quot;',&quot;;CONCATENATE([.E5];&quot;);&quot;))))))))" office:value-type="string" office:string-value="insert into diccionarios_comando (nombre,descripcion,sintaxis,diccionario_id) values ('alias','Crea atajos de comandos, lista los alias actuales.','',1);" calcext:value-type="string">
            <text:p>insert into diccionarios_comando (nombre,descripcion,sintaxis,diccionario_id) values ('alias','Crea atajos de comandos, lista los alias actuales.','',1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t-get</text:p>
          </table:table-cell>
          <table:table-cell office:value-type="string" calcext:value-type="string">
            <text:p>Herramienta de actualización/instalación remota de paquetes en sistemas basados en debia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];CONCATENATE(&quot;','&quot;;CONCATENATE([.C6];CONCATENATE(&quot;','&quot;;CONCATENATE([.D6];CONCATENATE(&quot;',&quot;;CONCATENATE([.E6];&quot;);&quot;))))))))" office:value-type="string" office:string-value="insert into diccionarios_comando (nombre,descripcion,sintaxis,diccionario_id) values ('apt-get','Herramienta de actualización/instalación remota de paquetes en sistemas basados en debian.','',1);" calcext:value-type="string">
            <text:p>insert into diccionarios_comando (nombre,descripcion,sintaxis,diccionario_id) values ('apt-get','Herramienta de actualización/instalación remota de paquetes en sistemas basados en debian.','',1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Permite obtener/manipular la lista de direcciones MAC/Ip que el sistema v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];CONCATENATE(&quot;','&quot;;CONCATENATE([.C7];CONCATENATE(&quot;','&quot;;CONCATENATE([.D7];CONCATENATE(&quot;',&quot;;CONCATENATE([.E7];&quot;);&quot;))))))))" office:value-type="string" office:string-value="insert into diccionarios_comando (nombre,descripcion,sintaxis,diccionario_id) values ('arp','Permite obtener/manipular la lista de direcciones MAC/Ip que el sistema ve.','',1);" calcext:value-type="string">
            <text:p>insert into diccionarios_comando (nombre,descripcion,sintaxis,diccionario_id) values ('arp','Permite obtener/manipular la lista de direcciones MAC/Ip que el sistema ve.',''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ping</text:p>
          </table:table-cell>
          <table:table-cell office:value-type="string" calcext:value-type="string">
            <text:p>Envía ARP REQUEST a otros equipos en la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];CONCATENATE(&quot;','&quot;;CONCATENATE([.C8];CONCATENATE(&quot;','&quot;;CONCATENATE([.D8];CONCATENATE(&quot;',&quot;;CONCATENATE([.E8];&quot;);&quot;))))))))" office:value-type="string" office:string-value="insert into diccionarios_comando (nombre,descripcion,sintaxis,diccionario_id) values ('arping','Envía ARP REQUEST a otros equipos en la red.','',1);" calcext:value-type="string">
            <text:p>insert into diccionarios_comando (nombre,descripcion,sintaxis,diccionario_id) values ('arping','Envía ARP REQUEST a otros equipos en la red.','',1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ptables</text:p>
          </table:table-cell>
          <table:table-cell office:value-type="string" calcext:value-type="string">
            <text:p>Firewall similar en funciones a iptables pero para control de tráfico de protocolo ar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];CONCATENATE(&quot;','&quot;;CONCATENATE([.C9];CONCATENATE(&quot;','&quot;;CONCATENATE([.D9];CONCATENATE(&quot;',&quot;;CONCATENATE([.E9];&quot;);&quot;))))))))" office:value-type="string" office:string-value="insert into diccionarios_comando (nombre,descripcion,sintaxis,diccionario_id) values ('arptables','Firewall similar en funciones a iptables pero para control de tráfico de protocolo arp.','',1);" calcext:value-type="string">
            <text:p>insert into diccionarios_comando (nombre,descripcion,sintaxis,diccionario_id) values ('arptables','Firewall similar en funciones a iptables pero para control de tráfico de protocolo arp.','',1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ograma trabajos, comandos, scripts para su ejecución posterio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];CONCATENATE(&quot;','&quot;;CONCATENATE([.C10];CONCATENATE(&quot;','&quot;;CONCATENATE([.D10];CONCATENATE(&quot;',&quot;;CONCATENATE([.E10];&quot;);&quot;))))))))" office:value-type="string" office:string-value="insert into diccionarios_comando (nombre,descripcion,sintaxis,diccionario_id) values ('at','Programa trabajos, comandos, scripts para su ejecución posterior.','',1);" calcext:value-type="string">
            <text:p>insert into diccionarios_comando (nombre,descripcion,sintaxis,diccionario_id) values ('at','Programa trabajos, comandos, scripts para su ejecución posterior.','',1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q</text:p>
          </table:table-cell>
          <table:table-cell table:style-name="ce7" office:value-type="string" calcext:value-type="string">
            <text:p>Lista los trabajos programados pendientes de ejecutar por el comando 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];CONCATENATE(&quot;','&quot;;CONCATENATE([.C11];CONCATENATE(&quot;','&quot;;CONCATENATE([.D11];CONCATENATE(&quot;',&quot;;CONCATENATE([.E11];&quot;);&quot;))))))))" office:value-type="string" office:string-value="insert into diccionarios_comando (nombre,descripcion,sintaxis,diccionario_id) values ('atq','Lista los trabajos programados pendientes de ejecutar por el comando at.','',1);" calcext:value-type="string">
            <text:p>insert into diccionarios_comando (nombre,descripcion,sintaxis,diccionario_id) values ('atq','Lista los trabajos programados pendientes de ejecutar por el comando at.','',1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wk</text:p>
          </table:table-cell>
          <table:table-cell office:value-type="string" calcext:value-type="string">
            <text:p>Análisis y procesamiento de patrones en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];CONCATENATE(&quot;','&quot;;CONCATENATE([.C12];CONCATENATE(&quot;','&quot;;CONCATENATE([.D12];CONCATENATE(&quot;',&quot;;CONCATENATE([.E12];&quot;);&quot;))))))))" office:value-type="string" office:string-value="insert into diccionarios_comando (nombre,descripcion,sintaxis,diccionario_id) values ('awk','Análisis y procesamiento de patrones en archivos y listados.','',1);" calcext:value-type="string">
            <text:p>insert into diccionarios_comando (nombre,descripcion,sintaxis,diccionario_id) values ('awk','Análisis y procesamiento de patrones en archivos y listados.',''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ename</text:p>
          </table:table-cell>
          <table:table-cell office:value-type="string" calcext:value-type="string">
            <text:p>Permite eliminar la ruta del nombre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];CONCATENATE(&quot;','&quot;;CONCATENATE([.C13];CONCATENATE(&quot;','&quot;;CONCATENATE([.D13];CONCATENATE(&quot;',&quot;;CONCATENATE([.E13];&quot;);&quot;))))))))" office:value-type="string" office:string-value="insert into diccionarios_comando (nombre,descripcion,sintaxis,diccionario_id) values ('basename','Permite eliminar la ruta del nombre de un archivo.','',1);" calcext:value-type="string">
            <text:p>insert into diccionarios_comando (nombre,descripcion,sintaxis,diccionario_id) values ('basename','Permite eliminar la ruta del nombre de un archivo.',''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lculadora y lenguaje matemático, muy pot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];CONCATENATE(&quot;','&quot;;CONCATENATE([.C14];CONCATENATE(&quot;','&quot;;CONCATENATE([.D14];CONCATENATE(&quot;',&quot;;CONCATENATE([.E14];&quot;);&quot;))))))))" office:value-type="string" office:string-value="insert into diccionarios_comando (nombre,descripcion,sintaxis,diccionario_id) values ('bc','Calculadora y lenguaje matemático, muy potente.','',1);" calcext:value-type="string">
            <text:p>insert into diccionarios_comando (nombre,descripcion,sintaxis,diccionario_id) values ('bc','Calculadora y lenguaje matemático, muy potente.',''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osdecode</text:p>
          </table:table-cell>
          <table:table-cell office:value-type="string" calcext:value-type="string">
            <text:p>Información sobre el B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];CONCATENATE(&quot;','&quot;;CONCATENATE([.C15];CONCATENATE(&quot;','&quot;;CONCATENATE([.D15];CONCATENATE(&quot;',&quot;;CONCATENATE([.E15];&quot;);&quot;))))))))" office:value-type="string" office:string-value="insert into diccionarios_comando (nombre,descripcion,sintaxis,diccionario_id) values ('biosdecode','Información sobre el BIOS.','',1);" calcext:value-type="string">
            <text:p>insert into diccionarios_comando (nombre,descripcion,sintaxis,diccionario_id) values ('biosdecode','Información sobre el BIOS.','',1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Muestra atributos de dispositivos de bloque (discos, usb, etc.) tales como LABEL y UUID, entre o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];CONCATENATE(&quot;','&quot;;CONCATENATE([.C16];CONCATENATE(&quot;','&quot;;CONCATENATE([.D16];CONCATENATE(&quot;',&quot;;CONCATENATE([.E16];&quot;);&quot;))))))))" office:value-type="string" office:string-value="insert into diccionarios_comando (nombre,descripcion,sintaxis,diccionario_id) values ('blkid','Muestra atributos de dispositivos de bloque (discos, usb, etc.) tales como LABEL y UUID, entre otros.','',1);" calcext:value-type="string">
            <text:p>insert into diccionarios_comando (nombre,descripcion,sintaxis,diccionario_id) values ('blkid','Muestra atributos de dispositivos de bloque (discos, usb, etc.) tales como LABEL y UUID, entre otros.','',1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zcat</text:p>
          </table:table-cell>
          <table:table-cell office:value-type="string" calcext:value-type="string">
            <text:p>Descomprim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];CONCATENATE(&quot;','&quot;;CONCATENATE([.C17];CONCATENATE(&quot;','&quot;;CONCATENATE([.D17];CONCATENATE(&quot;',&quot;;CONCATENATE([.E17];&quot;);&quot;))))))))" office:value-type="string" office:string-value="insert into diccionarios_comando (nombre,descripcion,sintaxis,diccionario_id) values ('bzcat','Descomprime archivos comprimidos o empaquetados mediante bzip2.','',1);" calcext:value-type="string">
            <text:p>insert into diccionarios_comando (nombre,descripcion,sintaxis,diccionario_id) values ('bzcat','Descomprime archivos comprimidos o empaquetados mediante bzip2.',''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Compresor / descompresor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];CONCATENATE(&quot;','&quot;;CONCATENATE([.C18];CONCATENATE(&quot;','&quot;;CONCATENATE([.D18];CONCATENATE(&quot;',&quot;;CONCATENATE([.E18];&quot;);&quot;))))))))" office:value-type="string" office:string-value="insert into diccionarios_comando (nombre,descripcion,sintaxis,diccionario_id) values ('bzip2','Compresor / descompresor de archivos.','',1);" calcext:value-type="string">
            <text:p>insert into diccionarios_comando (nombre,descripcion,sintaxis,diccionario_id) values ('bzip2','Compresor / descompresor de archivos.','',1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zmore</text:p>
          </table:table-cell>
          <table:table-cell office:value-type="string" calcext:value-type="string">
            <text:p>Permite ver el contenido d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];CONCATENATE(&quot;','&quot;;CONCATENATE([.C19];CONCATENATE(&quot;','&quot;;CONCATENATE([.D19];CONCATENATE(&quot;',&quot;;CONCATENATE([.E19];&quot;);&quot;))))))))" office:value-type="string" office:string-value="insert into diccionarios_comando (nombre,descripcion,sintaxis,diccionario_id) values ('bzmore','Permite ver el contenido de archivos comprimidos o empaquetados mediante bzip2.','',1);" calcext:value-type="string">
            <text:p>insert into diccionarios_comando (nombre,descripcion,sintaxis,diccionario_id) values ('bzmore','Permite ver el contenido de archivos comprimidos o empaquetados mediante bzip2.',''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Despliega un calend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];CONCATENATE(&quot;','&quot;;CONCATENATE([.C20];CONCATENATE(&quot;','&quot;;CONCATENATE([.D20];CONCATENATE(&quot;',&quot;;CONCATENATE([.E20];&quot;);&quot;))))))))" office:value-type="string" office:string-value="insert into diccionarios_comando (nombre,descripcion,sintaxis,diccionario_id) values ('cal','Despliega un calendario.','',1);" calcext:value-type="string">
            <text:p>insert into diccionarios_comando (nombre,descripcion,sintaxis,diccionario_id) values ('cal','Despliega un calendario.',''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uestra el contenido de archivos y concate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];CONCATENATE(&quot;','&quot;;CONCATENATE([.C21];CONCATENATE(&quot;','&quot;;CONCATENATE([.D21];CONCATENATE(&quot;',&quot;;CONCATENATE([.E21];&quot;);&quot;))))))))" office:value-type="string" office:string-value="insert into diccionarios_comando (nombre,descripcion,sintaxis,diccionario_id) values ('cat','Muestra el contenido de archivos y concatena archivos.','',1);" calcext:value-type="string">
            <text:p>insert into diccionarios_comando (nombre,descripcion,sintaxis,diccionario_id) values ('cat','Muestra el contenido de archivos y concatena archivos.',''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mbiar de directo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];CONCATENATE(&quot;','&quot;;CONCATENATE([.C22];CONCATENATE(&quot;','&quot;;CONCATENATE([.D22];CONCATENATE(&quot;',&quot;;CONCATENATE([.E22];&quot;);&quot;))))))))" office:value-type="string" office:string-value="insert into diccionarios_comando (nombre,descripcion,sintaxis,diccionario_id) values ('cd','Cambiar de directorio.','',1);" calcext:value-type="string">
            <text:p>insert into diccionarios_comando (nombre,descripcion,sintaxis,diccionario_id) values ('cd','Cambiar de directorio.','',1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fdisk</text:p>
          </table:table-cell>
          <table:table-cell office:value-type="string" calcext:value-type="string">
            <text:p>Herramienta de particionamiento de discos, usada en sistemas debian princip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];CONCATENATE(&quot;','&quot;;CONCATENATE([.C23];CONCATENATE(&quot;','&quot;;CONCATENATE([.D23];CONCATENATE(&quot;',&quot;;CONCATENATE([.E23];&quot;);&quot;))))))))" office:value-type="string" office:string-value="insert into diccionarios_comando (nombre,descripcion,sintaxis,diccionario_id) values ('cfdisk','Herramienta de particionamiento de discos, usada en sistemas debian principalmente.','',1);" calcext:value-type="string">
            <text:p>insert into diccionarios_comando (nombre,descripcion,sintaxis,diccionario_id) values ('cfdisk','Herramienta de particionamiento de discos, usada en sistemas debian principalmente.','',1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age</text:p>
          </table:table-cell>
          <table:table-cell office:value-type="string" calcext:value-type="string">
            <text:p>Permite cambiar la información (expiración, caducidad, etc) de la contraseña d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4];CONCATENATE(&quot;','&quot;;CONCATENATE([.C24];CONCATENATE(&quot;','&quot;;CONCATENATE([.D24];CONCATENATE(&quot;',&quot;;CONCATENATE([.E24];&quot;);&quot;))))))))" office:value-type="string" office:string-value="insert into diccionarios_comando (nombre,descripcion,sintaxis,diccionario_id) values ('chage','Permite cambiar la información (expiración, caducidad, etc) de la contraseña de un usuario.','',1);" calcext:value-type="string">
            <text:p>insert into diccionarios_comando (nombre,descripcion,sintaxis,diccionario_id) values ('chage','Permite cambiar la información (expiración, caducidad, etc) de la contraseña de un usuario.',''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ttr</text:p>
          </table:table-cell>
          <table:table-cell office:value-type="string" calcext:value-type="string">
            <text:p>Cambia atributos extendidos de archivos y directori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5];CONCATENATE(&quot;','&quot;;CONCATENATE([.C25];CONCATENATE(&quot;','&quot;;CONCATENATE([.D25];CONCATENATE(&quot;',&quot;;CONCATENATE([.E25];&quot;);&quot;))))))))" office:value-type="string" office:string-value="insert into diccionarios_comando (nombre,descripcion,sintaxis,diccionario_id) values ('chattr','Cambia atributos extendidos de archivos y directorios','',1);" calcext:value-type="string">
            <text:p>insert into diccionarios_comando (nombre,descripcion,sintaxis,diccionario_id) values ('chattr','Cambia atributos extendidos de archivos y directorios',''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fn</text:p>
          </table:table-cell>
          <table:table-cell office:value-type="string" calcext:value-type="string">
            <text:p>Cambia la información usada en finge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6];CONCATENATE(&quot;','&quot;;CONCATENATE([.C26];CONCATENATE(&quot;','&quot;;CONCATENATE([.D26];CONCATENATE(&quot;',&quot;;CONCATENATE([.E26];&quot;);&quot;))))))))" office:value-type="string" office:string-value="insert into diccionarios_comando (nombre,descripcion,sintaxis,diccionario_id) values ('chfn','Cambia la información usada en finger.','',1);" calcext:value-type="string">
            <text:p>insert into diccionarios_comando (nombre,descripcion,sintaxis,diccionario_id) values ('chfn','Cambia la información usada en finger.',''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Cambia el grup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7];CONCATENATE(&quot;','&quot;;CONCATENATE([.C27];CONCATENATE(&quot;','&quot;;CONCATENATE([.D27];CONCATENATE(&quot;',&quot;;CONCATENATE([.E27];&quot;);&quot;))))))))" office:value-type="string" office:string-value="insert into diccionarios_comando (nombre,descripcion,sintaxis,diccionario_id) values ('chgrp','Cambia el grupo de un archivo(s) o carpetas(s).','',1);" calcext:value-type="string">
            <text:p>insert into diccionarios_comando (nombre,descripcion,sintaxis,diccionario_id) values ('chgrp','Cambia el grupo de un archivo(s) o carpetas(s).','',1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kconfig</text:p>
          </table:table-cell>
          <table:table-cell office:value-type="string" calcext:value-type="string">
            <text:p>Controla/consulta el modo en que los servicios se ejecutan o no al inicio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8];CONCATENATE(&quot;','&quot;;CONCATENATE([.C28];CONCATENATE(&quot;','&quot;;CONCATENATE([.D28];CONCATENATE(&quot;',&quot;;CONCATENATE([.E28];&quot;);&quot;))))))))" office:value-type="string" office:string-value="insert into diccionarios_comando (nombre,descripcion,sintaxis,diccionario_id) values ('chkconfig','Controla/consulta el modo en que los servicios se ejecutan o no al inicio del sistema.','',1);" calcext:value-type="string">
            <text:p>insert into diccionarios_comando (nombre,descripcion,sintaxis,diccionario_id) values ('chkconfig','Controla/consulta el modo en que los servicios se ejecutan o no al inicio del sistema.',''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Cambia los permisos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9];CONCATENATE(&quot;','&quot;;CONCATENATE([.C29];CONCATENATE(&quot;','&quot;;CONCATENATE([.D29];CONCATENATE(&quot;',&quot;;CONCATENATE([.E29];&quot;);&quot;))))))))" office:value-type="string" office:string-value="insert into diccionarios_comando (nombre,descripcion,sintaxis,diccionario_id) values ('chmod','Cambia los permisos de un archivo(s) o carpetas(s).','',1);" calcext:value-type="string">
            <text:p>insert into diccionarios_comando (nombre,descripcion,sintaxis,diccionario_id) values ('chmod','Cambia los permisos de un archivo(s) o carpetas(s).',''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Cambia el propietari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0];CONCATENATE(&quot;','&quot;;CONCATENATE([.C30];CONCATENATE(&quot;','&quot;;CONCATENATE([.D30];CONCATENATE(&quot;',&quot;;CONCATENATE([.E30];&quot;);&quot;))))))))" office:value-type="string" office:string-value="insert into diccionarios_comando (nombre,descripcion,sintaxis,diccionario_id) values ('chown','Cambia el propietario de un archivo(s) o carpetas(s).','',1);" calcext:value-type="string">
            <text:p>insert into diccionarios_comando (nombre,descripcion,sintaxis,diccionario_id) values ('chown','Cambia el propietario de un archivo(s) o carpetas(s).','',1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passwd</text:p>
          </table:table-cell>
          <table:table-cell office:value-type="string" calcext:value-type="string">
            <text:p>Actualiza passwords o contraseñas en modo batch. Puede actualizar contraseñas de grupos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1];CONCATENATE(&quot;','&quot;;CONCATENATE([.C31];CONCATENATE(&quot;','&quot;;CONCATENATE([.D31];CONCATENATE(&quot;',&quot;;CONCATENATE([.E31];&quot;);&quot;))))))))" office:value-type="string" office:string-value="insert into diccionarios_comando (nombre,descripcion,sintaxis,diccionario_id) values ('chpasswd','Actualiza passwords o contraseñas en modo batch. Puede actualizar contraseñas de grupos de usuarios.','',1);" calcext:value-type="string">
            <text:p>insert into diccionarios_comando (nombre,descripcion,sintaxis,diccionario_id) values ('chpasswd','Actualiza passwords o contraseñas en modo batch. Puede actualizar contraseñas de grupos de usuarios.','',1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Ejecuta comandos de root en un shell restringido a un directorio y sus sub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2];CONCATENATE(&quot;','&quot;;CONCATENATE([.C32];CONCATENATE(&quot;','&quot;;CONCATENATE([.D32];CONCATENATE(&quot;',&quot;;CONCATENATE([.E32];&quot;);&quot;))))))))" office:value-type="string" office:string-value="insert into diccionarios_comando (nombre,descripcion,sintaxis,diccionario_id) values ('chroot','Ejecuta comandos de root en un shell restringido a un directorio y sus subdirectorios.','',1);" calcext:value-type="string">
            <text:p>insert into diccionarios_comando (nombre,descripcion,sintaxis,diccionario_id) values ('chroot','Ejecuta comandos de root en un shell restringido a un directorio y sus subdirectorios.',''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sh</text:p>
          </table:table-cell>
          <table:table-cell office:value-type="string" calcext:value-type="string">
            <text:p>Cambia tu shell por defecto o shell de logi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3];CONCATENATE(&quot;','&quot;;CONCATENATE([.C33];CONCATENATE(&quot;','&quot;;CONCATENATE([.D33];CONCATENATE(&quot;',&quot;;CONCATENATE([.E33];&quot;);&quot;))))))))" office:value-type="string" office:string-value="insert into diccionarios_comando (nombre,descripcion,sintaxis,diccionario_id) values ('chsh','Cambia tu shell por defecto o shell de login.','',1);" calcext:value-type="string">
            <text:p>insert into diccionarios_comando (nombre,descripcion,sintaxis,diccionario_id) values ('chsh','Cambia tu shell por defecto o shell de login.','',1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eanlinks</text:p>
          </table:table-cell>
          <table:table-cell office:value-type="string" calcext:value-type="string">
            <text:p>Limpia enlaces simbólicos que no tengan relación y también remueve directorios vac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4];CONCATENATE(&quot;','&quot;;CONCATENATE([.C34];CONCATENATE(&quot;','&quot;;CONCATENATE([.D34];CONCATENATE(&quot;',&quot;;CONCATENATE([.E34];&quot;);&quot;))))))))" office:value-type="string" office:string-value="insert into diccionarios_comando (nombre,descripcion,sintaxis,diccionario_id) values ('cleanlinks','Limpia enlaces simbólicos que no tengan relación y también remueve directorios vacios.','',1);" calcext:value-type="string">
            <text:p>insert into diccionarios_comando (nombre,descripcion,sintaxis,diccionario_id) values ('cleanlinks','Limpia enlaces simbólicos que no tengan relación y también remueve directorios vacios.',''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 l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5];CONCATENATE(&quot;','&quot;;CONCATENATE([.C35];CONCATENATE(&quot;','&quot;;CONCATENATE([.D35];CONCATENATE(&quot;',&quot;;CONCATENATE([.E35];&quot;);&quot;))))))))" office:value-type="string" office:string-value="insert into diccionarios_comando (nombre,descripcion,sintaxis,diccionario_id) values ('clear','Limpia la terminal.','',1);" calcext:value-type="string">
            <text:p>insert into diccionarios_comando (nombre,descripcion,sintaxis,diccionario_id) values ('clear','Limpia la terminal.',''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ara dos archivos byte por by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6];CONCATENATE(&quot;','&quot;;CONCATENATE([.C36];CONCATENATE(&quot;','&quot;;CONCATENATE([.D36];CONCATENATE(&quot;',&quot;;CONCATENATE([.E36];&quot;);&quot;))))))))" office:value-type="string" office:string-value="insert into diccionarios_comando (nombre,descripcion,sintaxis,diccionario_id) values ('cmp','Compara dos archivos byte por byte.','',1);" calcext:value-type="string">
            <text:p>insert into diccionarios_comando (nombre,descripcion,sintaxis,diccionario_id) values ('cmp','Compara dos archivos byte por byte.','',1);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onvertquota</text:p>
          </table:table-cell>
          <table:table-cell office:value-type="string" calcext:value-type="string">
            <text:p>Convierte de los viejos formatos quota.user y quota.group a los nuevos formatos de aquota.user y aquota.grou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7];CONCATENATE(&quot;','&quot;;CONCATENATE([.C37];CONCATENATE(&quot;','&quot;;CONCATENATE([.D37];CONCATENATE(&quot;',&quot;;CONCATENATE([.E37];&quot;);&quot;))))))))" office:value-type="string" office:string-value="insert into diccionarios_comando (nombre,descripcion,sintaxis,diccionario_id) values ('convertquota','Convierte de los viejos formatos quota.user y quota.group a los nuevos formatos de aquota.user y aquota.group.','',1);" calcext:value-type="string">
            <text:p>insert into diccionarios_comando (nombre,descripcion,sintaxis,diccionario_id) values ('convertquota','Convierte de los viejos formatos quota.user y quota.group a los nuevos formatos de aquota.user y aquota.group.','',1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pio</text:p>
          </table:table-cell>
          <table:table-cell office:value-type="string" calcext:value-type="string">
            <text:p>Copia, crea, comprime y extrae archivos en distintos formatos y entre equipos o loc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8];CONCATENATE(&quot;','&quot;;CONCATENATE([.C38];CONCATENATE(&quot;','&quot;;CONCATENATE([.D38];CONCATENATE(&quot;',&quot;;CONCATENATE([.E38];&quot;);&quot;))))))))" office:value-type="string" office:string-value="insert into diccionarios_comando (nombre,descripcion,sintaxis,diccionario_id) values ('cpio','Copia, crea, comprime y extrae archivos en distintos formatos y entre equipos o localmente.','',1);" calcext:value-type="string">
            <text:p>insert into diccionarios_comando (nombre,descripcion,sintaxis,diccionario_id) values ('cpio','Copia, crea, comprime y extrae archivos en distintos formatos y entre equipos o localmente.',''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ntab</text:p>
          </table:table-cell>
          <table:table-cell office:value-type="string" calcext:value-type="string">
            <text:p>Administra archivos cron para los usuarios y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9];CONCATENATE(&quot;','&quot;;CONCATENATE([.C39];CONCATENATE(&quot;','&quot;;CONCATENATE([.D39];CONCATENATE(&quot;',&quot;;CONCATENATE([.E39];&quot;);&quot;))))))))" office:value-type="string" office:string-value="insert into diccionarios_comando (nombre,descripcion,sintaxis,diccionario_id) values ('crontab','Administra archivos cron para los usuarios y root.','',1);" calcext:value-type="string">
            <text:p>insert into diccionarios_comando (nombre,descripcion,sintaxis,diccionario_id) values ('crontab','Administra archivos cron para los usuarios y root.',''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Permite descargar o transferir url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0];CONCATENATE(&quot;','&quot;;CONCATENATE([.C40];CONCATENATE(&quot;','&quot;;CONCATENATE([.D40];CONCATENATE(&quot;',&quot;;CONCATENATE([.E40];&quot;);&quot;))))))))" office:value-type="string" office:string-value="insert into diccionarios_comando (nombre,descripcion,sintaxis,diccionario_id) values ('curl','Permite descargar o transferir urls.','',1);" calcext:value-type="string">
            <text:p>insert into diccionarios_comando (nombre,descripcion,sintaxis,diccionario_id) values ('curl','Permite descargar o transferir urls.','',1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Remueve secciones (columnas principalmente) de cada línea de un archivo o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1];CONCATENATE(&quot;','&quot;;CONCATENATE([.C41];CONCATENATE(&quot;','&quot;;CONCATENATE([.D41];CONCATENATE(&quot;',&quot;;CONCATENATE([.E41];&quot;);&quot;))))))))" office:value-type="string" office:string-value="insert into diccionarios_comando (nombre,descripcion,sintaxis,diccionario_id) values ('cut','Remueve secciones (columnas principalmente) de cada línea de un archivo o archivos.','',1);" calcext:value-type="string">
            <text:p>insert into diccionarios_comando (nombre,descripcion,sintaxis,diccionario_id) values ('cut','Remueve secciones (columnas principalmente) de cada línea de un archivo o archivos.',''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estra/establece la fecha y hora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2];CONCATENATE(&quot;','&quot;;CONCATENATE([.C42];CONCATENATE(&quot;','&quot;;CONCATENATE([.D42];CONCATENATE(&quot;',&quot;;CONCATENATE([.E42];&quot;);&quot;))))))))" office:value-type="string" office:string-value="insert into diccionarios_comando (nombre,descripcion,sintaxis,diccionario_id) values ('date','Muestra/establece la fecha y hora actual.','',1);" calcext:value-type="string">
            <text:p>insert into diccionarios_comando (nombre,descripcion,sintaxis,diccionario_id) values ('date','Muestra/establece la fecha y hora actual.',''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culadora interactiv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3];CONCATENATE(&quot;','&quot;;CONCATENATE([.C43];CONCATENATE(&quot;','&quot;;CONCATENATE([.D43];CONCATENATE(&quot;',&quot;;CONCATENATE([.E43];&quot;);&quot;))))))))" office:value-type="string" office:string-value="insert into diccionarios_comando (nombre,descripcion,sintaxis,diccionario_id) values ('dc','Calculadora interactiva.','',1);" calcext:value-type="string">
            <text:p>insert into diccionarios_comando (nombre,descripcion,sintaxis,diccionario_id) values ('dc','Calculadora interactiva.',''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onvierte y copia archivos y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4];CONCATENATE(&quot;','&quot;;CONCATENATE([.C44];CONCATENATE(&quot;','&quot;;CONCATENATE([.D44];CONCATENATE(&quot;',&quot;;CONCATENATE([.E44];&quot;);&quot;))))))))" office:value-type="string" office:string-value="insert into diccionarios_comando (nombre,descripcion,sintaxis,diccionario_id) values ('dd','Convierte y copia archivos y sistemas de archivos.','',1);" calcext:value-type="string">
            <text:p>insert into diccionarios_comando (nombre,descripcion,sintaxis,diccionario_id) values ('dd','Convierte y copia archivos y sistemas de archivos.',''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date</text:p>
          </table:table-cell>
          <table:table-cell office:value-type="string" calcext:value-type="string">
            <text:p>Muestra la fecha en formato del calendario Discord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5];CONCATENATE(&quot;','&quot;;CONCATENATE([.C45];CONCATENATE(&quot;','&quot;;CONCATENATE([.D45];CONCATENATE(&quot;',&quot;;CONCATENATE([.E45];&quot;);&quot;))))))))" office:value-type="string" office:string-value="insert into diccionarios_comando (nombre,descripcion,sintaxis,diccionario_id) values ('ddate','Muestra la fecha en formato del calendario Discordante.','',1);" calcext:value-type="string">
            <text:p>insert into diccionarios_comando (nombre,descripcion,sintaxis,diccionario_id) values ('ddate','Muestra la fecha en formato del calendario Discordante.','',1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uestra el uso de espacio de discos duros o parti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6];CONCATENATE(&quot;','&quot;;CONCATENATE([.C46];CONCATENATE(&quot;','&quot;;CONCATENATE([.D46];CONCATENATE(&quot;',&quot;;CONCATENATE([.E46];&quot;);&quot;))))))))" office:value-type="string" office:string-value="insert into diccionarios_comando (nombre,descripcion,sintaxis,diccionario_id) values ('df','Muestra el uso de espacio de discos duros o particiones.','',1);" calcext:value-type="string">
            <text:p>insert into diccionarios_comando (nombre,descripcion,sintaxis,diccionario_id) values ('df','Muestra el uso de espacio de discos duros o particiones.',''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Busca y muestra diferencias entr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7];CONCATENATE(&quot;','&quot;;CONCATENATE([.C47];CONCATENATE(&quot;','&quot;;CONCATENATE([.D47];CONCATENATE(&quot;',&quot;;CONCATENATE([.E47];&quot;);&quot;))))))))" office:value-type="string" office:string-value="insert into diccionarios_comando (nombre,descripcion,sintaxis,diccionario_id) values ('diff','Busca y muestra diferencias entre archivos.','',1);" calcext:value-type="string">
            <text:p>insert into diccionarios_comando (nombre,descripcion,sintaxis,diccionario_id) values ('diff','Busca y muestra diferencias entre archivos.',''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Utilería para consultas a ser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8];CONCATENATE(&quot;','&quot;;CONCATENATE([.C48];CONCATENATE(&quot;','&quot;;CONCATENATE([.D48];CONCATENATE(&quot;',&quot;;CONCATENATE([.E48];&quot;);&quot;))))))))" office:value-type="string" office:string-value="insert into diccionarios_comando (nombre,descripcion,sintaxis,diccionario_id) values ('dig','Utilería para consultas a servidores DNS.','',1);" calcext:value-type="string">
            <text:p>insert into diccionarios_comando (nombre,descripcion,sintaxis,diccionario_id) values ('dig','Utilería para consultas a servidores DNS.',''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rcolors</text:p>
          </table:table-cell>
          <table:table-cell office:value-type="string" calcext:value-type="string">
            <text:p>Configuración de colores para el comando l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9];CONCATENATE(&quot;','&quot;;CONCATENATE([.C49];CONCATENATE(&quot;','&quot;;CONCATENATE([.D49];CONCATENATE(&quot;',&quot;;CONCATENATE([.E49];&quot;);&quot;))))))))" office:value-type="string" office:string-value="insert into diccionarios_comando (nombre,descripcion,sintaxis,diccionario_id) values ('dircolors','Configuración de colores para el comando ls.','',1);" calcext:value-type="string">
            <text:p>insert into diccionarios_comando (nombre,descripcion,sintaxis,diccionario_id) values ('dircolors','Configuración de colores para el comando ls.','',1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irs</text:p>
          </table:table-cell>
          <table:table-cell office:value-type="string" calcext:value-type="string">
            <text:p>Permite mostrar, manipular la lista de directorios utilizados en la pila. (ver popd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0];CONCATENATE(&quot;','&quot;;CONCATENATE([.C50];CONCATENATE(&quot;','&quot;;CONCATENATE([.D50];CONCATENATE(&quot;',&quot;;CONCATENATE([.E50];&quot;);&quot;))))))))" office:value-type="string" office:string-value="insert into diccionarios_comando (nombre,descripcion,sintaxis,diccionario_id) values ('dirs','Permite mostrar, manipular la lista de directorios utilizados en la pila. (ver popd y pushd)','',1);" calcext:value-type="string">
            <text:p>insert into diccionarios_comando (nombre,descripcion,sintaxis,diccionario_id) values ('dirs','Permite mostrar, manipular la lista de directorios utilizados en la pila. (ver popd y pushd)',''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Muestra los mensajes del arranque del sistema (boot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1];CONCATENATE(&quot;','&quot;;CONCATENATE([.C51];CONCATENATE(&quot;','&quot;;CONCATENATE([.D51];CONCATENATE(&quot;',&quot;;CONCATENATE([.E51];&quot;);&quot;))))))))" office:value-type="string" office:string-value="insert into diccionarios_comando (nombre,descripcion,sintaxis,diccionario_id) values ('dmesg','Muestra los mensajes del arranque del sistema (boot).','',1);" calcext:value-type="string">
            <text:p>insert into diccionarios_comando (nombre,descripcion,sintaxis,diccionario_id) values ('dmesg','Muestra los mensajes del arranque del sistema (boot).','',1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midecode</text:p>
          </table:table-cell>
          <table:table-cell office:value-type="string" calcext:value-type="string">
            <text:p>Lista hardware del equipo directamente del BIOS. (también: lshw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2];CONCATENATE(&quot;','&quot;;CONCATENATE([.C52];CONCATENATE(&quot;','&quot;;CONCATENATE([.D52];CONCATENATE(&quot;',&quot;;CONCATENATE([.E52];&quot;);&quot;))))))))" office:value-type="string" office:string-value="insert into diccionarios_comando (nombre,descripcion,sintaxis,diccionario_id) values ('dmidecode','Lista hardware del equipo directamente del BIOS. (también: lshw)','',1);" calcext:value-type="string">
            <text:p>insert into diccionarios_comando (nombre,descripcion,sintaxis,diccionario_id) values ('dmidecode','Lista hardware del equipo directamente del BIOS. (también: lshw)','',1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s2unix</text:p>
          </table:table-cell>
          <table:table-cell office:value-type="string" calcext:value-type="string">
            <text:p>Convierte archivos de formato MS-DOS a formato Unix/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3];CONCATENATE(&quot;','&quot;;CONCATENATE([.C53];CONCATENATE(&quot;','&quot;;CONCATENATE([.D53];CONCATENATE(&quot;',&quot;;CONCATENATE([.E53];&quot;);&quot;))))))))" office:value-type="string" office:string-value="insert into diccionarios_comando (nombre,descripcion,sintaxis,diccionario_id) values ('dos2unix','Convierte archivos de formato MS-DOS a formato Unix/Linux.','',1);" calcext:value-type="string">
            <text:p>insert into diccionarios_comando (nombre,descripcion,sintaxis,diccionario_id) values ('dos2unix','Convierte archivos de formato MS-DOS a formato Unix/Linux.',''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Muestra el uso de espacio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4];CONCATENATE(&quot;','&quot;;CONCATENATE([.C54];CONCATENATE(&quot;','&quot;;CONCATENATE([.D54];CONCATENATE(&quot;',&quot;;CONCATENATE([.E54];&quot;);&quot;))))))))" office:value-type="string" office:string-value="insert into diccionarios_comando (nombre,descripcion,sintaxis,diccionario_id) values ('du','Muestra el uso de espacio de archivos y directorios.','',1);" calcext:value-type="string">
            <text:p>insert into diccionarios_comando (nombre,descripcion,sintaxis,diccionario_id) values ('du','Muestra el uso de espacio de archivos y directorios.','',1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Permite la creación de respaldos para los sistemas de archivos ext2 y ext3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5];CONCATENATE(&quot;','&quot;;CONCATENATE([.C55];CONCATENATE(&quot;','&quot;;CONCATENATE([.D55];CONCATENATE(&quot;',&quot;;CONCATENATE([.E55];&quot;);&quot;))))))))" office:value-type="string" office:string-value="insert into diccionarios_comando (nombre,descripcion,sintaxis,diccionario_id) values ('dump','Permite la creación de respaldos para los sistemas de archivos ext2 y ext3.','',1);" calcext:value-type="string">
            <text:p>insert into diccionarios_comando (nombre,descripcion,sintaxis,diccionario_id) values ('dump','Permite la creación de respaldos para los sistemas de archivos ext2 y ext3.','',1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Imprime una línea de texto, variables, o contenido a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6];CONCATENATE(&quot;','&quot;;CONCATENATE([.C56];CONCATENATE(&quot;','&quot;;CONCATENATE([.D56];CONCATENATE(&quot;',&quot;;CONCATENATE([.E56];&quot;);&quot;))))))))" office:value-type="string" office:string-value="insert into diccionarios_comando (nombre,descripcion,sintaxis,diccionario_id) values ('echo','Imprime una línea de texto, variables, o contenido a un archivo.','',1);" calcext:value-type="string">
            <text:p>insert into diccionarios_comando (nombre,descripcion,sintaxis,diccionario_id) values ('echo','Imprime una línea de texto, variables, o contenido a un archivo.','',1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dquota</text:p>
          </table:table-cell>
          <table:table-cell office:value-type="string" calcext:value-type="string">
            <text:p>Administra el control de cuotas de disco de usuario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7];CONCATENATE(&quot;','&quot;;CONCATENATE([.C57];CONCATENATE(&quot;','&quot;;CONCATENATE([.D57];CONCATENATE(&quot;',&quot;;CONCATENATE([.E57];&quot;);&quot;))))))))" office:value-type="string" office:string-value="insert into diccionarios_comando (nombre,descripcion,sintaxis,diccionario_id) values ('edquota','Administra el control de cuotas de disco de usuario y grupos.','',1);" calcext:value-type="string">
            <text:p>insert into diccionarios_comando (nombre,descripcion,sintaxis,diccionario_id) values ('edquota','Administra el control de cuotas de disco de usuario y grupos.','',1);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Es igual que el comando grep -E, para uso de expresiones regular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8];CONCATENATE(&quot;','&quot;;CONCATENATE([.C58];CONCATENATE(&quot;','&quot;;CONCATENATE([.D58];CONCATENATE(&quot;',&quot;;CONCATENATE([.E58];&quot;);&quot;))))))))" office:value-type="string" office:string-value="insert into diccionarios_comando (nombre,descripcion,sintaxis,diccionario_id) values ('egrep','Es igual que el comando grep -E, para uso de expresiones regulares.','',1);" calcext:value-type="string">
            <text:p>insert into diccionarios_comando (nombre,descripcion,sintaxis,diccionario_id) values ('egrep','Es igual que el comando grep -E, para uso de expresiones regulares.','',1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Desmonta y expulsa un medio removible, como cdrom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9];CONCATENATE(&quot;','&quot;;CONCATENATE([.C59];CONCATENATE(&quot;','&quot;;CONCATENATE([.D59];CONCATENATE(&quot;',&quot;;CONCATENATE([.E59];&quot;);&quot;))))))))" office:value-type="string" office:string-value="insert into diccionarios_comando (nombre,descripcion,sintaxis,diccionario_id) values ('eject','Desmonta y expulsa un medio removible, como cdroms.','',1);" calcext:value-type="string">
            <text:p>insert into diccionarios_comando (nombre,descripcion,sintaxis,diccionario_id) values ('eject','Desmonta y expulsa un medio removible, como cdroms.',''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jecuta un programa en un entorno modif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0];CONCATENATE(&quot;','&quot;;CONCATENATE([.C60];CONCATENATE(&quot;','&quot;;CONCATENATE([.D60];CONCATENATE(&quot;',&quot;;CONCATENATE([.E60];&quot;);&quot;))))))))" office:value-type="string" office:string-value="insert into diccionarios_comando (nombre,descripcion,sintaxis,diccionario_id) values ('env','Ejecuta un programa en un entorno modificado.','',1);" calcext:value-type="string">
            <text:p>insert into diccionarios_comando (nombre,descripcion,sintaxis,diccionario_id) values ('env','Ejecuta un programa en un entorno modificado.','',1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thtool</text:p>
          </table:table-cell>
          <table:table-cell office:value-type="string" calcext:value-type="string">
            <text:p>Permite desplegar o cambiar valores de una tarjeta de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1];CONCATENATE(&quot;','&quot;;CONCATENATE([.C61];CONCATENATE(&quot;','&quot;;CONCATENATE([.D61];CONCATENATE(&quot;',&quot;;CONCATENATE([.E61];&quot;);&quot;))))))))" office:value-type="string" office:string-value="insert into diccionarios_comando (nombre,descripcion,sintaxis,diccionario_id) values ('ethtool','Permite desplegar o cambiar valores de una tarjeta de red.','',1);" calcext:value-type="string">
            <text:p>insert into diccionarios_comando (nombre,descripcion,sintaxis,diccionario_id) values ('ethtool','Permite desplegar o cambiar valores de una tarjeta de red.',''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e del shell o terminal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2];CONCATENATE(&quot;','&quot;;CONCATENATE([.C62];CONCATENATE(&quot;','&quot;;CONCATENATE([.D62];CONCATENATE(&quot;',&quot;;CONCATENATE([.E62];&quot;);&quot;))))))))" office:value-type="string" office:string-value="insert into diccionarios_comando (nombre,descripcion,sintaxis,diccionario_id) values ('exit','Sale del shell o terminal actual.','',1);" calcext:value-type="string">
            <text:p>insert into diccionarios_comando (nombre,descripcion,sintaxis,diccionario_id) values ('exit','Sale del shell o terminal actual.','',1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Permite crear secuencias de diálogos y programar sesiones interactivas con otros comandos o script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3];CONCATENATE(&quot;','&quot;;CONCATENATE([.C63];CONCATENATE(&quot;','&quot;;CONCATENATE([.D63];CONCATENATE(&quot;',&quot;;CONCATENATE([.E63];&quot;);&quot;))))))))" office:value-type="string" office:string-value="insert into diccionarios_comando (nombre,descripcion,sintaxis,diccionario_id) values ('expect','Permite crear secuencias de diálogos y programar sesiones interactivas con otros comandos o scripts.','',1);" calcext:value-type="string">
            <text:p>insert into diccionarios_comando (nombre,descripcion,sintaxis,diccionario_id) values ('expect','Permite crear secuencias de diálogos y programar sesiones interactivas con otros comandos o scripts.','',1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 el valor de una vari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4];CONCATENATE(&quot;','&quot;;CONCATENATE([.C64];CONCATENATE(&quot;','&quot;;CONCATENATE([.D64];CONCATENATE(&quot;',&quot;;CONCATENATE([.E64];&quot;);&quot;))))))))" office:value-type="string" office:string-value="insert into diccionarios_comando (nombre,descripcion,sintaxis,diccionario_id) values ('export','Exporta el valor de una variable.','',1);" calcext:value-type="string">
            <text:p>insert into diccionarios_comando (nombre,descripcion,sintaxis,diccionario_id) values ('export','Exporta el valor de una variable.','',1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xportfs</text:p>
          </table:table-cell>
          <table:table-cell office:value-type="string" calcext:value-type="string">
            <text:p>Mantiene una lista de sistemas de archivos del tipo NFS que han sido expor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5];CONCATENATE(&quot;','&quot;;CONCATENATE([.C65];CONCATENATE(&quot;','&quot;;CONCATENATE([.D65];CONCATENATE(&quot;',&quot;;CONCATENATE([.E65];&quot;);&quot;))))))))" office:value-type="string" office:string-value="insert into diccionarios_comando (nombre,descripcion,sintaxis,diccionario_id) values ('exportfs','Mantiene una lista de sistemas de archivos del tipo NFS que han sido exportados.','',1);" calcext:value-type="string">
            <text:p>insert into diccionarios_comando (nombre,descripcion,sintaxis,diccionario_id) values ('exportfs','Mantiene una lista de sistemas de archivos del tipo NFS que han sido exportados.',''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valuador de expresiones matemátic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6];CONCATENATE(&quot;','&quot;;CONCATENATE([.C66];CONCATENATE(&quot;','&quot;;CONCATENATE([.D66];CONCATENATE(&quot;',&quot;;CONCATENATE([.E66];&quot;);&quot;))))))))" office:value-type="string" office:string-value="insert into diccionarios_comando (nombre,descripcion,sintaxis,diccionario_id) values ('expr','Evaluador de expresiones matemáticas.','',1);" calcext:value-type="string">
            <text:p>insert into diccionarios_comando (nombre,descripcion,sintaxis,diccionario_id) values ('expr','Evaluador de expresiones matemáticas.',''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Encuentra los números primos de un número d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7];CONCATENATE(&quot;','&quot;;CONCATENATE([.C67];CONCATENATE(&quot;','&quot;;CONCATENATE([.D67];CONCATENATE(&quot;',&quot;;CONCATENATE([.E67];&quot;);&quot;))))))))" office:value-type="string" office:string-value="insert into diccionarios_comando (nombre,descripcion,sintaxis,diccionario_id) values ('factor','Encuentra los números primos de un número dado.','',1);" calcext:value-type="string">
            <text:p>insert into diccionarios_comando (nombre,descripcion,sintaxis,diccionario_id) values ('factor','Encuentra los números primos de un número dado.','',1)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Lista, edita y reejecuta comandos previamente ejecu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8];CONCATENATE(&quot;','&quot;;CONCATENATE([.C68];CONCATENATE(&quot;','&quot;;CONCATENATE([.D68];CONCATENATE(&quot;',&quot;;CONCATENATE([.E68];&quot;);&quot;))))))))" office:value-type="string" office:string-value="insert into diccionarios_comando (nombre,descripcion,sintaxis,diccionario_id) values ('fc','Lista, edita y reejecuta comandos previamente ejecutados.','',1);" calcext:value-type="string">
            <text:p>insert into diccionarios_comando (nombre,descripcion,sintaxis,diccionario_id) values ('fc','Lista, edita y reejecuta comandos previamente ejecutados.','',1)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disk</text:p>
          </table:table-cell>
          <table:table-cell office:value-type="string" calcext:value-type="string">
            <text:p>Herramienta para particionar discos, común a casi todas las dis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9];CONCATENATE(&quot;','&quot;;CONCATENATE([.C69];CONCATENATE(&quot;','&quot;;CONCATENATE([.D69];CONCATENATE(&quot;',&quot;;CONCATENATE([.E69];&quot;);&quot;))))))))" office:value-type="string" office:string-value="insert into diccionarios_comando (nombre,descripcion,sintaxis,diccionario_id) values ('fdisk','Herramienta para particionar discos, común a casi todas las distros.','',1);" calcext:value-type="string">
            <text:p>insert into diccionarios_comando (nombre,descripcion,sintaxis,diccionario_id) values ('fdisk','Herramienta para particionar discos, común a casi todas las distros.','',1);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Es igual que grep -F para uso de expresiones regulares en búsquedas de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0];CONCATENATE(&quot;','&quot;;CONCATENATE([.C70];CONCATENATE(&quot;','&quot;;CONCATENATE([.D70];CONCATENATE(&quot;',&quot;;CONCATENATE([.E70];&quot;);&quot;))))))))" office:value-type="string" office:string-value="insert into diccionarios_comando (nombre,descripcion,sintaxis,diccionario_id) values ('fgrep','Es igual que grep -F para uso de expresiones regulares en búsquedas de archivos y listados.','',1);" calcext:value-type="string">
            <text:p>insert into diccionarios_comando (nombre,descripcion,sintaxis,diccionario_id) values ('fgrep','Es igual que grep -F para uso de expresiones regulares en búsquedas de archivos y listados.',''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termina el tipo de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1];CONCATENATE(&quot;','&quot;;CONCATENATE([.C71];CONCATENATE(&quot;','&quot;;CONCATENATE([.D71];CONCATENATE(&quot;',&quot;;CONCATENATE([.E71];&quot;);&quot;))))))))" office:value-type="string" office:string-value="insert into diccionarios_comando (nombre,descripcion,sintaxis,diccionario_id) values ('file','Determina el tipo de archivo.','',1);" calcext:value-type="string">
            <text:p>insert into diccionarios_comando (nombre,descripcion,sintaxis,diccionario_id) values ('file','Determina el tipo de archivo.','',1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Búsqueda de archivos, multitud de opciones de búsqued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2];CONCATENATE(&quot;','&quot;;CONCATENATE([.C72];CONCATENATE(&quot;','&quot;;CONCATENATE([.D72];CONCATENATE(&quot;',&quot;;CONCATENATE([.E72];&quot;);&quot;))))))))" office:value-type="string" office:string-value="insert into diccionarios_comando (nombre,descripcion,sintaxis,diccionario_id) values ('find','Búsqueda de archivos, multitud de opciones de búsqueda.','',1);" calcext:value-type="string">
            <text:p>insert into diccionarios_comando (nombre,descripcion,sintaxis,diccionario_id) values ('find','Búsqueda de archivos, multitud de opciones de búsqueda.','',1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indfs</text:p>
          </table:table-cell>
          <table:table-cell office:value-type="string" calcext:value-type="string">
            <text:p>Busca un sistema de archivos por UUID o LABEL (etiquet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3];CONCATENATE(&quot;','&quot;;CONCATENATE([.C73];CONCATENATE(&quot;','&quot;;CONCATENATE([.D73];CONCATENATE(&quot;',&quot;;CONCATENATE([.E73];&quot;);&quot;))))))))" office:value-type="string" office:string-value="insert into diccionarios_comando (nombre,descripcion,sintaxis,diccionario_id) values ('findfs','Busca un sistema de archivos por UUID o LABEL (etiqueta).','',1);" calcext:value-type="string">
            <text:p>insert into diccionarios_comando (nombre,descripcion,sintaxis,diccionario_id) values ('findfs','Busca un sistema de archivos por UUID o LABEL (etiqueta).','',1);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findsmb</text:p>
          </table:table-cell>
          <table:table-cell office:value-type="string" calcext:value-type="string">
            <text:p>Lista información sobre equipos que respondan a paquetes SMB. Lista una red Windows. (Parte del paquete Samba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4];CONCATENATE(&quot;','&quot;;CONCATENATE([.C74];CONCATENATE(&quot;','&quot;;CONCATENATE([.D74];CONCATENATE(&quot;',&quot;;CONCATENATE([.E74];&quot;);&quot;))))))))" office:value-type="string" office:string-value="insert into diccionarios_comando (nombre,descripcion,sintaxis,diccionario_id) values ('findsmb','Lista información sobre equipos que respondan a paquetes SMB. Lista una red Windows. (Parte del paquete Samba)','',1);" calcext:value-type="string">
            <text:p>insert into diccionarios_comando (nombre,descripcion,sintaxis,diccionario_id) values ('findsmb','Lista información sobre equipos que respondan a paquetes SMB. Lista una red Windows. (Parte del paquete Samba)',''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Muestra información sobre los usuarios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5];CONCATENATE(&quot;','&quot;;CONCATENATE([.C75];CONCATENATE(&quot;','&quot;;CONCATENATE([.D75];CONCATENATE(&quot;',&quot;;CONCATENATE([.E75];&quot;);&quot;))))))))" office:value-type="string" office:string-value="insert into diccionarios_comando (nombre,descripcion,sintaxis,diccionario_id) values ('finger','Muestra información sobre los usuarios del sistema.','',1);" calcext:value-type="string">
            <text:p>insert into diccionarios_comando (nombre,descripcion,sintaxis,diccionario_id) values ('finger','Muestra información sobre los usuarios del sistema.',''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Imprime un adagio al aza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6];CONCATENATE(&quot;','&quot;;CONCATENATE([.C76];CONCATENATE(&quot;','&quot;;CONCATENATE([.D76];CONCATENATE(&quot;',&quot;;CONCATENATE([.E76];&quot;);&quot;))))))))" office:value-type="string" office:string-value="insert into diccionarios_comando (nombre,descripcion,sintaxis,diccionario_id) values ('fortune','Imprime un adagio al azar.','',1);" calcext:value-type="string">
            <text:p>insert into diccionarios_comando (nombre,descripcion,sintaxis,diccionario_id) values ('fortune','Imprime un adagio al azar.','',1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ping</text:p>
          </table:table-cell>
          <table:table-cell office:value-type="string" calcext:value-type="string">
            <text:p>Permite mandar paquetes ICMP (pings) a múltiples equipos en una red y determinar si están vivos o n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7];CONCATENATE(&quot;','&quot;;CONCATENATE([.C77];CONCATENATE(&quot;','&quot;;CONCATENATE([.D77];CONCATENATE(&quot;',&quot;;CONCATENATE([.E77];&quot;);&quot;))))))))" office:value-type="string" office:string-value="insert into diccionarios_comando (nombre,descripcion,sintaxis,diccionario_id) values ('fping','Permite mandar paquetes ICMP (pings) a múltiples equipos en una red y determinar si están vivos o no.','',1);" calcext:value-type="string">
            <text:p>insert into diccionarios_comando (nombre,descripcion,sintaxis,diccionario_id) values ('fping','Permite mandar paquetes ICMP (pings) a múltiples equipos en una red y determinar si están vivos o no.','',1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uestra el espacio usado y libre de memoria RAM y Swa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8];CONCATENATE(&quot;','&quot;;CONCATENATE([.C78];CONCATENATE(&quot;','&quot;;CONCATENATE([.D78];CONCATENATE(&quot;',&quot;;CONCATENATE([.E78];&quot;);&quot;))))))))" office:value-type="string" office:string-value="insert into diccionarios_comando (nombre,descripcion,sintaxis,diccionario_id) values ('free','Muestra el espacio usado y libre de memoria RAM y Swap.','',1);" calcext:value-type="string">
            <text:p>insert into diccionarios_comando (nombre,descripcion,sintaxis,diccionario_id) values ('free','Muestra el espacio usado y libre de memoria RAM y Swap.',''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Herramienta para verificar/reparar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9];CONCATENATE(&quot;','&quot;;CONCATENATE([.C79];CONCATENATE(&quot;','&quot;;CONCATENATE([.D79];CONCATENATE(&quot;',&quot;;CONCATENATE([.E79];&quot;);&quot;))))))))" office:value-type="string" office:string-value="insert into diccionarios_comando (nombre,descripcion,sintaxis,diccionario_id) values ('fsck','Herramienta para verificar/reparar sistemas de archivos.','',1);" calcext:value-type="string">
            <text:p>insert into diccionarios_comando (nombre,descripcion,sintaxis,diccionario_id) values ('fsck','Herramienta para verificar/reparar sistemas de archivos.',''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user</text:p>
          </table:table-cell>
          <table:table-cell office:value-type="string" calcext:value-type="string">
            <text:p>Identifica procesos utilizando archivos o conexiones (socket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0];CONCATENATE(&quot;','&quot;;CONCATENATE([.C80];CONCATENATE(&quot;','&quot;;CONCATENATE([.D80];CONCATENATE(&quot;',&quot;;CONCATENATE([.E80];&quot;);&quot;))))))))" office:value-type="string" office:string-value="insert into diccionarios_comando (nombre,descripcion,sintaxis,diccionario_id) values ('fuser','Identifica procesos utilizando archivos o conexiones (sockets).','',1);" calcext:value-type="string">
            <text:p>insert into diccionarios_comando (nombre,descripcion,sintaxis,diccionario_id) values ('fuser','Identifica procesos utilizando archivos o conexiones (sockets).','',1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Análisis y procesamiento de patrones en archivos y listados. (versión gnu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1];CONCATENATE(&quot;','&quot;;CONCATENATE([.C81];CONCATENATE(&quot;','&quot;;CONCATENATE([.D81];CONCATENATE(&quot;',&quot;;CONCATENATE([.E81];&quot;);&quot;))))))))" office:value-type="string" office:string-value="insert into diccionarios_comando (nombre,descripcion,sintaxis,diccionario_id) values ('gawk','Análisis y procesamiento de patrones en archivos y listados. (versión gnu)','',1);" calcext:value-type="string">
            <text:p>insert into diccionarios_comando (nombre,descripcion,sintaxis,diccionario_id) values ('gawk','Análisis y procesamiento de patrones en archivos y listados. (versión gnu)',''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ompilador de C y de C++ de GNU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2];CONCATENATE(&quot;','&quot;;CONCATENATE([.C82];CONCATENATE(&quot;','&quot;;CONCATENATE([.D82];CONCATENATE(&quot;',&quot;;CONCATENATE([.E82];&quot;);&quot;))))))))" office:value-type="string" office:string-value="insert into diccionarios_comando (nombre,descripcion,sintaxis,diccionario_id) values ('gcc','Compilador de C y de C++ de GNU.','',1);" calcext:value-type="string">
            <text:p>insert into diccionarios_comando (nombre,descripcion,sintaxis,diccionario_id) values ('gcc','Compilador de C y de C++ de GNU.',''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dit</text:p>
          </table:table-cell>
          <table:table-cell office:value-type="string" calcext:value-type="string">
            <text:p>Editor de textos de gnom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3];CONCATENATE(&quot;','&quot;;CONCATENATE([.C83];CONCATENATE(&quot;','&quot;;CONCATENATE([.D83];CONCATENATE(&quot;',&quot;;CONCATENATE([.E83];&quot;);&quot;))))))))" office:value-type="string" office:string-value="insert into diccionarios_comando (nombre,descripcion,sintaxis,diccionario_id) values ('gedit','Editor de textos de gnome.','',1);" calcext:value-type="string">
            <text:p>insert into diccionarios_comando (nombre,descripcion,sintaxis,diccionario_id) values ('gedit','Editor de textos de gnome.',''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asswd</text:p>
          </table:table-cell>
          <table:table-cell office:value-type="string" calcext:value-type="string">
            <text:p>Permite la administración del archivo /etc/gro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4];CONCATENATE(&quot;','&quot;;CONCATENATE([.C84];CONCATENATE(&quot;','&quot;;CONCATENATE([.D84];CONCATENATE(&quot;',&quot;;CONCATENATE([.E84];&quot;);&quot;))))))))" office:value-type="string" office:string-value="insert into diccionarios_comando (nombre,descripcion,sintaxis,diccionario_id) values ('gpasswd','Permite la administración del archivo /etc/group','',1);" calcext:value-type="string">
            <text:p>insert into diccionarios_comando (nombre,descripcion,sintaxis,diccionario_id) values ('gpasswd','Permite la administración del archivo /etc/group','',1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Herramienta de encriptación y de generación de certificados de seguridad (opengpg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5];CONCATENATE(&quot;','&quot;;CONCATENATE([.C85];CONCATENATE(&quot;','&quot;;CONCATENATE([.D85];CONCATENATE(&quot;',&quot;;CONCATENATE([.E85];&quot;);&quot;))))))))" office:value-type="string" office:string-value="insert into diccionarios_comando (nombre,descripcion,sintaxis,diccionario_id) values ('gpg','Herramienta de encriptación y de generación de certificados de seguridad (opengpg).','',1);" calcext:value-type="string">
            <text:p>insert into diccionarios_comando (nombre,descripcion,sintaxis,diccionario_id) values ('gpg','Herramienta de encriptación y de generación de certificados de seguridad (opengpg).',''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usca patrones de cadenas dentro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6];CONCATENATE(&quot;','&quot;;CONCATENATE([.C86];CONCATENATE(&quot;','&quot;;CONCATENATE([.D86];CONCATENATE(&quot;',&quot;;CONCATENATE([.E86];&quot;);&quot;))))))))" office:value-type="string" office:string-value="insert into diccionarios_comando (nombre,descripcion,sintaxis,diccionario_id) values ('grep','Busca patrones de cadenas dentro de archivos.','',1);" calcext:value-type="string">
            <text:p>insert into diccionarios_comando (nombre,descripcion,sintaxis,diccionario_id) values ('grep','Busca patrones de cadenas dentro de archivos.',''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oupadd</text:p>
          </table:table-cell>
          <table:table-cell office:value-type="string" calcext:value-type="string">
            <text:p>Crea un nuevo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7];CONCATENATE(&quot;','&quot;;CONCATENATE([.C87];CONCATENATE(&quot;','&quot;;CONCATENATE([.D87];CONCATENATE(&quot;',&quot;;CONCATENATE([.E87];&quot;);&quot;))))))))" office:value-type="string" office:string-value="insert into diccionarios_comando (nombre,descripcion,sintaxis,diccionario_id) values ('groupadd','Crea un nuevo grupo en el sistema.','',1);" calcext:value-type="string">
            <text:p>insert into diccionarios_comando (nombre,descripcion,sintaxis,diccionario_id) values ('groupadd','Crea un nuevo grupo en el sistema.',''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oupdel</text:p>
          </table:table-cell>
          <table:table-cell office:value-type="string" calcext:value-type="string">
            <text:p>Elimin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8];CONCATENATE(&quot;','&quot;;CONCATENATE([.C88];CONCATENATE(&quot;','&quot;;CONCATENATE([.D88];CONCATENATE(&quot;',&quot;;CONCATENATE([.E88];&quot;);&quot;))))))))" office:value-type="string" office:string-value="insert into diccionarios_comando (nombre,descripcion,sintaxis,diccionario_id) values ('groupdel','Elimina un grupo en el sistema.','',1);" calcext:value-type="string">
            <text:p>insert into diccionarios_comando (nombre,descripcion,sintaxis,diccionario_id) values ('groupdel','Elimina un grupo en el sistema.',''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oupmod</text:p>
          </table:table-cell>
          <table:table-cell office:value-type="string" calcext:value-type="string">
            <text:p>Modific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9];CONCATENATE(&quot;','&quot;;CONCATENATE([.C89];CONCATENATE(&quot;','&quot;;CONCATENATE([.D89];CONCATENATE(&quot;',&quot;;CONCATENATE([.E89];&quot;);&quot;))))))))" office:value-type="string" office:string-value="insert into diccionarios_comando (nombre,descripcion,sintaxis,diccionario_id) values ('groupmod','Modifica un grupo en el sistema.','',1);" calcext:value-type="string">
            <text:p>insert into diccionarios_comando (nombre,descripcion,sintaxis,diccionario_id) values ('groupmod','Modifica un grupo en el sistema.',''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Imprime los grupos a los que pertenec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0];CONCATENATE(&quot;','&quot;;CONCATENATE([.C90];CONCATENATE(&quot;','&quot;;CONCATENATE([.D90];CONCATENATE(&quot;',&quot;;CONCATENATE([.E90];&quot;);&quot;))))))))" office:value-type="string" office:string-value="insert into diccionarios_comando (nombre,descripcion,sintaxis,diccionario_id) values ('groups','Imprime los grupos a los que pertenece un usuario.','',1);" calcext:value-type="string">
            <text:p>insert into diccionarios_comando (nombre,descripcion,sintaxis,diccionario_id) values ('groups','Imprime los grupos a los que pertenece un usuario.',''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Comprime/expan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1];CONCATENATE(&quot;','&quot;;CONCATENATE([.C91];CONCATENATE(&quot;','&quot;;CONCATENATE([.D91];CONCATENATE(&quot;',&quot;;CONCATENATE([.E91];&quot;);&quot;))))))))" office:value-type="string" office:string-value="insert into diccionarios_comando (nombre,descripcion,sintaxis,diccionario_id) values ('gzip','Comprime/expande archivos.','',1);" calcext:value-type="string">
            <text:p>insert into diccionarios_comando (nombre,descripcion,sintaxis,diccionario_id) values ('gzip','Comprime/expande archivos.',''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Apag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2];CONCATENATE(&quot;','&quot;;CONCATENATE([.C92];CONCATENATE(&quot;','&quot;;CONCATENATE([.D92];CONCATENATE(&quot;',&quot;;CONCATENATE([.E92];&quot;);&quot;))))))))" office:value-type="string" office:string-value="insert into diccionarios_comando (nombre,descripcion,sintaxis,diccionario_id) values ('halt','Apaga el equipo.','',1);" calcext:value-type="string">
            <text:p>insert into diccionarios_comando (nombre,descripcion,sintaxis,diccionario_id) values ('halt','Apaga el equipo.','',1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dparm</text:p>
          </table:table-cell>
          <table:table-cell office:value-type="string" calcext:value-type="string">
            <text:p>Establece y muestra características sobre los discos du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3];CONCATENATE(&quot;','&quot;;CONCATENATE([.C93];CONCATENATE(&quot;','&quot;;CONCATENATE([.D93];CONCATENATE(&quot;',&quot;;CONCATENATE([.E93];&quot;);&quot;))))))))" office:value-type="string" office:string-value="insert into diccionarios_comando (nombre,descripcion,sintaxis,diccionario_id) values ('hdparm','Establece y muestra características sobre los discos duros.','',1);" calcext:value-type="string">
            <text:p>insert into diccionarios_comando (nombre,descripcion,sintaxis,diccionario_id) values ('hdparm','Establece y muestra características sobre los discos duros.',''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spliega las primera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4];CONCATENATE(&quot;','&quot;;CONCATENATE([.C94];CONCATENATE(&quot;','&quot;;CONCATENATE([.D94];CONCATENATE(&quot;',&quot;;CONCATENATE([.E94];&quot;);&quot;))))))))" office:value-type="string" office:string-value="insert into diccionarios_comando (nombre,descripcion,sintaxis,diccionario_id) values ('head','Despliega las primera líneas de un archivo.','',1);" calcext:value-type="string">
            <text:p>insert into diccionarios_comando (nombre,descripcion,sintaxis,diccionario_id) values ('head','Despliega las primera líneas de un archivo.',''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 sobre los comandos internos de bash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5];CONCATENATE(&quot;','&quot;;CONCATENATE([.C95];CONCATENATE(&quot;','&quot;;CONCATENATE([.D95];CONCATENATE(&quot;',&quot;;CONCATENATE([.E95];&quot;);&quot;))))))))" office:value-type="string" office:string-value="insert into diccionarios_comando (nombre,descripcion,sintaxis,diccionario_id) values ('help','Ayuda sobre los comandos internos de bash.','',1);" calcext:value-type="string">
            <text:p>insert into diccionarios_comando (nombre,descripcion,sintaxis,diccionario_id) values ('help','Ayuda sobre los comandos internos de bash.',''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uestra el historial de comandos del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6];CONCATENATE(&quot;','&quot;;CONCATENATE([.C96];CONCATENATE(&quot;','&quot;;CONCATENATE([.D96];CONCATENATE(&quot;',&quot;;CONCATENATE([.E96];&quot;);&quot;))))))))" office:value-type="string" office:string-value="insert into diccionarios_comando (nombre,descripcion,sintaxis,diccionario_id) values ('history','Muestra el historial de comandos del usuario.','',1);" calcext:value-type="string">
            <text:p>insert into diccionarios_comando (nombre,descripcion,sintaxis,diccionario_id) values ('history','Muestra el historial de comandos del usuario.',''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tileria de consulta a se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7];CONCATENATE(&quot;','&quot;;CONCATENATE([.C97];CONCATENATE(&quot;','&quot;;CONCATENATE([.D97];CONCATENATE(&quot;',&quot;;CONCATENATE([.E97];&quot;);&quot;))))))))" office:value-type="string" office:string-value="insert into diccionarios_comando (nombre,descripcion,sintaxis,diccionario_id) values ('host','Utileria de consulta a sevidores DNS.','',1);" calcext:value-type="string">
            <text:p>insert into diccionarios_comando (nombre,descripcion,sintaxis,diccionario_id) values ('host','Utileria de consulta a sevidores DNS.',''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Despliega el nombre d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8];CONCATENATE(&quot;','&quot;;CONCATENATE([.C98];CONCATENATE(&quot;','&quot;;CONCATENATE([.D98];CONCATENATE(&quot;',&quot;;CONCATENATE([.E98];&quot;);&quot;))))))))" office:value-type="string" office:string-value="insert into diccionarios_comando (nombre,descripcion,sintaxis,diccionario_id) values ('hostname','Despliega el nombre del equipo.','',1);" calcext:value-type="string">
            <text:p>insert into diccionarios_comando (nombre,descripcion,sintaxis,diccionario_id) values ('hostname','Despliega el nombre del equipo.','',1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tpasswd</text:p>
          </table:table-cell>
          <table:table-cell office:value-type="string" calcext:value-type="string">
            <text:p>Administra archivos de usuario/contraseña para autentificación básica de Apach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9];CONCATENATE(&quot;','&quot;;CONCATENATE([.C99];CONCATENATE(&quot;','&quot;;CONCATENATE([.D99];CONCATENATE(&quot;',&quot;;CONCATENATE([.E99];&quot;);&quot;))))))))" office:value-type="string" office:string-value="insert into diccionarios_comando (nombre,descripcion,sintaxis,diccionario_id) values ('htpasswd','Administra archivos de usuario/contraseña para autentificación básica de Apache.','',1);" calcext:value-type="string">
            <text:p>insert into diccionarios_comando (nombre,descripcion,sintaxis,diccionario_id) values ('htpasswd','Administra archivos de usuario/contraseña para autentificación básica de Apache.','',1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wclock</text:p>
          </table:table-cell>
          <table:table-cell office:value-type="string" calcext:value-type="string">
            <text:p>Muestra/Establece la fecha/hora del bios o hardware. (Fecha/Hora del sistema con dat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0];CONCATENATE(&quot;','&quot;;CONCATENATE([.C100];CONCATENATE(&quot;','&quot;;CONCATENATE([.D100];CONCATENATE(&quot;',&quot;;CONCATENATE([.E100];&quot;);&quot;))))))))" office:value-type="string" office:string-value="insert into diccionarios_comando (nombre,descripcion,sintaxis,diccionario_id) values ('hwclock','Muestra/Establece la fecha/hora del bios o hardware. (Fecha/Hora del sistema con date)','',1);" calcext:value-type="string">
            <text:p>insert into diccionarios_comando (nombre,descripcion,sintaxis,diccionario_id) values ('hwclock','Muestra/Establece la fecha/hora del bios o hardware. (Fecha/Hora del sistema con date)',''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el UID (User ID) y GID (Group ID) del usuari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1];CONCATENATE(&quot;','&quot;;CONCATENATE([.C101];CONCATENATE(&quot;','&quot;;CONCATENATE([.D101];CONCATENATE(&quot;',&quot;;CONCATENATE([.E101];&quot;);&quot;))))))))" office:value-type="string" office:string-value="insert into diccionarios_comando (nombre,descripcion,sintaxis,diccionario_id) values ('id','Muestra el UID (User ID) y GID (Group ID) del usuario','',1);" calcext:value-type="string">
            <text:p>insert into diccionarios_comando (nombre,descripcion,sintaxis,diccionario_id) values ('id','Muestra el UID (User ID) y GID (Group ID) del usuario',''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Muestra/Configura las interfaces de red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2];CONCATENATE(&quot;','&quot;;CONCATENATE([.C102];CONCATENATE(&quot;','&quot;;CONCATENATE([.D102];CONCATENATE(&quot;',&quot;;CONCATENATE([.E102];&quot;);&quot;))))))))" office:value-type="string" office:string-value="insert into diccionarios_comando (nombre,descripcion,sintaxis,diccionario_id) values ('ifconfig','Muestra/Configura las interfaces de red del sistema.','',1);" calcext:value-type="string">
            <text:p>insert into diccionarios_comando (nombre,descripcion,sintaxis,diccionario_id) values ('ifconfig','Muestra/Configura las interfaces de red del sistema.','',1)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fstat</text:p>
          </table:table-cell>
          <table:table-cell office:value-type="string" calcext:value-type="string">
            <text:p>Pequeña utileria que permite observar estadísticas de las interfaces de red en tiempo re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3];CONCATENATE(&quot;','&quot;;CONCATENATE([.C103];CONCATENATE(&quot;','&quot;;CONCATENATE([.D103];CONCATENATE(&quot;',&quot;;CONCATENATE([.E103];&quot;);&quot;))))))))" office:value-type="string" office:string-value="insert into diccionarios_comando (nombre,descripcion,sintaxis,diccionario_id) values ('ifstat','Pequeña utileria que permite observar estadísticas de las interfaces de red en tiempo real.','',1);" calcext:value-type="string">
            <text:p>insert into diccionarios_comando (nombre,descripcion,sintaxis,diccionario_id) values ('ifstat','Pequeña utileria que permite observar estadísticas de las interfaces de red en tiempo real.',''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ntrol de inicialización de un nivel de ejecuc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4];CONCATENATE(&quot;','&quot;;CONCATENATE([.C104];CONCATENATE(&quot;','&quot;;CONCATENATE([.D104];CONCATENATE(&quot;',&quot;;CONCATENATE([.E104];&quot;);&quot;))))))))" office:value-type="string" office:string-value="insert into diccionarios_comando (nombre,descripcion,sintaxis,diccionario_id) values ('init','Control de inicialización de un nivel de ejecucción.','',1);" calcext:value-type="string">
            <text:p>insert into diccionarios_comando (nombre,descripcion,sintaxis,diccionario_id) values ('init','Control de inicialización de un nivel de ejecucción.',''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Inserta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5];CONCATENATE(&quot;','&quot;;CONCATENATE([.C105];CONCATENATE(&quot;','&quot;;CONCATENATE([.D105];CONCATENATE(&quot;',&quot;;CONCATENATE([.E105];&quot;);&quot;))))))))" office:value-type="string" office:string-value="insert into diccionarios_comando (nombre,descripcion,sintaxis,diccionario_id) values ('insmod','Inserta módulos en el kernel.','',1);" calcext:value-type="string">
            <text:p>insert into diccionarios_comando (nombre,descripcion,sintaxis,diccionario_id) values ('insmod','Inserta módulos en el kernel.',''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pcalc</text:p>
          </table:table-cell>
          <table:table-cell office:value-type="string" calcext:value-type="string">
            <text:p>Realiza cálculos simples sobre direcciones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6];CONCATENATE(&quot;','&quot;;CONCATENATE([.C106];CONCATENATE(&quot;','&quot;;CONCATENATE([.D106];CONCATENATE(&quot;',&quot;;CONCATENATE([.E106];&quot;);&quot;))))))))" office:value-type="string" office:string-value="insert into diccionarios_comando (nombre,descripcion,sintaxis,diccionario_id) values ('ipcalc','Realiza cálculos simples sobre direcciones IP.','',1);" calcext:value-type="string">
            <text:p>insert into diccionarios_comando (nombre,descripcion,sintaxis,diccionario_id) values ('ipcalc','Realiza cálculos simples sobre direcciones IP.',''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pcount</text:p>
          </table:table-cell>
          <table:table-cell office:value-type="string" calcext:value-type="string">
            <text:p>Identificación de rangos de red, cálculo de IP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7];CONCATENATE(&quot;','&quot;;CONCATENATE([.C107];CONCATENATE(&quot;','&quot;;CONCATENATE([.D107];CONCATENATE(&quot;',&quot;;CONCATENATE([.E107];&quot;);&quot;))))))))" office:value-type="string" office:string-value="insert into diccionarios_comando (nombre,descripcion,sintaxis,diccionario_id) values ('ipcount','Identificación de rangos de red, cálculo de IPs.','',1);" calcext:value-type="string">
            <text:p>insert into diccionarios_comando (nombre,descripcion,sintaxis,diccionario_id) values ('ipcount','Identificación de rangos de red, cálculo de IPs.','',1)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ptab</text:p>
          </table:table-cell>
          <table:table-cell office:value-type="string" calcext:value-type="string">
            <text:p>Muestra una tabla de direcciones IP de acuerdo al prefijo CID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8];CONCATENATE(&quot;','&quot;;CONCATENATE([.C108];CONCATENATE(&quot;','&quot;;CONCATENATE([.D108];CONCATENATE(&quot;',&quot;;CONCATENATE([.E108];&quot;);&quot;))))))))" office:value-type="string" office:string-value="insert into diccionarios_comando (nombre,descripcion,sintaxis,diccionario_id) values ('iptab','Muestra una tabla de direcciones IP de acuerdo al prefijo CIDR','',1);" calcext:value-type="string">
            <text:p>insert into diccionarios_comando (nombre,descripcion,sintaxis,diccionario_id) values ('iptab','Muestra una tabla de direcciones IP de acuerdo al prefijo CIDR',''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ptables</text:p>
          </table:table-cell>
          <table:table-cell office:value-type="string" calcext:value-type="string">
            <text:p>Herramienta de configuración del firewall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9];CONCATENATE(&quot;','&quot;;CONCATENATE([.C109];CONCATENATE(&quot;','&quot;;CONCATENATE([.D109];CONCATENATE(&quot;',&quot;;CONCATENATE([.E109];&quot;);&quot;))))))))" office:value-type="string" office:string-value="insert into diccionarios_comando (nombre,descripcion,sintaxis,diccionario_id) values ('iptables','Herramienta de configuración del firewall de Linux.','',1);" calcext:value-type="string">
            <text:p>insert into diccionarios_comando (nombre,descripcion,sintaxis,diccionario_id) values ('iptables','Herramienta de configuración del firewall de Linux.',''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ptraf</text:p>
          </table:table-cell>
          <table:table-cell office:value-type="string" calcext:value-type="string">
            <text:p>Analizador de tráfico de red en modo de tex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0];CONCATENATE(&quot;','&quot;;CONCATENATE([.C110];CONCATENATE(&quot;','&quot;;CONCATENATE([.D110];CONCATENATE(&quot;',&quot;;CONCATENATE([.E110];&quot;);&quot;))))))))" office:value-type="string" office:string-value="insert into diccionarios_comando (nombre,descripcion,sintaxis,diccionario_id) values ('iptraf','Analizador de tráfico de red en modo de texto.','',1);" calcext:value-type="string">
            <text:p>insert into diccionarios_comando (nombre,descripcion,sintaxis,diccionario_id) values ('iptraf','Analizador de tráfico de red en modo de texto.',''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wconfig</text:p>
          </table:table-cell>
          <table:table-cell office:value-type="string" calcext:value-type="string">
            <text:p>Configura una tarjeta de red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1];CONCATENATE(&quot;','&quot;;CONCATENATE([.C111];CONCATENATE(&quot;','&quot;;CONCATENATE([.D111];CONCATENATE(&quot;',&quot;;CONCATENATE([.E111];&quot;);&quot;))))))))" office:value-type="string" office:string-value="insert into diccionarios_comando (nombre,descripcion,sintaxis,diccionario_id) values ('iwconfig','Configura una tarjeta de red inalámbrica.','',1);" calcext:value-type="string">
            <text:p>insert into diccionarios_comando (nombre,descripcion,sintaxis,diccionario_id) values ('iwconfig','Configura una tarjeta de red inalámbrica.','',1)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wlist</text:p>
          </table:table-cell>
          <table:table-cell office:value-type="string" calcext:value-type="string">
            <text:p>Obtiene información detallada de una tarjeta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2];CONCATENATE(&quot;','&quot;;CONCATENATE([.C112];CONCATENATE(&quot;','&quot;;CONCATENATE([.D112];CONCATENATE(&quot;',&quot;;CONCATENATE([.E112];&quot;);&quot;))))))))" office:value-type="string" office:string-value="insert into diccionarios_comando (nombre,descripcion,sintaxis,diccionario_id) values ('iwlist','Obtiene información detallada de una tarjeta inalámbrica.','',1);" calcext:value-type="string">
            <text:p>insert into diccionarios_comando (nombre,descripcion,sintaxis,diccionario_id) values ('iwlist','Obtiene información detallada de una tarjeta inalámbrica.','',1)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Muestra los trabajos del usuario en suspensión o en backgroun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3];CONCATENATE(&quot;','&quot;;CONCATENATE([.C113];CONCATENATE(&quot;','&quot;;CONCATENATE([.D113];CONCATENATE(&quot;',&quot;;CONCATENATE([.E113];&quot;);&quot;))))))))" office:value-type="string" office:string-value="insert into diccionarios_comando (nombre,descripcion,sintaxis,diccionario_id) values ('jobs','Muestra los trabajos del usuario en suspensión o en background.','',1);" calcext:value-type="string">
            <text:p>insert into diccionarios_comando (nombre,descripcion,sintaxis,diccionario_id) values ('jobs','Muestra los trabajos del usuario en suspensión o en background.',''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Editor de textos de K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4];CONCATENATE(&quot;','&quot;;CONCATENATE([.C114];CONCATENATE(&quot;','&quot;;CONCATENATE([.D114];CONCATENATE(&quot;',&quot;;CONCATENATE([.E114];&quot;);&quot;))))))))" office:value-type="string" office:string-value="insert into diccionarios_comando (nombre,descripcion,sintaxis,diccionario_id) values ('kate','Editor de textos de KDE.','',1);" calcext:value-type="string">
            <text:p>insert into diccionarios_comando (nombre,descripcion,sintaxis,diccionario_id) values ('kate','Editor de textos de KDE.','',1)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ermina procesos, mas correctamente envía señales a proces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5];CONCATENATE(&quot;','&quot;;CONCATENATE([.C115];CONCATENATE(&quot;','&quot;;CONCATENATE([.D115];CONCATENATE(&quot;',&quot;;CONCATENATE([.E115];&quot;);&quot;))))))))" office:value-type="string" office:string-value="insert into diccionarios_comando (nombre,descripcion,sintaxis,diccionario_id) values ('kill','Termina procesos, mas correctamente envía señales a procesos.','',1);" calcext:value-type="string">
            <text:p>insert into diccionarios_comando (nombre,descripcion,sintaxis,diccionario_id) values ('kill','Termina procesos, mas correctamente envía señales a procesos.',''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illall</text:p>
          </table:table-cell>
          <table:table-cell office:value-type="string" calcext:value-type="string">
            <text:p>Termina procesos del mismo nombre o conjun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6];CONCATENATE(&quot;','&quot;;CONCATENATE([.C116];CONCATENATE(&quot;','&quot;;CONCATENATE([.D116];CONCATENATE(&quot;',&quot;;CONCATENATE([.E116];&quot;);&quot;))))))))" office:value-type="string" office:string-value="insert into diccionarios_comando (nombre,descripcion,sintaxis,diccionario_id) values ('killall','Termina procesos del mismo nombre o conjunto.','',1);" calcext:value-type="string">
            <text:p>insert into diccionarios_comando (nombre,descripcion,sintaxis,diccionario_id) values ('killall','Termina procesos del mismo nombre o conjunto.',''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uestra información de los últimos usuarios logue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7];CONCATENATE(&quot;','&quot;;CONCATENATE([.C117];CONCATENATE(&quot;','&quot;;CONCATENATE([.D117];CONCATENATE(&quot;',&quot;;CONCATENATE([.E117];&quot;);&quot;))))))))" office:value-type="string" office:string-value="insert into diccionarios_comando (nombre,descripcion,sintaxis,diccionario_id) values ('last','Muestra información de los últimos usuarios logueados.','',1);" calcext:value-type="string">
            <text:p>insert into diccionarios_comando (nombre,descripcion,sintaxis,diccionario_id) values ('last','Muestra información de los últimos usuarios logueados.','',1)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astb</text:p>
          </table:table-cell>
          <table:table-cell office:value-type="string" calcext:value-type="string">
            <text:p>Muestra información de los últimos intentos fallidos de loguears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8];CONCATENATE(&quot;','&quot;;CONCATENATE([.C118];CONCATENATE(&quot;','&quot;;CONCATENATE([.D118];CONCATENATE(&quot;',&quot;;CONCATENATE([.E118];&quot;);&quot;))))))))" office:value-type="string" office:string-value="insert into diccionarios_comando (nombre,descripcion,sintaxis,diccionario_id) values ('lastb','Muestra información de los últimos intentos fallidos de loguearse.','',1);" calcext:value-type="string">
            <text:p>insert into diccionarios_comando (nombre,descripcion,sintaxis,diccionario_id) values ('lastb','Muestra información de los últimos intentos fallidos de loguearse.','',1);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uestra el contenido de un archivo, permite búsquedas y movimento hacía atrás y adel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9];CONCATENATE(&quot;','&quot;;CONCATENATE([.C119];CONCATENATE(&quot;','&quot;;CONCATENATE([.D119];CONCATENATE(&quot;',&quot;;CONCATENATE([.E119];&quot;);&quot;))))))))" office:value-type="string" office:string-value="insert into diccionarios_comando (nombre,descripcion,sintaxis,diccionario_id) values ('less','Muestra el contenido de un archivo, permite búsquedas y movimento hacía atrás y adelante.','',1);" calcext:value-type="string">
            <text:p>insert into diccionarios_comando (nombre,descripcion,sintaxis,diccionario_id) values ('less','Muestra el contenido de un archivo, permite búsquedas y movimento hacía atrás y adelante.','',1);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Crea enlaces (accesos directos) suaves y duros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0];CONCATENATE(&quot;','&quot;;CONCATENATE([.C120];CONCATENATE(&quot;','&quot;;CONCATENATE([.D120];CONCATENATE(&quot;',&quot;;CONCATENATE([.E120];&quot;);&quot;))))))))" office:value-type="string" office:string-value="insert into diccionarios_comando (nombre,descripcion,sintaxis,diccionario_id) values ('ln','Crea enlaces (accesos directos) suaves y duros de archivos y directorios.','',1);" calcext:value-type="string">
            <text:p>insert into diccionarios_comando (nombre,descripcion,sintaxis,diccionario_id) values ('ln','Crea enlaces (accesos directos) suaves y duros de archivos y directorios.','',1);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Información específica sobre las variables de entorno loc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1];CONCATENATE(&quot;','&quot;;CONCATENATE([.C121];CONCATENATE(&quot;','&quot;;CONCATENATE([.D121];CONCATENATE(&quot;',&quot;;CONCATENATE([.E121];&quot;);&quot;))))))))" office:value-type="string" office:string-value="insert into diccionarios_comando (nombre,descripcion,sintaxis,diccionario_id) values ('locale','Información específica sobre las variables de entorno locales.','',1);" calcext:value-type="string">
            <text:p>insert into diccionarios_comando (nombre,descripcion,sintaxis,diccionario_id) values ('locale','Información específica sobre las variables de entorno locales.',''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Indexa y busca archivos. Mas seguro utilizar sloca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2];CONCATENATE(&quot;','&quot;;CONCATENATE([.C122];CONCATENATE(&quot;','&quot;;CONCATENATE([.D122];CONCATENATE(&quot;',&quot;;CONCATENATE([.E122];&quot;);&quot;))))))))" office:value-type="string" office:string-value="insert into diccionarios_comando (nombre,descripcion,sintaxis,diccionario_id) values ('locate','Indexa y busca archivos. Mas seguro utilizar slocate.','',1);" calcext:value-type="string">
            <text:p>insert into diccionarios_comando (nombre,descripcion,sintaxis,diccionario_id) values ('locate','Indexa y busca archivos. Mas seguro utilizar slocate.',''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osetup</text:p>
          </table:table-cell>
          <table:table-cell office:value-type="string" calcext:value-type="string">
            <text:p>Define y controla dispositivos del tipo loo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3];CONCATENATE(&quot;','&quot;;CONCATENATE([.C123];CONCATENATE(&quot;','&quot;;CONCATENATE([.D123];CONCATENATE(&quot;',&quot;;CONCATENATE([.E123];&quot;);&quot;))))))))" office:value-type="string" office:string-value="insert into diccionarios_comando (nombre,descripcion,sintaxis,diccionario_id) values ('losetup','Define y controla dispositivos del tipo loop.','',1);" calcext:value-type="string">
            <text:p>insert into diccionarios_comando (nombre,descripcion,sintaxis,diccionario_id) values ('losetup','Define y controla dispositivos del tipo loop.','',1);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pq</text:p>
          </table:table-cell>
          <table:table-cell office:value-type="string" calcext:value-type="string">
            <text:p>Muestra los documentos para imprimir en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4];CONCATENATE(&quot;','&quot;;CONCATENATE([.C124];CONCATENATE(&quot;','&quot;;CONCATENATE([.D124];CONCATENATE(&quot;',&quot;;CONCATENATE([.E124];&quot;);&quot;))))))))" office:value-type="string" office:string-value="insert into diccionarios_comando (nombre,descripcion,sintaxis,diccionario_id) values ('lpq','Muestra los documentos para imprimir en la cola de impresión.','',1);" calcext:value-type="string">
            <text:p>insert into diccionarios_comando (nombre,descripcion,sintaxis,diccionario_id) values ('lpq','Muestra los documentos para imprimir en la cola de impresión.',''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Añade un documento a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5];CONCATENATE(&quot;','&quot;;CONCATENATE([.C125];CONCATENATE(&quot;','&quot;;CONCATENATE([.D125];CONCATENATE(&quot;',&quot;;CONCATENATE([.E125];&quot;);&quot;))))))))" office:value-type="string" office:string-value="insert into diccionarios_comando (nombre,descripcion,sintaxis,diccionario_id) values ('lpr','Añade un documento a la cola de impresión.','',1);" calcext:value-type="string">
            <text:p>insert into diccionarios_comando (nombre,descripcion,sintaxis,diccionario_id) values ('lpr','Añade un documento a la cola de impresión.',''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ista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6];CONCATENATE(&quot;','&quot;;CONCATENATE([.C126];CONCATENATE(&quot;','&quot;;CONCATENATE([.D126];CONCATENATE(&quot;',&quot;;CONCATENATE([.E126];&quot;);&quot;))))))))" office:value-type="string" office:string-value="insert into diccionarios_comando (nombre,descripcion,sintaxis,diccionario_id) values ('ls','Lista archivos y directorios.','',1);" calcext:value-type="string">
            <text:p>insert into diccionarios_comando (nombre,descripcion,sintaxis,diccionario_id) values ('ls','Lista archivos y directorios.','',1);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Lista hardware del equipo directamente del BIOS. (también: dmidecod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7];CONCATENATE(&quot;','&quot;;CONCATENATE([.C127];CONCATENATE(&quot;','&quot;;CONCATENATE([.D127];CONCATENATE(&quot;',&quot;;CONCATENATE([.E127];&quot;);&quot;))))))))" office:value-type="string" office:string-value="insert into diccionarios_comando (nombre,descripcion,sintaxis,diccionario_id) values ('lshw','Lista hardware del equipo directamente del BIOS. (también: dmidecode)','',1);" calcext:value-type="string">
            <text:p>insert into diccionarios_comando (nombre,descripcion,sintaxis,diccionario_id) values ('lshw','Lista hardware del equipo directamente del BIOS. (también: dmidecode)',''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Muestra el estatus de los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8];CONCATENATE(&quot;','&quot;;CONCATENATE([.C128];CONCATENATE(&quot;','&quot;;CONCATENATE([.D128];CONCATENATE(&quot;',&quot;;CONCATENATE([.E128];&quot;);&quot;))))))))" office:value-type="string" office:string-value="insert into diccionarios_comando (nombre,descripcion,sintaxis,diccionario_id) values ('lsmod','Muestra el estatus de los módulos en el kernel.','',1);" calcext:value-type="string">
            <text:p>insert into diccionarios_comando (nombre,descripcion,sintaxis,diccionario_id) values ('lsmod','Muestra el estatus de los módulos en el kernel.','',1);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sof</text:p>
          </table:table-cell>
          <table:table-cell office:value-type="string" calcext:value-type="string">
            <text:p>Muestra archivos abiertos de un programa en ejecucción, o de un usuario, proceso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9];CONCATENATE(&quot;','&quot;;CONCATENATE([.C129];CONCATENATE(&quot;','&quot;;CONCATENATE([.D129];CONCATENATE(&quot;',&quot;;CONCATENATE([.E129];&quot;);&quot;))))))))" office:value-type="string" office:string-value="insert into diccionarios_comando (nombre,descripcion,sintaxis,diccionario_id) values ('lsof','Muestra archivos abiertos de un programa en ejecucción, o de un usuario, proceso, etc.','',1);" calcext:value-type="string">
            <text:p>insert into diccionarios_comando (nombre,descripcion,sintaxis,diccionario_id) values ('lsof','Muestra archivos abiertos de un programa en ejecucción, o de un usuario, proceso, etc.',''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spci</text:p>
          </table:table-cell>
          <table:table-cell office:value-type="string" calcext:value-type="string">
            <text:p>Lista los dispositivos pci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0];CONCATENATE(&quot;','&quot;;CONCATENATE([.C130];CONCATENATE(&quot;','&quot;;CONCATENATE([.D130];CONCATENATE(&quot;',&quot;;CONCATENATE([.E130];&quot;);&quot;))))))))" office:value-type="string" office:string-value="insert into diccionarios_comando (nombre,descripcion,sintaxis,diccionario_id) values ('lspci','Lista los dispositivos pci del sistema.','',1);" calcext:value-type="string">
            <text:p>insert into diccionarios_comando (nombre,descripcion,sintaxis,diccionario_id) values ('lspci','Lista los dispositivos pci del sistema.',''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susb</text:p>
          </table:table-cell>
          <table:table-cell office:value-type="string" calcext:value-type="string">
            <text:p>Lista los dispositivos usb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1];CONCATENATE(&quot;','&quot;;CONCATENATE([.C131];CONCATENATE(&quot;','&quot;;CONCATENATE([.D131];CONCATENATE(&quot;',&quot;;CONCATENATE([.E131];&quot;);&quot;))))))))" office:value-type="string" office:string-value="insert into diccionarios_comando (nombre,descripcion,sintaxis,diccionario_id) values ('lsusb','Lista los dispositivos usb del sistema.','',1);" calcext:value-type="string">
            <text:p>insert into diccionarios_comando (nombre,descripcion,sintaxis,diccionario_id) values ('lsusb','Lista los dispositivos usb del sistema.',''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nvía y recibe corre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2];CONCATENATE(&quot;','&quot;;CONCATENATE([.C132];CONCATENATE(&quot;','&quot;;CONCATENATE([.D132];CONCATENATE(&quot;',&quot;;CONCATENATE([.E132];&quot;);&quot;))))))))" office:value-type="string" office:string-value="insert into diccionarios_comando (nombre,descripcion,sintaxis,diccionario_id) values ('mail','Envía y recibe correos.','',1);" calcext:value-type="string">
            <text:p>insert into diccionarios_comando (nombre,descripcion,sintaxis,diccionario_id) values ('mail','Envía y recibe correos.',''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estra el manual del comand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3];CONCATENATE(&quot;','&quot;;CONCATENATE([.C133];CONCATENATE(&quot;','&quot;;CONCATENATE([.D133];CONCATENATE(&quot;',&quot;;CONCATENATE([.E133];&quot;);&quot;))))))))" office:value-type="string" office:string-value="insert into diccionarios_comando (nombre,descripcion,sintaxis,diccionario_id) values ('man','Muestra el manual del comando indicado.','',1);" calcext:value-type="string">
            <text:p>insert into diccionarios_comando (nombre,descripcion,sintaxis,diccionario_id) values ('man','Muestra el manual del comando indicado.','',1);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nejador de archvivos con soporte de mouse en modo de texto, no todas las distro lo tiene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4];CONCATENATE(&quot;','&quot;;CONCATENATE([.C134];CONCATENATE(&quot;','&quot;;CONCATENATE([.D134];CONCATENATE(&quot;',&quot;;CONCATENATE([.E134];&quot;);&quot;))))))))" office:value-type="string" office:string-value="insert into diccionarios_comando (nombre,descripcion,sintaxis,diccionario_id) values ('mc','Manejador de archvivos con soporte de mouse en modo de texto, no todas las distro lo tienen.','',1);" calcext:value-type="string">
            <text:p>insert into diccionarios_comando (nombre,descripcion,sintaxis,diccionario_id) values ('mc','Manejador de archvivos con soporte de mouse en modo de texto, no todas las distro lo tienen.',''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cedit</text:p>
          </table:table-cell>
          <table:table-cell office:value-type="string" calcext:value-type="string">
            <text:p>Editor de textos de m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5];CONCATENATE(&quot;','&quot;;CONCATENATE([.C135];CONCATENATE(&quot;','&quot;;CONCATENATE([.D135];CONCATENATE(&quot;',&quot;;CONCATENATE([.E135];&quot;);&quot;))))))))" office:value-type="string" office:string-value="insert into diccionarios_comando (nombre,descripcion,sintaxis,diccionario_id) values ('mcedit','Editor de textos de mc.','',1);" calcext:value-type="string">
            <text:p>insert into diccionarios_comando (nombre,descripcion,sintaxis,diccionario_id) values ('mcedit','Editor de textos de mc.','',1);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Comprueba (y genera) archivos con firma de certificación md5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6];CONCATENATE(&quot;','&quot;;CONCATENATE([.C136];CONCATENATE(&quot;','&quot;;CONCATENATE([.D136];CONCATENATE(&quot;',&quot;;CONCATENATE([.E136];&quot;);&quot;))))))))" office:value-type="string" office:string-value="insert into diccionarios_comando (nombre,descripcion,sintaxis,diccionario_id) values ('md5sum','Comprueba (y genera) archivos con firma de certificación md5.','',1);" calcext:value-type="string">
            <text:p>insert into diccionarios_comando (nombre,descripcion,sintaxis,diccionario_id) values ('md5sum','Comprueba (y genera) archivos con firma de certificación md5.',''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Crea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7];CONCATENATE(&quot;','&quot;;CONCATENATE([.C137];CONCATENATE(&quot;','&quot;;CONCATENATE([.D137];CONCATENATE(&quot;',&quot;;CONCATENATE([.E137];&quot;);&quot;))))))))" office:value-type="string" office:string-value="insert into diccionarios_comando (nombre,descripcion,sintaxis,diccionario_id) values ('mkdir','Crea directorios.','',1);" calcext:value-type="string">
            <text:p>insert into diccionarios_comando (nombre,descripcion,sintaxis,diccionario_id) values ('mkdir','Crea directorios.',''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kfs</text:p>
          </table:table-cell>
          <table:table-cell office:value-type="string" calcext:value-type="string">
            <text:p>Construye un sistema de archivos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8];CONCATENATE(&quot;','&quot;;CONCATENATE([.C138];CONCATENATE(&quot;','&quot;;CONCATENATE([.D138];CONCATENATE(&quot;',&quot;;CONCATENATE([.E138];&quot;);&quot;))))))))" office:value-type="string" office:string-value="insert into diccionarios_comando (nombre,descripcion,sintaxis,diccionario_id) values ('mkfs','Construye un sistema de archivos de Linux.','',1);" calcext:value-type="string">
            <text:p>insert into diccionarios_comando (nombre,descripcion,sintaxis,diccionario_id) values ('mkfs','Construye un sistema de archivos de Linux.','',1);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mkpasswd</text:p>
          </table:table-cell>
          <table:table-cell office:value-type="string" calcext:value-type="string">
            <text:p>Generador de contraseñas. (Paquete del programa expect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9];CONCATENATE(&quot;','&quot;;CONCATENATE([.C139];CONCATENATE(&quot;','&quot;;CONCATENATE([.D139];CONCATENATE(&quot;',&quot;;CONCATENATE([.E139];&quot;);&quot;))))))))" office:value-type="string" office:string-value="insert into diccionarios_comando (nombre,descripcion,sintaxis,diccionario_id) values ('mkpasswd','Generador de contraseñas. (Paquete del programa expect).','',1);" calcext:value-type="string">
            <text:p>insert into diccionarios_comando (nombre,descripcion,sintaxis,diccionario_id) values ('mkpasswd','Generador de contraseñas. (Paquete del programa expect).',''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dinfo</text:p>
          </table:table-cell>
          <table:table-cell office:value-type="string" calcext:value-type="string">
            <text:p>Muestra información acerca de los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0];CONCATENATE(&quot;','&quot;;CONCATENATE([.C140];CONCATENATE(&quot;','&quot;;CONCATENATE([.D140];CONCATENATE(&quot;',&quot;;CONCATENATE([.E140];&quot;);&quot;))))))))" office:value-type="string" office:string-value="insert into diccionarios_comando (nombre,descripcion,sintaxis,diccionario_id) values ('modinfo','Muestra información acerca de los módulos del kernel.','',1);" calcext:value-type="string">
            <text:p>insert into diccionarios_comando (nombre,descripcion,sintaxis,diccionario_id) values ('modinfo','Muestra información acerca de los módulos del kernel.',''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Herramienta que añade/remueve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1];CONCATENATE(&quot;','&quot;;CONCATENATE([.C141];CONCATENATE(&quot;','&quot;;CONCATENATE([.D141];CONCATENATE(&quot;',&quot;;CONCATENATE([.E141];&quot;);&quot;))))))))" office:value-type="string" office:string-value="insert into diccionarios_comando (nombre,descripcion,sintaxis,diccionario_id) values ('modprobe','Herramienta que añade/remueve módulos del kernel.','',1);" calcext:value-type="string">
            <text:p>insert into diccionarios_comando (nombre,descripcion,sintaxis,diccionario_id) values ('modprobe','Herramienta que añade/remueve módulos del kernel.','',1);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Paginador similar a less pero menos funcioanal, ya que sale avanza y no retoce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2];CONCATENATE(&quot;','&quot;;CONCATENATE([.C142];CONCATENATE(&quot;','&quot;;CONCATENATE([.D142];CONCATENATE(&quot;',&quot;;CONCATENATE([.E142];&quot;);&quot;))))))))" office:value-type="string" office:string-value="insert into diccionarios_comando (nombre,descripcion,sintaxis,diccionario_id) values ('more','Paginador similar a less pero menos funcioanal, ya que sale avanza y no retocede.','',1);" calcext:value-type="string">
            <text:p>insert into diccionarios_comando (nombre,descripcion,sintaxis,diccionario_id) values ('more','Paginador similar a less pero menos funcioanal, ya que sale avanza y no retocede.','',1);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Monta dispositvos de almacenamiento en particiones indicad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3];CONCATENATE(&quot;','&quot;;CONCATENATE([.C143];CONCATENATE(&quot;','&quot;;CONCATENATE([.D143];CONCATENATE(&quot;',&quot;;CONCATENATE([.E143];&quot;);&quot;))))))))" office:value-type="string" office:string-value="insert into diccionarios_comando (nombre,descripcion,sintaxis,diccionario_id) values ('mount','Monta dispositvos de almacenamiento en particiones indicadas.','',1);" calcext:value-type="string">
            <text:p>insert into diccionarios_comando (nombre,descripcion,sintaxis,diccionario_id) values ('mount','Monta dispositvos de almacenamiento en particiones indicadas.','',1);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tools</text:p>
          </table:table-cell>
          <table:table-cell office:value-type="string" calcext:value-type="string">
            <text:p>Conjunto de utilidades para acceder a discos DOS des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4];CONCATENATE(&quot;','&quot;;CONCATENATE([.C144];CONCATENATE(&quot;','&quot;;CONCATENATE([.D144];CONCATENATE(&quot;',&quot;;CONCATENATE([.E144];&quot;);&quot;))))))))" office:value-type="string" office:string-value="insert into diccionarios_comando (nombre,descripcion,sintaxis,diccionario_id) values ('mtools','Conjunto de utilidades para acceder a discos DOS desde Linux.','',1);" calcext:value-type="string">
            <text:p>insert into diccionarios_comando (nombre,descripcion,sintaxis,diccionario_id) values ('mtools','Conjunto de utilidades para acceder a discos DOS desde Linux.',''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uev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5];CONCATENATE(&quot;','&quot;;CONCATENATE([.C145];CONCATENATE(&quot;','&quot;;CONCATENATE([.D145];CONCATENATE(&quot;',&quot;;CONCATENATE([.E145];&quot;);&quot;))))))))" office:value-type="string" office:string-value="insert into diccionarios_comando (nombre,descripcion,sintaxis,diccionario_id) values ('mv','Mueve archivos y directorios.','',1);" calcext:value-type="string">
            <text:p>insert into diccionarios_comando (nombre,descripcion,sintaxis,diccionario_id) values ('mv','Mueve archivos y directorios.','',1);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Herramienta de red que muestra conexiones, tablas de ruteo, estadísticas de interfaces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6];CONCATENATE(&quot;','&quot;;CONCATENATE([.C146];CONCATENATE(&quot;','&quot;;CONCATENATE([.D146];CONCATENATE(&quot;',&quot;;CONCATENATE([.E146];&quot;);&quot;))))))))" office:value-type="string" office:string-value="insert into diccionarios_comando (nombre,descripcion,sintaxis,diccionario_id) values ('netstat','Herramienta de red que muestra conexiones, tablas de ruteo, estadísticas de interfaces, etc.','',1);" calcext:value-type="string">
            <text:p>insert into diccionarios_comando (nombre,descripcion,sintaxis,diccionario_id) values ('netstat','Herramienta de red que muestra conexiones, tablas de ruteo, estadísticas de interfaces, etc.','',1);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Ejecuta un programa con una prioridad de ejecución distinta a la norm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7];CONCATENATE(&quot;','&quot;;CONCATENATE([.C147];CONCATENATE(&quot;','&quot;;CONCATENATE([.D147];CONCATENATE(&quot;',&quot;;CONCATENATE([.E147];&quot;);&quot;))))))))" office:value-type="string" office:string-value="insert into diccionarios_comando (nombre,descripcion,sintaxis,diccionario_id) values ('nice','Ejecuta un programa con una prioridad de ejecución distinta a la normal.','',1);" calcext:value-type="string">
            <text:p>insert into diccionarios_comando (nombre,descripcion,sintaxis,diccionario_id) values ('nice','Ejecuta un programa con una prioridad de ejecución distinta a la normal.','',1);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nohup</text:p>
          </table:table-cell>
          <table:table-cell office:value-type="string" calcext:value-type="string">
            <text:p>Ejecuta un programa inmune a los hangups y sin salida a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8];CONCATENATE(&quot;','&quot;;CONCATENATE([.C148];CONCATENATE(&quot;','&quot;;CONCATENATE([.D148];CONCATENATE(&quot;',&quot;;CONCATENATE([.E148];&quot;);&quot;))))))))" office:value-type="string" office:string-value="insert into diccionarios_comando (nombre,descripcion,sintaxis,diccionario_id) values ('nohup','Ejecuta un programa inmune a los hangups y sin salida a una terminal.','',1);" calcext:value-type="string">
            <text:p>insert into diccionarios_comando (nombre,descripcion,sintaxis,diccionario_id) values ('nohup','Ejecuta un programa inmune a los hangups y sin salida a una terminal.','',1);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penssl</text:p>
          </table:table-cell>
          <table:table-cell office:value-type="string" calcext:value-type="string">
            <text:p>Control, administración, generación de certificados de segurida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9];CONCATENATE(&quot;','&quot;;CONCATENATE([.C149];CONCATENATE(&quot;','&quot;;CONCATENATE([.D149];CONCATENATE(&quot;',&quot;;CONCATENATE([.E149];&quot;);&quot;))))))))" office:value-type="string" office:string-value="insert into diccionarios_comando (nombre,descripcion,sintaxis,diccionario_id) values ('openssl','Control, administración, generación de certificados de seguridad.','',1);" calcext:value-type="string">
            <text:p>insert into diccionarios_comando (nombre,descripcion,sintaxis,diccionario_id) values ('openssl','Control, administración, generación de certificados de seguridad.','',1);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artprobe</text:p>
          </table:table-cell>
          <table:table-cell office:value-type="string" calcext:value-type="string">
            <text:p>Indica al sistema operativo de los cambios indicados en /etc/fst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0];CONCATENATE(&quot;','&quot;;CONCATENATE([.C150];CONCATENATE(&quot;','&quot;;CONCATENATE([.D150];CONCATENATE(&quot;',&quot;;CONCATENATE([.E150];&quot;);&quot;))))))))" office:value-type="string" office:string-value="insert into diccionarios_comando (nombre,descripcion,sintaxis,diccionario_id) values ('partprobe','Indica al sistema operativo de los cambios indicados en /etc/fstab','',1);" calcext:value-type="string">
            <text:p>insert into diccionarios_comando (nombre,descripcion,sintaxis,diccionario_id) values ('partprobe','Indica al sistema operativo de los cambios indicados en /etc/fstab',''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Cambia la contraseña del usuari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1];CONCATENATE(&quot;','&quot;;CONCATENATE([.C151];CONCATENATE(&quot;','&quot;;CONCATENATE([.D151];CONCATENATE(&quot;',&quot;;CONCATENATE([.E151];&quot;);&quot;))))))))" office:value-type="string" office:string-value="insert into diccionarios_comando (nombre,descripcion,sintaxis,diccionario_id) values ('passwd','Cambia la contraseña del usuario indicado.','',1);" calcext:value-type="string">
            <text:p>insert into diccionarios_comando (nombre,descripcion,sintaxis,diccionario_id) values ('passwd','Cambia la contraseña del usuario indicado.','',1);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Manda un echo_request (solicitud de eco) a un equipo en al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2];CONCATENATE(&quot;','&quot;;CONCATENATE([.C152];CONCATENATE(&quot;','&quot;;CONCATENATE([.D152];CONCATENATE(&quot;',&quot;;CONCATENATE([.E152];&quot;);&quot;))))))))" office:value-type="string" office:string-value="insert into diccionarios_comando (nombre,descripcion,sintaxis,diccionario_id) values ('ping','Manda un echo_request (solicitud de eco) a un equipo en al red.','',1);" calcext:value-type="string">
            <text:p>insert into diccionarios_comando (nombre,descripcion,sintaxis,diccionario_id) values ('ping','Manda un echo_request (solicitud de eco) a un equipo en al red.',''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kill</text:p>
          </table:table-cell>
          <table:table-cell office:value-type="string" calcext:value-type="string">
            <text:p>Manda señales a procesos basado en sus atribut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3];CONCATENATE(&quot;','&quot;;CONCATENATE([.C153];CONCATENATE(&quot;','&quot;;CONCATENATE([.D153];CONCATENATE(&quot;',&quot;;CONCATENATE([.E153];&quot;);&quot;))))))))" office:value-type="string" office:string-value="insert into diccionarios_comando (nombre,descripcion,sintaxis,diccionario_id) values ('pkill','Manda señales a procesos basado en sus atributos.','',1);" calcext:value-type="string">
            <text:p>insert into diccionarios_comando (nombre,descripcion,sintaxis,diccionario_id) values ('pkill','Manda señales a procesos basado en sus atributos.','',1);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popd</text:p>
          </table:table-cell>
          <table:table-cell office:value-type="string" calcext:value-type="string">
            <text:p>Remueve entradas (directorios utilizados) de la lista de directorios utilizados en la pila. (ver dirs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4];CONCATENATE(&quot;','&quot;;CONCATENATE([.C154];CONCATENATE(&quot;','&quot;;CONCATENATE([.D154];CONCATENATE(&quot;',&quot;;CONCATENATE([.E154];&quot;);&quot;))))))))" office:value-type="string" office:string-value="insert into diccionarios_comando (nombre,descripcion,sintaxis,diccionario_id) values ('popd','Remueve entradas (directorios utilizados) de la lista de directorios utilizados en la pila. (ver dirs y pushd)','',1);" calcext:value-type="string">
            <text:p>insert into diccionarios_comando (nombre,descripcion,sintaxis,diccionario_id) values ('popd','Remueve entradas (directorios utilizados) de la lista de directorios utilizados en la pila. (ver dirs y pushd)','',1);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ormatea o convierte archivos de texto para imprimirl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5];CONCATENATE(&quot;','&quot;;CONCATENATE([.C155];CONCATENATE(&quot;','&quot;;CONCATENATE([.D155];CONCATENATE(&quot;',&quot;;CONCATENATE([.E155];&quot;);&quot;))))))))" office:value-type="string" office:string-value="insert into diccionarios_comando (nombre,descripcion,sintaxis,diccionario_id) values ('pr','Formatea o convierte archivos de texto para imprimirlos.','',1);" calcext:value-type="string">
            <text:p>insert into diccionarios_comando (nombre,descripcion,sintaxis,diccionario_id) values ('pr','Formatea o convierte archivos de texto para imprimirlos.','',1);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uestra los procesos del sistema o del usuario o amb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6];CONCATENATE(&quot;','&quot;;CONCATENATE([.C156];CONCATENATE(&quot;','&quot;;CONCATENATE([.D156];CONCATENATE(&quot;',&quot;;CONCATENATE([.E156];&quot;);&quot;))))))))" office:value-type="string" office:string-value="insert into diccionarios_comando (nombre,descripcion,sintaxis,diccionario_id) values ('ps','Muestra los procesos del sistema o del usuario o ambos.','',1);" calcext:value-type="string">
            <text:p>insert into diccionarios_comando (nombre,descripcion,sintaxis,diccionario_id) values ('ps','Muestra los procesos del sistema o del usuario o ambos.',''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stree</text:p>
          </table:table-cell>
          <table:table-cell office:value-type="string" calcext:value-type="string">
            <text:p>Muestra los procesos en forma de árbo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7];CONCATENATE(&quot;','&quot;;CONCATENATE([.C157];CONCATENATE(&quot;','&quot;;CONCATENATE([.D157];CONCATENATE(&quot;',&quot;;CONCATENATE([.E157];&quot;);&quot;))))))))" office:value-type="string" office:string-value="insert into diccionarios_comando (nombre,descripcion,sintaxis,diccionario_id) values ('pstree','Muestra los procesos en forma de árbol.','',1);" calcext:value-type="string">
            <text:p>insert into diccionarios_comando (nombre,descripcion,sintaxis,diccionario_id) values ('pstree','Muestra los procesos en forma de árbol.','',1);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ushd</text:p>
          </table:table-cell>
          <table:table-cell office:value-type="string" calcext:value-type="string">
            <text:p>Agrega entradas (directorios utilizados) en la lista de directorios (pila o stack). (ver dirs y pop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8];CONCATENATE(&quot;','&quot;;CONCATENATE([.C158];CONCATENATE(&quot;','&quot;;CONCATENATE([.D158];CONCATENATE(&quot;',&quot;;CONCATENATE([.E158];&quot;);&quot;))))))))" office:value-type="string" office:string-value="insert into diccionarios_comando (nombre,descripcion,sintaxis,diccionario_id) values ('pushd','Agrega entradas (directorios utilizados) en la lista de directorios (pila o stack). (ver dirs y popd)','',1);" calcext:value-type="string">
            <text:p>insert into diccionarios_comando (nombre,descripcion,sintaxis,diccionario_id) values ('pushd','Agrega entradas (directorios utilizados) en la lista de directorios (pila o stack). (ver dirs y popd)',''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wck</text:p>
          </table:table-cell>
          <table:table-cell office:value-type="string" calcext:value-type="string">
            <text:p>Verifica la integridad del archivo /etc/passw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9];CONCATENATE(&quot;','&quot;;CONCATENATE([.C159];CONCATENATE(&quot;','&quot;;CONCATENATE([.D159];CONCATENATE(&quot;',&quot;;CONCATENATE([.E159];&quot;);&quot;))))))))" office:value-type="string" office:string-value="insert into diccionarios_comando (nombre,descripcion,sintaxis,diccionario_id) values ('pwck','Verifica la integridad del archivo /etc/passwd','',1);" calcext:value-type="string">
            <text:p>insert into diccionarios_comando (nombre,descripcion,sintaxis,diccionario_id) values ('pwck','Verifica la integridad del archivo /etc/passwd','',1);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wconv</text:p>
          </table:table-cell>
          <table:table-cell office:value-type="string" calcext:value-type="string">
            <text:p>Agrega o establece la protección shadow el archivo /etc/passw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0];CONCATENATE(&quot;','&quot;;CONCATENATE([.C160];CONCATENATE(&quot;','&quot;;CONCATENATE([.D160];CONCATENATE(&quot;',&quot;;CONCATENATE([.E160];&quot;);&quot;))))))))" office:value-type="string" office:string-value="insert into diccionarios_comando (nombre,descripcion,sintaxis,diccionario_id) values ('pwconv','Agrega o establece la protección shadow el archivo /etc/passwd.','',1);" calcext:value-type="string">
            <text:p>insert into diccionarios_comando (nombre,descripcion,sintaxis,diccionario_id) values ('pwconv','Agrega o establece la protección shadow el archivo /etc/passwd.',''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Permite ver el uso de cuotas por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1];CONCATENATE(&quot;','&quot;;CONCATENATE([.C161];CONCATENATE(&quot;','&quot;;CONCATENATE([.D161];CONCATENATE(&quot;',&quot;;CONCATENATE([.E161];&quot;);&quot;))))))))" office:value-type="string" office:string-value="insert into diccionarios_comando (nombre,descripcion,sintaxis,diccionario_id) values ('quota','Permite ver el uso de cuotas por usuario.','',1);" calcext:value-type="string">
            <text:p>insert into diccionarios_comando (nombre,descripcion,sintaxis,diccionario_id) values ('quota','Permite ver el uso de cuotas por usuario.',''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uotacheck</text:p>
          </table:table-cell>
          <table:table-cell office:value-type="string" calcext:value-type="string">
            <text:p>Crea, verifica, administra sistemas de cuotas de disc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2];CONCATENATE(&quot;','&quot;;CONCATENATE([.C162];CONCATENATE(&quot;','&quot;;CONCATENATE([.D162];CONCATENATE(&quot;',&quot;;CONCATENATE([.E162];&quot;);&quot;))))))))" office:value-type="string" office:string-value="insert into diccionarios_comando (nombre,descripcion,sintaxis,diccionario_id) values ('quotacheck','Crea, verifica, administra sistemas de cuotas de disco','',1);" calcext:value-type="string">
            <text:p>insert into diccionarios_comando (nombre,descripcion,sintaxis,diccionario_id) values ('quotacheck','Crea, verifica, administra sistemas de cuotas de disco',''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otaoff</text:p>
          </table:table-cell>
          <table:table-cell office:value-type="string" calcext:value-type="string">
            <text:p>Desactiva el control de cuotas de disc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3];CONCATENATE(&quot;','&quot;;CONCATENATE([.C163];CONCATENATE(&quot;','&quot;;CONCATENATE([.D163];CONCATENATE(&quot;',&quot;;CONCATENATE([.E163];&quot;);&quot;))))))))" office:value-type="string" office:string-value="insert into diccionarios_comando (nombre,descripcion,sintaxis,diccionario_id) values ('quotaoff','Desactiva el control de cuotas de discos.','',1);" calcext:value-type="string">
            <text:p>insert into diccionarios_comando (nombre,descripcion,sintaxis,diccionario_id) values ('quotaoff','Desactiva el control de cuotas de discos.','',1);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quotaon</text:p>
          </table:table-cell>
          <table:table-cell office:value-type="string" calcext:value-type="string">
            <text:p>Activa el control de cuotas de discos para usuarios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4];CONCATENATE(&quot;','&quot;;CONCATENATE([.C164];CONCATENATE(&quot;','&quot;;CONCATENATE([.D164];CONCATENATE(&quot;',&quot;;CONCATENATE([.E164];&quot;);&quot;))))))))" office:value-type="string" office:string-value="insert into diccionarios_comando (nombre,descripcion,sintaxis,diccionario_id) values ('quotaon','Activa el control de cuotas de discos para usuarios y grupos.','',1);" calcext:value-type="string">
            <text:p>insert into diccionarios_comando (nombre,descripcion,sintaxis,diccionario_id) values ('quotaon','Activa el control de cuotas de discos para usuarios y grupos.',''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desktop</text:p>
          </table:table-cell>
          <table:table-cell office:value-type="string" calcext:value-type="string">
            <text:p>Abre terminales gráficas hacia equipos Window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5];CONCATENATE(&quot;','&quot;;CONCATENATE([.C165];CONCATENATE(&quot;','&quot;;CONCATENATE([.D165];CONCATENATE(&quot;',&quot;;CONCATENATE([.E165];&quot;);&quot;))))))))" office:value-type="string" office:string-value="insert into diccionarios_comando (nombre,descripcion,sintaxis,diccionario_id) values ('rdesktop','Abre terminales gráficas hacia equipos Windows.','',1);" calcext:value-type="string">
            <text:p>insert into diccionarios_comando (nombre,descripcion,sintaxis,diccionario_id) values ('rdesktop','Abre terminales gráficas hacia equipos Windows.',''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6];CONCATENATE(&quot;','&quot;;CONCATENATE([.C166];CONCATENATE(&quot;','&quot;;CONCATENATE([.D166];CONCATENATE(&quot;',&quot;;CONCATENATE([.E166];&quot;);&quot;))))))))" office:value-type="string" office:string-value="insert into diccionarios_comando (nombre,descripcion,sintaxis,diccionario_id) values ('reboot','Reinicia el equipo.','',1);" calcext:value-type="string">
            <text:p>insert into diccionarios_comando (nombre,descripcion,sintaxis,diccionario_id) values ('reboot','Reinicia el equipo.','',1);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renice</text:p>
          </table:table-cell>
          <table:table-cell office:value-type="string" calcext:value-type="string">
            <text:p>Cambia la prioridad de un proceso o programa en ejecu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7];CONCATENATE(&quot;','&quot;;CONCATENATE([.C167];CONCATENATE(&quot;','&quot;;CONCATENATE([.D167];CONCATENATE(&quot;',&quot;;CONCATENATE([.E167];&quot;);&quot;))))))))" office:value-type="string" office:string-value="insert into diccionarios_comando (nombre,descripcion,sintaxis,diccionario_id) values ('renice','Cambia la prioridad de un proceso o programa en ejecución.','',1);" calcext:value-type="string">
            <text:p>insert into diccionarios_comando (nombre,descripcion,sintaxis,diccionario_id) values ('renice','Cambia la prioridad de un proceso o programa en ejecución.',''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pquota</text:p>
          </table:table-cell>
          <table:table-cell office:value-type="string" calcext:value-type="string">
            <text:p>Reporte de uso de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8];CONCATENATE(&quot;','&quot;;CONCATENATE([.C168];CONCATENATE(&quot;','&quot;;CONCATENATE([.D168];CONCATENATE(&quot;',&quot;;CONCATENATE([.E168];&quot;);&quot;))))))))" office:value-type="string" office:string-value="insert into diccionarios_comando (nombre,descripcion,sintaxis,diccionario_id) values ('repquota','Reporte de uso de cuotas de disco.','',1);" calcext:value-type="string">
            <text:p>insert into diccionarios_comando (nombre,descripcion,sintaxis,diccionario_id) values ('repquota','Reporte de uso de cuotas de disco.',''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solveip</text:p>
          </table:table-cell>
          <table:table-cell office:value-type="string" calcext:value-type="string">
            <text:p>Resuelve la ip del dominio o host que se indi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9];CONCATENATE(&quot;','&quot;;CONCATENATE([.C169];CONCATENATE(&quot;','&quot;;CONCATENATE([.D169];CONCATENATE(&quot;',&quot;;CONCATENATE([.E169];&quot;);&quot;))))))))" office:value-type="string" office:string-value="insert into diccionarios_comando (nombre,descripcion,sintaxis,diccionario_id) values ('resolveip','Resuelve la ip del dominio o host que se indique.','',1);" calcext:value-type="string">
            <text:p>insert into diccionarios_comando (nombre,descripcion,sintaxis,diccionario_id) values ('resolveip','Resuelve la ip del dominio o host que se indique.',''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Invierte las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0];CONCATENATE(&quot;','&quot;;CONCATENATE([.C170];CONCATENATE(&quot;','&quot;;CONCATENATE([.D170];CONCATENATE(&quot;',&quot;;CONCATENATE([.E170];&quot;);&quot;))))))))" office:value-type="string" office:string-value="insert into diccionarios_comando (nombre,descripcion,sintaxis,diccionario_id) values ('rev','Invierte las líneas de un archivo.','',1);" calcext:value-type="string">
            <text:p>insert into diccionarios_comando (nombre,descripcion,sintaxis,diccionario_id) values ('rev','Invierte las líneas de un archivo.',''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Borra o elimi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1];CONCATENATE(&quot;','&quot;;CONCATENATE([.C171];CONCATENATE(&quot;','&quot;;CONCATENATE([.D171];CONCATENATE(&quot;',&quot;;CONCATENATE([.E171];&quot;);&quot;))))))))" office:value-type="string" office:string-value="insert into diccionarios_comando (nombre,descripcion,sintaxis,diccionario_id) values ('rm','Borra o elimina archivos.','',1);" calcext:value-type="string">
            <text:p>insert into diccionarios_comando (nombre,descripcion,sintaxis,diccionario_id) values ('rm','Borra o elimina archivos.',''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uestra/altera la tabla de ruteo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2];CONCATENATE(&quot;','&quot;;CONCATENATE([.C172];CONCATENATE(&quot;','&quot;;CONCATENATE([.D172];CONCATENATE(&quot;',&quot;;CONCATENATE([.E172];&quot;);&quot;))))))))" office:value-type="string" office:string-value="insert into diccionarios_comando (nombre,descripcion,sintaxis,diccionario_id) values ('route','Muestra/altera la tabla de ruteo IP.','',1);" calcext:value-type="string">
            <text:p>insert into diccionarios_comando (nombre,descripcion,sintaxis,diccionario_id) values ('route','Muestra/altera la tabla de ruteo IP.','',1);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rograma para la instalación/actualización/eliminación de paquetes, distros basadas en redh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3];CONCATENATE(&quot;','&quot;;CONCATENATE([.C173];CONCATENATE(&quot;','&quot;;CONCATENATE([.D173];CONCATENATE(&quot;',&quot;;CONCATENATE([.E173];&quot;);&quot;))))))))" office:value-type="string" office:string-value="insert into diccionarios_comando (nombre,descripcion,sintaxis,diccionario_id) values ('rpm','Programa para la instalación/actualización/eliminación de paquetes, distros basadas en redhat.','',1);" calcext:value-type="string">
            <text:p>insert into diccionarios_comando (nombre,descripcion,sintaxis,diccionario_id) values ('rpm','Programa para la instalación/actualización/eliminación de paquetes, distros basadas en redhat.','',1);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runlevel</text:p>
          </table:table-cell>
          <table:table-cell office:value-type="string" calcext:value-type="string">
            <text:p>Muestra el nivel de ejecución actual y anterior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4];CONCATENATE(&quot;','&quot;;CONCATENATE([.C174];CONCATENATE(&quot;','&quot;;CONCATENATE([.D174];CONCATENATE(&quot;',&quot;;CONCATENATE([.E174];&quot;);&quot;))))))))" office:value-type="string" office:string-value="insert into diccionarios_comando (nombre,descripcion,sintaxis,diccionario_id) values ('runlevel','Muestra el nivel de ejecución actual y anterior del sistema.','',1);" calcext:value-type="string">
            <text:p>insert into diccionarios_comando (nombre,descripcion,sintaxis,diccionario_id) values ('runlevel','Muestra el nivel de ejecución actual y anterior del sistema.','',1);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Copia archivos entre equipos, parte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5];CONCATENATE(&quot;','&quot;;CONCATENATE([.C175];CONCATENATE(&quot;','&quot;;CONCATENATE([.D175];CONCATENATE(&quot;',&quot;;CONCATENATE([.E175];&quot;);&quot;))))))))" office:value-type="string" office:string-value="insert into diccionarios_comando (nombre,descripcion,sintaxis,diccionario_id) values ('scp','Copia archivos entre equipos, parte del paquete openssh (protocolo de comunicación encriptado).','',1);" calcext:value-type="string">
            <text:p>insert into diccionarios_comando (nombre,descripcion,sintaxis,diccionario_id) values ('scp','Copia archivos entre equipos, parte del paquete openssh (protocolo de comunicación encriptado).',''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dministrador de terminales virtu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6];CONCATENATE(&quot;','&quot;;CONCATENATE([.C176];CONCATENATE(&quot;','&quot;;CONCATENATE([.D176];CONCATENATE(&quot;',&quot;;CONCATENATE([.E176];&quot;);&quot;))))))))" office:value-type="string" office:string-value="insert into diccionarios_comando (nombre,descripcion,sintaxis,diccionario_id) values ('screen','Administrador de terminales virtuales.','',1);" calcext:value-type="string">
            <text:p>insert into diccionarios_comando (nombre,descripcion,sintaxis,diccionario_id) values ('screen','Administrador de terminales virtuales.',''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Editor en línea que filtra y transform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7];CONCATENATE(&quot;','&quot;;CONCATENATE([.C177];CONCATENATE(&quot;','&quot;;CONCATENATE([.D177];CONCATENATE(&quot;',&quot;;CONCATENATE([.E177];&quot;);&quot;))))))))" office:value-type="string" office:string-value="insert into diccionarios_comando (nombre,descripcion,sintaxis,diccionario_id) values ('sed','Editor en línea que filtra y transforma archivos.','',1);" calcext:value-type="string">
            <text:p>insert into diccionarios_comando (nombre,descripcion,sintaxis,diccionario_id) values ('sed','Editor en línea que filtra y transforma archivos.',''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jecuta/detiene servicios en modo man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8];CONCATENATE(&quot;','&quot;;CONCATENATE([.C178];CONCATENATE(&quot;','&quot;;CONCATENATE([.D178];CONCATENATE(&quot;',&quot;;CONCATENATE([.E178];&quot;);&quot;))))))))" office:value-type="string" office:string-value="insert into diccionarios_comando (nombre,descripcion,sintaxis,diccionario_id) values ('service','Ejecuta/detiene servicios en modo manual.','',1);" calcext:value-type="string">
            <text:p>insert into diccionarios_comando (nombre,descripcion,sintaxis,diccionario_id) values ('service','Ejecuta/detiene servicios en modo manual.','',1);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uestra o establece el entorno de variables para el usuario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9];CONCATENATE(&quot;','&quot;;CONCATENATE([.C179];CONCATENATE(&quot;','&quot;;CONCATENATE([.D179];CONCATENATE(&quot;',&quot;;CONCATENATE([.E179];&quot;);&quot;))))))))" office:value-type="string" office:string-value="insert into diccionarios_comando (nombre,descripcion,sintaxis,diccionario_id) values ('set','Muestra o establece el entorno de variables para el usuario actual.','',1);" calcext:value-type="string">
            <text:p>insert into diccionarios_comando (nombre,descripcion,sintaxis,diccionario_id) values ('set','Muestra o establece el entorno de variables para el usuario actual.','',1);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ha1sum</text:p>
          </table:table-cell>
          <table:table-cell office:value-type="string" calcext:value-type="string">
            <text:p>Comprueba (y genera) archivos con firma de certificación sha1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0];CONCATENATE(&quot;','&quot;;CONCATENATE([.C180];CONCATENATE(&quot;','&quot;;CONCATENATE([.D180];CONCATENATE(&quot;',&quot;;CONCATENATE([.E180];&quot;);&quot;))))))))" office:value-type="string" office:string-value="insert into diccionarios_comando (nombre,descripcion,sintaxis,diccionario_id) values ('sha1sum','Comprueba (y genera) archivos con firma de certificación sha1.','',1);" calcext:value-type="string">
            <text:p>insert into diccionarios_comando (nombre,descripcion,sintaxis,diccionario_id) values ('sha1sum','Comprueba (y genera) archivos con firma de certificación sha1.','',1);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shopt</text:p>
          </table:table-cell>
          <table:table-cell office:value-type="string" calcext:value-type="string">
            <text:p>Habilita o deshabilita variables opcionales del comportamiento del shel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1];CONCATENATE(&quot;','&quot;;CONCATENATE([.C181];CONCATENATE(&quot;','&quot;;CONCATENATE([.D181];CONCATENATE(&quot;',&quot;;CONCATENATE([.E181];&quot;);&quot;))))))))" office:value-type="string" office:string-value="insert into diccionarios_comando (nombre,descripcion,sintaxis,diccionario_id) values ('shopt','Habilita o deshabilita variables opcionales del comportamiento del shell.','',1);" calcext:value-type="string">
            <text:p>insert into diccionarios_comando (nombre,descripcion,sintaxis,diccionario_id) values ('shopt','Habilita o deshabilita variables opcionales del comportamiento del shell.',''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Elimina archivos de manera segura e irrecuper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2];CONCATENATE(&quot;','&quot;;CONCATENATE([.C182];CONCATENATE(&quot;','&quot;;CONCATENATE([.D182];CONCATENATE(&quot;',&quot;;CONCATENATE([.E182];&quot;);&quot;))))))))" office:value-type="string" office:string-value="insert into diccionarios_comando (nombre,descripcion,sintaxis,diccionario_id) values ('shred','Elimina archivos de manera segura e irrecuperable.','',1);" calcext:value-type="string">
            <text:p>insert into diccionarios_comando (nombre,descripcion,sintaxis,diccionario_id) values ('shred','Elimina archivos de manera segura e irrecuperable.',''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Apaga o 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3];CONCATENATE(&quot;','&quot;;CONCATENATE([.C183];CONCATENATE(&quot;','&quot;;CONCATENATE([.D183];CONCATENATE(&quot;',&quot;;CONCATENATE([.E183];&quot;);&quot;))))))))" office:value-type="string" office:string-value="insert into diccionarios_comando (nombre,descripcion,sintaxis,diccionario_id) values ('shutdown','Apaga o reinicia el equipo.','',1);" calcext:value-type="string">
            <text:p>insert into diccionarios_comando (nombre,descripcion,sintaxis,diccionario_id) values ('shutdown','Apaga o reinicia el equipo.',''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dena líneas de archivos y lista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4];CONCATENATE(&quot;','&quot;;CONCATENATE([.C184];CONCATENATE(&quot;','&quot;;CONCATENATE([.D184];CONCATENATE(&quot;',&quot;;CONCATENATE([.E184];&quot;);&quot;))))))))" office:value-type="string" office:string-value="insert into diccionarios_comando (nombre,descripcion,sintaxis,diccionario_id) values ('sort','Ordena líneas de archivos y listas','',1);" calcext:value-type="string">
            <text:p>insert into diccionarios_comando (nombre,descripcion,sintaxis,diccionario_id) values ('sort','Ordena líneas de archivos y listas','',1);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Utileria similar a netstat pero más básica, listados rápidos de sockets establec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5];CONCATENATE(&quot;','&quot;;CONCATENATE([.C185];CONCATENATE(&quot;','&quot;;CONCATENATE([.D185];CONCATENATE(&quot;',&quot;;CONCATENATE([.E185];&quot;);&quot;))))))))" office:value-type="string" office:string-value="insert into diccionarios_comando (nombre,descripcion,sintaxis,diccionario_id) values ('ss','Utileria similar a netstat pero más básica, listados rápidos de sockets establecidos.','',1);" calcext:value-type="string">
            <text:p>insert into diccionarios_comando (nombre,descripcion,sintaxis,diccionario_id) values ('ss','Utileria similar a netstat pero más básica, listados rápidos de sockets establecidos.','',1);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Programa de login remoto seguro, programa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6];CONCATENATE(&quot;','&quot;;CONCATENATE([.C186];CONCATENATE(&quot;','&quot;;CONCATENATE([.D186];CONCATENATE(&quot;',&quot;;CONCATENATE([.E186];&quot;);&quot;))))))))" office:value-type="string" office:string-value="insert into diccionarios_comando (nombre,descripcion,sintaxis,diccionario_id) values ('ssh','Programa de login remoto seguro, programa del paquete openssh (protocolo de comunicación encriptado).','',1);" calcext:value-type="string">
            <text:p>insert into diccionarios_comando (nombre,descripcion,sintaxis,diccionario_id) values ('ssh','Programa de login remoto seguro, programa del paquete openssh (protocolo de comunicación encriptado).',''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Inicia una sesión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7];CONCATENATE(&quot;','&quot;;CONCATENATE([.C187];CONCATENATE(&quot;','&quot;;CONCATENATE([.D187];CONCATENATE(&quot;',&quot;;CONCATENATE([.E187];&quot;);&quot;))))))))" office:value-type="string" office:string-value="insert into diccionarios_comando (nombre,descripcion,sintaxis,diccionario_id) values ('startx','Inicia una sesión X.','',1);" calcext:value-type="string">
            <text:p>insert into diccionarios_comando (nombre,descripcion,sintaxis,diccionario_id) values ('startx','Inicia una sesión X.',''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ambia del usuario actual al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8];CONCATENATE(&quot;','&quot;;CONCATENATE([.C188];CONCATENATE(&quot;','&quot;;CONCATENATE([.D188];CONCATENATE(&quot;',&quot;;CONCATENATE([.E188];&quot;);&quot;))))))))" office:value-type="string" office:string-value="insert into diccionarios_comando (nombre,descripcion,sintaxis,diccionario_id) values ('su','Cambia del usuario actual al indicado.','',1);" calcext:value-type="string">
            <text:p>insert into diccionarios_comando (nombre,descripcion,sintaxis,diccionario_id) values ('su','Cambia del usuario actual al indicado.','',1);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Permite indicar que usuario ejecuta que comandos de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9];CONCATENATE(&quot;','&quot;;CONCATENATE([.C189];CONCATENATE(&quot;','&quot;;CONCATENATE([.D189];CONCATENATE(&quot;',&quot;;CONCATENATE([.E189];&quot;);&quot;))))))))" office:value-type="string" office:string-value="insert into diccionarios_comando (nombre,descripcion,sintaxis,diccionario_id) values ('sudo','Permite indicar que usuario ejecuta que comandos de root.','',1);" calcext:value-type="string">
            <text:p>insert into diccionarios_comando (nombre,descripcion,sintaxis,diccionario_id) values ('sudo','Permite indicar que usuario ejecuta que comandos de root.','',1);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orza bloques en memoria a discos, actualiza el superblo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0];CONCATENATE(&quot;','&quot;;CONCATENATE([.C190];CONCATENATE(&quot;','&quot;;CONCATENATE([.D190];CONCATENATE(&quot;',&quot;;CONCATENATE([.E190];&quot;);&quot;))))))))" office:value-type="string" office:string-value="insert into diccionarios_comando (nombre,descripcion,sintaxis,diccionario_id) values ('sync','Forza bloques en memoria a discos, actualiza el superbloque.','',1);" calcext:value-type="string">
            <text:p>insert into diccionarios_comando (nombre,descripcion,sintaxis,diccionario_id) values ('sync','Forza bloques en memoria a discos, actualiza el superbloque.','',1);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Igual que cat, muestra y/o concatena archivos pero al revé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1];CONCATENATE(&quot;','&quot;;CONCATENATE([.C191];CONCATENATE(&quot;','&quot;;CONCATENATE([.D191];CONCATENATE(&quot;',&quot;;CONCATENATE([.E191];&quot;);&quot;))))))))" office:value-type="string" office:string-value="insert into diccionarios_comando (nombre,descripcion,sintaxis,diccionario_id) values ('tac','Igual que cat, muestra y/o concatena archivos pero al revés.','',1);" calcext:value-type="string">
            <text:p>insert into diccionarios_comando (nombre,descripcion,sintaxis,diccionario_id) values ('tac','Igual que cat, muestra y/o concatena archivos pero al revés.',''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Muestra la parte final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2];CONCATENATE(&quot;','&quot;;CONCATENATE([.C192];CONCATENATE(&quot;','&quot;;CONCATENATE([.D192];CONCATENATE(&quot;',&quot;;CONCATENATE([.E192];&quot;);&quot;))))))))" office:value-type="string" office:string-value="insert into diccionarios_comando (nombre,descripcion,sintaxis,diccionario_id) values ('tail','Muestra la parte final de un archivo.','',1);" calcext:value-type="string">
            <text:p>insert into diccionarios_comando (nombre,descripcion,sintaxis,diccionario_id) values ('tail','Muestra la parte final de un archivo.','',1);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tailf</text:p>
          </table:table-cell>
          <table:table-cell office:value-type="string" calcext:value-type="string">
            <text:p>Sinónimo del comando tail -f, permite ver en tiempo real la parte final de un archivo, es decir, conforme se va escribiendo. Util para monitorear bitácor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3];CONCATENATE(&quot;','&quot;;CONCATENATE([.C193];CONCATENATE(&quot;','&quot;;CONCATENATE([.D193];CONCATENATE(&quot;',&quot;;CONCATENATE([.E193];&quot;);&quot;))))))))" office:value-type="string" office:string-value="insert into diccionarios_comando (nombre,descripcion,sintaxis,diccionario_id) values ('tailf','Sinónimo del comando tail -f, permite ver en tiempo real la parte final de un archivo, es decir, conforme se va escribiendo. Util para monitorear bitácoras.','',1);" calcext:value-type="string">
            <text:p>insert into diccionarios_comando (nombre,descripcion,sintaxis,diccionario_id) values ('tailf','Sinónimo del comando tail -f, permite ver en tiempo real la parte final de un archivo, es decir, conforme se va escribiendo. Util para monitorear bitácoras.',''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Herramienta empaquetadora/compresora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4];CONCATENATE(&quot;','&quot;;CONCATENATE([.C194];CONCATENATE(&quot;','&quot;;CONCATENATE([.D194];CONCATENATE(&quot;',&quot;;CONCATENATE([.E194];&quot;);&quot;))))))))" office:value-type="string" office:string-value="insert into diccionarios_comando (nombre,descripcion,sintaxis,diccionario_id) values ('tar','Herramienta empaquetadora/compresora de archivos.','',1);" calcext:value-type="string">
            <text:p>insert into diccionarios_comando (nombre,descripcion,sintaxis,diccionario_id) values ('tar','Herramienta empaquetadora/compresora de archivos.','',1);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estparm</text:p>
          </table:table-cell>
          <table:table-cell office:value-type="string" calcext:value-type="string">
            <text:p>Revisa archivos smb.conf de samba por errores o corre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5];CONCATENATE(&quot;','&quot;;CONCATENATE([.C195];CONCATENATE(&quot;','&quot;;CONCATENATE([.D195];CONCATENATE(&quot;',&quot;;CONCATENATE([.E195];&quot;);&quot;))))))))" office:value-type="string" office:string-value="insert into diccionarios_comando (nombre,descripcion,sintaxis,diccionario_id) values ('testparm','Revisa archivos smb.conf de samba por errores o correciones.','',1);" calcext:value-type="string">
            <text:p>insert into diccionarios_comando (nombre,descripcion,sintaxis,diccionario_id) values ('testparm','Revisa archivos smb.conf de samba por errores o correciones.','',1);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uelve el tiempo en que se ejecutó el comando o programa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6];CONCATENATE(&quot;','&quot;;CONCATENATE([.C196];CONCATENATE(&quot;','&quot;;CONCATENATE([.D196];CONCATENATE(&quot;',&quot;;CONCATENATE([.E196];&quot;);&quot;))))))))" office:value-type="string" office:string-value="insert into diccionarios_comando (nombre,descripcion,sintaxis,diccionario_id) values ('time','Devuelve el tiempo en que se ejecutó el comando o programa indicado.','',1);" calcext:value-type="string">
            <text:p>insert into diccionarios_comando (nombre,descripcion,sintaxis,diccionario_id) values ('time','Devuelve el tiempo en que se ejecutó el comando o programa indicado.','',1);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uestra los procesos del sistema de manera interactiva y continu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7];CONCATENATE(&quot;','&quot;;CONCATENATE([.C197];CONCATENATE(&quot;','&quot;;CONCATENATE([.D197];CONCATENATE(&quot;',&quot;;CONCATENATE([.E197];&quot;);&quot;))))))))" office:value-type="string" office:string-value="insert into diccionarios_comando (nombre,descripcion,sintaxis,diccionario_id) values ('top','Muestra los procesos del sistema de manera interactiva y continua.','',1);" calcext:value-type="string">
            <text:p>insert into diccionarios_comando (nombre,descripcion,sintaxis,diccionario_id) values ('top','Muestra los procesos del sistema de manera interactiva y continua.','',1);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rea archivos vacios, cambia fechas de acceso y/o modificación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8];CONCATENATE(&quot;','&quot;;CONCATENATE([.C198];CONCATENATE(&quot;','&quot;;CONCATENATE([.D198];CONCATENATE(&quot;',&quot;;CONCATENATE([.E198];&quot;);&quot;))))))))" office:value-type="string" office:string-value="insert into diccionarios_comando (nombre,descripcion,sintaxis,diccionario_id) values ('touch','Crea archivos vacios, cambia fechas de acceso y/o modificación de archivos.','',1);" calcext:value-type="string">
            <text:p>insert into diccionarios_comando (nombre,descripcion,sintaxis,diccionario_id) values ('touch','Crea archivos vacios, cambia fechas de acceso y/o modificación de archivos.','',1);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put</text:p>
          </table:table-cell>
          <table:table-cell office:value-type="string" calcext:value-type="string">
            <text:p>Cambia valores o capacidades de la terminal, en base a terminf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9];CONCATENATE(&quot;','&quot;;CONCATENATE([.C199];CONCATENATE(&quot;','&quot;;CONCATENATE([.D199];CONCATENATE(&quot;',&quot;;CONCATENATE([.E199];&quot;);&quot;))))))))" office:value-type="string" office:string-value="insert into diccionarios_comando (nombre,descripcion,sintaxis,diccionario_id) values ('tput','Cambia valores o capacidades de la terminal, en base a terminfo.','',1);" calcext:value-type="string">
            <text:p>insert into diccionarios_comando (nombre,descripcion,sintaxis,diccionario_id) values ('tput','Cambia valores o capacidades de la terminal, en base a terminfo.','',1);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raceroute</text:p>
          </table:table-cell>
          <table:table-cell office:value-type="string" calcext:value-type="string">
            <text:p>Imprime la ruta de los paquetes de red hasta el destin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0];CONCATENATE(&quot;','&quot;;CONCATENATE([.C200];CONCATENATE(&quot;','&quot;;CONCATENATE([.D200];CONCATENATE(&quot;',&quot;;CONCATENATE([.E200];&quot;);&quot;))))))))" office:value-type="string" office:string-value="insert into diccionarios_comando (nombre,descripcion,sintaxis,diccionario_id) values ('traceroute','Imprime la ruta de los paquetes de red hasta el destino indicado.','',1);" calcext:value-type="string">
            <text:p>insert into diccionarios_comando (nombre,descripcion,sintaxis,diccionario_id) values ('traceroute','Imprime la ruta de los paquetes de red hasta el destino indicado.',''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Imprime el nombre de la terminal en la que se est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1];CONCATENATE(&quot;','&quot;;CONCATENATE([.C201];CONCATENATE(&quot;','&quot;;CONCATENATE([.D201];CONCATENATE(&quot;',&quot;;CONCATENATE([.E201];&quot;);&quot;))))))))" office:value-type="string" office:string-value="insert into diccionarios_comando (nombre,descripcion,sintaxis,diccionario_id) values ('tty','Imprime el nombre de la terminal en la que se esta.','',1);" calcext:value-type="string">
            <text:p>insert into diccionarios_comando (nombre,descripcion,sintaxis,diccionario_id) values ('tty','Imprime el nombre de la terminal en la que se esta.',''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zselect</text:p>
          </table:table-cell>
          <table:table-cell office:value-type="string" calcext:value-type="string">
            <text:p>Permite establecer una zona o huso hor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2];CONCATENATE(&quot;','&quot;;CONCATENATE([.C202];CONCATENATE(&quot;','&quot;;CONCATENATE([.D202];CONCATENATE(&quot;',&quot;;CONCATENATE([.E202];&quot;);&quot;))))))))" office:value-type="string" office:string-value="insert into diccionarios_comando (nombre,descripcion,sintaxis,diccionario_id) values ('tzselect','Permite establecer una zona o huso horario.','',1);" calcext:value-type="string">
            <text:p>insert into diccionarios_comando (nombre,descripcion,sintaxis,diccionario_id) values ('tzselect','Permite establecer una zona o huso horario.','',1);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Establece una máscara de permisos para cuando se crean directorios y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3];CONCATENATE(&quot;','&quot;;CONCATENATE([.C203];CONCATENATE(&quot;','&quot;;CONCATENATE([.D203];CONCATENATE(&quot;',&quot;;CONCATENATE([.E203];&quot;);&quot;))))))))" office:value-type="string" office:string-value="insert into diccionarios_comando (nombre,descripcion,sintaxis,diccionario_id) values ('umask','Establece una máscara de permisos para cuando se crean directorios y archivos.','',1);" calcext:value-type="string">
            <text:p>insert into diccionarios_comando (nombre,descripcion,sintaxis,diccionario_id) values ('umask','Establece una máscara de permisos para cuando se crean directorios y archivos.',''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Desmonta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4];CONCATENATE(&quot;','&quot;;CONCATENATE([.C204];CONCATENATE(&quot;','&quot;;CONCATENATE([.D204];CONCATENATE(&quot;',&quot;;CONCATENATE([.E204];&quot;);&quot;))))))))" office:value-type="string" office:string-value="insert into diccionarios_comando (nombre,descripcion,sintaxis,diccionario_id) values ('umount','Desmonta sistemas de archivos.','',1);" calcext:value-type="string">
            <text:p>insert into diccionarios_comando (nombre,descripcion,sintaxis,diccionario_id) values ('umount','Desmonta sistemas de archivos.','',1);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unalias</text:p>
          </table:table-cell>
          <table:table-cell office:value-type="string" calcext:value-type="string">
            <text:p>Elimina alias de comandos, creados con el comando ali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5];CONCATENATE(&quot;','&quot;;CONCATENATE([.C205];CONCATENATE(&quot;','&quot;;CONCATENATE([.D205];CONCATENATE(&quot;',&quot;;CONCATENATE([.E205];&quot;);&quot;))))))))" office:value-type="string" office:string-value="insert into diccionarios_comando (nombre,descripcion,sintaxis,diccionario_id) values ('unalias','Elimina alias de comandos, creados con el comando alias.','',1);" calcext:value-type="string">
            <text:p>insert into diccionarios_comando (nombre,descripcion,sintaxis,diccionario_id) values ('unalias','Elimina alias de comandos, creados con el comando alias.',''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Despliega información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6];CONCATENATE(&quot;','&quot;;CONCATENATE([.C206];CONCATENATE(&quot;','&quot;;CONCATENATE([.D206];CONCATENATE(&quot;',&quot;;CONCATENATE([.E206];&quot;);&quot;))))))))" office:value-type="string" office:string-value="insert into diccionarios_comando (nombre,descripcion,sintaxis,diccionario_id) values ('uname','Despliega información del sistema.','',1);" calcext:value-type="string">
            <text:p>insert into diccionarios_comando (nombre,descripcion,sintaxis,diccionario_id) values ('uname','Despliega información del sistema.','',1);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uniq</text:p>
          </table:table-cell>
          <table:table-cell office:value-type="string" calcext:value-type="string">
            <text:p>Omite o reporta sobre líneas repetidas en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7];CONCATENATE(&quot;','&quot;;CONCATENATE([.C207];CONCATENATE(&quot;','&quot;;CONCATENATE([.D207];CONCATENATE(&quot;',&quot;;CONCATENATE([.E207];&quot;);&quot;))))))))" office:value-type="string" office:string-value="insert into diccionarios_comando (nombre,descripcion,sintaxis,diccionario_id) values ('uniq','Omite o reporta sobre líneas repetidas en un archivo o listado.','',1);" calcext:value-type="string">
            <text:p>insert into diccionarios_comando (nombre,descripcion,sintaxis,diccionario_id) values ('uniq','Omite o reporta sobre líneas repetidas en un archivo o listado.','',1);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Convertidor de unidades de un sistema a otro, soporta decenas de sistemas de medi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8];CONCATENATE(&quot;','&quot;;CONCATENATE([.C208];CONCATENATE(&quot;','&quot;;CONCATENATE([.D208];CONCATENATE(&quot;',&quot;;CONCATENATE([.E208];&quot;);&quot;))))))))" office:value-type="string" office:string-value="insert into diccionarios_comando (nombre,descripcion,sintaxis,diccionario_id) values ('units','Convertidor de unidades de un sistema a otro, soporta decenas de sistemas de medición.','',1);" calcext:value-type="string">
            <text:p>insert into diccionarios_comando (nombre,descripcion,sintaxis,diccionario_id) values ('units','Convertidor de unidades de un sistema a otro, soporta decenas de sistemas de medición.','',1);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up2date</text:p>
          </table:table-cell>
          <table:table-cell office:value-type="string" calcext:value-type="string">
            <text:p>Herramienta de actualización/instalación remota de paquetes, (usada en redhat, cent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9];CONCATENATE(&quot;','&quot;;CONCATENATE([.C209];CONCATENATE(&quot;','&quot;;CONCATENATE([.D209];CONCATENATE(&quot;',&quot;;CONCATENATE([.E209];&quot;);&quot;))))))))" office:value-type="string" office:string-value="insert into diccionarios_comando (nombre,descripcion,sintaxis,diccionario_id) values ('up2date','Herramienta de actualización/instalación remota de paquetes, (usada en redhat, centos).','',1);" calcext:value-type="string">
            <text:p>insert into diccionarios_comando (nombre,descripcion,sintaxis,diccionario_id) values ('up2date','Herramienta de actualización/instalación remota de paquetes, (usada en redhat, centos).',''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Muestra que tanto tiempo lleva prendido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0];CONCATENATE(&quot;','&quot;;CONCATENATE([.C210];CONCATENATE(&quot;','&quot;;CONCATENATE([.D210];CONCATENATE(&quot;',&quot;;CONCATENATE([.E210];&quot;);&quot;))))))))" office:value-type="string" office:string-value="insert into diccionarios_comando (nombre,descripcion,sintaxis,diccionario_id) values ('uptime','Muestra que tanto tiempo lleva prendido el equipo.','',1);" calcext:value-type="string">
            <text:p>insert into diccionarios_comando (nombre,descripcion,sintaxis,diccionario_id) values ('uptime','Muestra que tanto tiempo lleva prendido el equipo.','',1);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urpme</text:p>
          </table:table-cell>
          <table:table-cell office:value-type="string" calcext:value-type="string">
            <text:p>Programa del paquete urpmi para desinstalar o eliminar paquet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1];CONCATENATE(&quot;','&quot;;CONCATENATE([.C211];CONCATENATE(&quot;','&quot;;CONCATENATE([.D211];CONCATENATE(&quot;',&quot;;CONCATENATE([.E211];&quot;);&quot;))))))))" office:value-type="string" office:string-value="insert into diccionarios_comando (nombre,descripcion,sintaxis,diccionario_id) values ('urpme','Programa del paquete urpmi para desinstalar o eliminar paquetes.','',1);" calcext:value-type="string">
            <text:p>insert into diccionarios_comando (nombre,descripcion,sintaxis,diccionario_id) values ('urpme','Programa del paquete urpmi para desinstalar o eliminar paquetes.','',1);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urpmi</text:p>
          </table:table-cell>
          <table:table-cell office:value-type="string" calcext:value-type="string">
            <text:p>Herramienta de actualización/instalación remota de paquetes, distros basadas en rpm (usada en mandriv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2];CONCATENATE(&quot;','&quot;;CONCATENATE([.C212];CONCATENATE(&quot;','&quot;;CONCATENATE([.D212];CONCATENATE(&quot;',&quot;;CONCATENATE([.E212];&quot;);&quot;))))))))" office:value-type="string" office:string-value="insert into diccionarios_comando (nombre,descripcion,sintaxis,diccionario_id) values ('urpmi','Herramienta de actualización/instalación remota de paquetes, distros basadas en rpm (usada en mandriva).','',1);" calcext:value-type="string">
            <text:p>insert into diccionarios_comando (nombre,descripcion,sintaxis,diccionario_id) values ('urpmi','Herramienta de actualización/instalación remota de paquetes, distros basadas en rpm (usada en mandriva).',''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useradd</text:p>
          </table:table-cell>
          <table:table-cell office:value-type="string" calcext:value-type="string">
            <text:p>Aña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3];CONCATENATE(&quot;','&quot;;CONCATENATE([.C213];CONCATENATE(&quot;','&quot;;CONCATENATE([.D213];CONCATENATE(&quot;',&quot;;CONCATENATE([.E213];&quot;);&quot;))))))))" office:value-type="string" office:string-value="insert into diccionarios_comando (nombre,descripcion,sintaxis,diccionario_id) values ('useradd','Añade usuarios.','',1);" calcext:value-type="string">
            <text:p>insert into diccionarios_comando (nombre,descripcion,sintaxis,diccionario_id) values ('useradd','Añade usuarios.',''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serdel</text:p>
          </table:table-cell>
          <table:table-cell office:value-type="string" calcext:value-type="string">
            <text:p>Elimina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4];CONCATENATE(&quot;','&quot;;CONCATENATE([.C214];CONCATENATE(&quot;','&quot;;CONCATENATE([.D214];CONCATENATE(&quot;',&quot;;CONCATENATE([.E214];&quot;);&quot;))))))))" office:value-type="string" office:string-value="insert into diccionarios_comando (nombre,descripcion,sintaxis,diccionario_id) values ('userdel','Elimina usuarios.','',1);" calcext:value-type="string">
            <text:p>insert into diccionarios_comando (nombre,descripcion,sintaxis,diccionario_id) values ('userdel','Elimina usuarios.',''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usermod</text:p>
          </table:table-cell>
          <table:table-cell office:value-type="string" calcext:value-type="string">
            <text:p>Modifica información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5];CONCATENATE(&quot;','&quot;;CONCATENATE([.C215];CONCATENATE(&quot;','&quot;;CONCATENATE([.D215];CONCATENATE(&quot;',&quot;;CONCATENATE([.E215];&quot;);&quot;))))))))" office:value-type="string" office:string-value="insert into diccionarios_comando (nombre,descripcion,sintaxis,diccionario_id) values ('usermod','Modifica información de usuarios.','',1);" calcext:value-type="string">
            <text:p>insert into diccionarios_comando (nombre,descripcion,sintaxis,diccionario_id) values ('usermod','Modifica información de usuarios.','',1);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uestra los nombres de usuario de todos los usuarios conectados actualmente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6];CONCATENATE(&quot;','&quot;;CONCATENATE([.C216];CONCATENATE(&quot;','&quot;;CONCATENATE([.D216];CONCATENATE(&quot;',&quot;;CONCATENATE([.E216];&quot;);&quot;))))))))" office:value-type="string" office:string-value="insert into diccionarios_comando (nombre,descripcion,sintaxis,diccionario_id) values ('users','Muestra los nombres de usuario de todos los usuarios conectados actualmente al sistema.','',1);" calcext:value-type="string">
            <text:p>insert into diccionarios_comando (nombre,descripcion,sintaxis,diccionario_id) values ('users','Muestra los nombres de usuario de todos los usuarios conectados actualmente al sistema.','',1);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Editor visual de pantalla, editor de textos, que encuentras en todas las distros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7];CONCATENATE(&quot;','&quot;;CONCATENATE([.C217];CONCATENATE(&quot;','&quot;;CONCATENATE([.D217];CONCATENATE(&quot;',&quot;;CONCATENATE([.E217];&quot;);&quot;))))))))" office:value-type="string" office:string-value="insert into diccionarios_comando (nombre,descripcion,sintaxis,diccionario_id) values ('vi','Editor visual de pantalla, editor de textos, que encuentras en todas las distros Linux.','',1);" calcext:value-type="string">
            <text:p>insert into diccionarios_comando (nombre,descripcion,sintaxis,diccionario_id) values ('vi','Editor visual de pantalla, editor de textos, que encuentras en todas las distros Linux.','',1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Igual que el vi pero mejor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8];CONCATENATE(&quot;','&quot;;CONCATENATE([.C218];CONCATENATE(&quot;','&quot;;CONCATENATE([.D218];CONCATENATE(&quot;',&quot;;CONCATENATE([.E218];&quot;);&quot;))))))))" office:value-type="string" office:string-value="insert into diccionarios_comando (nombre,descripcion,sintaxis,diccionario_id) values ('vim','Igual que el vi pero mejorado.','',1);" calcext:value-type="string">
            <text:p>insert into diccionarios_comando (nombre,descripcion,sintaxis,diccionario_id) values ('vim','Igual que el vi pero mejorado.','',1);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isudo</text:p>
          </table:table-cell>
          <table:table-cell office:value-type="string" calcext:value-type="string">
            <text:p>Editor para el archivo de configuración /etc/sudoers de su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9];CONCATENATE(&quot;','&quot;;CONCATENATE([.C219];CONCATENATE(&quot;','&quot;;CONCATENATE([.D219];CONCATENATE(&quot;',&quot;;CONCATENATE([.E219];&quot;);&quot;))))))))" office:value-type="string" office:string-value="insert into diccionarios_comando (nombre,descripcion,sintaxis,diccionario_id) values ('visudo','Editor para el archivo de configuración /etc/sudoers de sudo.','',1);" calcext:value-type="string">
            <text:p>insert into diccionarios_comando (nombre,descripcion,sintaxis,diccionario_id) values ('visudo','Editor para el archivo de configuración /etc/sudoers de sudo.',''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mstat</text:p>
          </table:table-cell>
          <table:table-cell office:value-type="string" calcext:value-type="string">
            <text:p>Proporciona información sobre la memoria vir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0];CONCATENATE(&quot;','&quot;;CONCATENATE([.C220];CONCATENATE(&quot;','&quot;;CONCATENATE([.D220];CONCATENATE(&quot;',&quot;;CONCATENATE([.E220];&quot;);&quot;))))))))" office:value-type="string" office:string-value="insert into diccionarios_comando (nombre,descripcion,sintaxis,diccionario_id) values ('vmstat','Proporciona información sobre la memoria virtual.','',1);" calcext:value-type="string">
            <text:p>insert into diccionarios_comando (nombre,descripcion,sintaxis,diccionario_id) values ('vmstat','Proporciona información sobre la memoria virtual.','',1);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uestra quien esta conectado al sistema y que esta hacie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1];CONCATENATE(&quot;','&quot;;CONCATENATE([.C221];CONCATENATE(&quot;','&quot;;CONCATENATE([.D221];CONCATENATE(&quot;',&quot;;CONCATENATE([.E221];&quot;);&quot;))))))))" office:value-type="string" office:string-value="insert into diccionarios_comando (nombre,descripcion,sintaxis,diccionario_id) values ('w','Muestra quien esta conectado al sistema y que esta haciendo.','',1);" calcext:value-type="string">
            <text:p>insert into diccionarios_comando (nombre,descripcion,sintaxis,diccionario_id) values ('w','Muestra quien esta conectado al sistema y que esta haciendo.',''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anda un mensaje a todas las termin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2];CONCATENATE(&quot;','&quot;;CONCATENATE([.C222];CONCATENATE(&quot;','&quot;;CONCATENATE([.D222];CONCATENATE(&quot;',&quot;;CONCATENATE([.E222];&quot;);&quot;))))))))" office:value-type="string" office:string-value="insert into diccionarios_comando (nombre,descripcion,sintaxis,diccionario_id) values ('wall','Manda un mensaje a todas las terminales.','',1);" calcext:value-type="string">
            <text:p>insert into diccionarios_comando (nombre,descripcion,sintaxis,diccionario_id) values ('wall','Manda un mensaje a todas las terminales.','',1);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warnquota</text:p>
          </table:table-cell>
          <table:table-cell office:value-type="string" calcext:value-type="string">
            <text:p>Configura /etc/warnquota.conf como complemento de mensajes para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3];CONCATENATE(&quot;','&quot;;CONCATENATE([.C223];CONCATENATE(&quot;','&quot;;CONCATENATE([.D223];CONCATENATE(&quot;',&quot;;CONCATENATE([.E223];&quot;);&quot;))))))))" office:value-type="string" office:string-value="insert into diccionarios_comando (nombre,descripcion,sintaxis,diccionario_id) values ('warnquota','Configura /etc/warnquota.conf como complemento de mensajes para cuotas de disco.','',1);" calcext:value-type="string">
            <text:p>insert into diccionarios_comando (nombre,descripcion,sintaxis,diccionario_id) values ('warnquota','Configura /etc/warnquota.conf como complemento de mensajes para cuotas de disco.','',1);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Cuenta palabras, líneas, caracteres de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4];CONCATENATE(&quot;','&quot;;CONCATENATE([.C224];CONCATENATE(&quot;','&quot;;CONCATENATE([.D224];CONCATENATE(&quot;',&quot;;CONCATENATE([.E224];&quot;);&quot;))))))))" office:value-type="string" office:string-value="insert into diccionarios_comando (nombre,descripcion,sintaxis,diccionario_id) values ('wc','Cuenta palabras, líneas, caracteres de un archivo o listado.','',1);" calcext:value-type="string">
            <text:p>insert into diccionarios_comando (nombre,descripcion,sintaxis,diccionario_id) values ('wc','Cuenta palabras, líneas, caracteres de un archivo o listado.',''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Descargador de archivos desde Internet, no interact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5];CONCATENATE(&quot;','&quot;;CONCATENATE([.C225];CONCATENATE(&quot;','&quot;;CONCATENATE([.D225];CONCATENATE(&quot;',&quot;;CONCATENATE([.E225];&quot;);&quot;))))))))" office:value-type="string" office:string-value="insert into diccionarios_comando (nombre,descripcion,sintaxis,diccionario_id) values ('wget','Descargador de archivos desde Internet, no interactivo.','',1);" calcext:value-type="string">
            <text:p>insert into diccionarios_comando (nombre,descripcion,sintaxis,diccionario_id) values ('wget','Descargador de archivos desde Internet, no interactivo.','',1);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whatis</text:p>
          </table:table-cell>
          <table:table-cell office:value-type="string" calcext:value-type="string">
            <text:p>Descripción corta, en una línea de un comando o progra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6];CONCATENATE(&quot;','&quot;;CONCATENATE([.C226];CONCATENATE(&quot;','&quot;;CONCATENATE([.D226];CONCATENATE(&quot;',&quot;;CONCATENATE([.E226];&quot;);&quot;))))))))" office:value-type="string" office:string-value="insert into diccionarios_comando (nombre,descripcion,sintaxis,diccionario_id) values ('whatis','Descripción corta, en una línea de un comando o programa.','',1);" calcext:value-type="string">
            <text:p>insert into diccionarios_comando (nombre,descripcion,sintaxis,diccionario_id) values ('whatis','Descripción corta, en una línea de un comando o programa.','',1);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whereis</text:p>
          </table:table-cell>
          <table:table-cell office:value-type="string" calcext:value-type="string">
            <text:p>Localiza el binario, fuentes y/o librerias, y documentación de un com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7];CONCATENATE(&quot;','&quot;;CONCATENATE([.C227];CONCATENATE(&quot;','&quot;;CONCATENATE([.D227];CONCATENATE(&quot;',&quot;;CONCATENATE([.E227];&quot;);&quot;))))))))" office:value-type="string" office:string-value="insert into diccionarios_comando (nombre,descripcion,sintaxis,diccionario_id) values ('whereis','Localiza el binario, fuentes y/o librerias, y documentación de un comado.','',1);" calcext:value-type="string">
            <text:p>insert into diccionarios_comando (nombre,descripcion,sintaxis,diccionario_id) values ('whereis','Localiza el binario, fuentes y/o librerias, y documentación de un comado.',''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Muestra la ruta completa de un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8];CONCATENATE(&quot;','&quot;;CONCATENATE([.C228];CONCATENATE(&quot;','&quot;;CONCATENATE([.D228];CONCATENATE(&quot;',&quot;;CONCATENATE([.E228];&quot;);&quot;))))))))" office:value-type="string" office:string-value="insert into diccionarios_comando (nombre,descripcion,sintaxis,diccionario_id) values ('which','Muestra la ruta completa de un comando.','',1);" calcext:value-type="string">
            <text:p>insert into diccionarios_comando (nombre,descripcion,sintaxis,diccionario_id) values ('which','Muestra la ruta completa de un comando.',''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Muestra quien esta conectado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9];CONCATENATE(&quot;','&quot;;CONCATENATE([.C229];CONCATENATE(&quot;','&quot;;CONCATENATE([.D229];CONCATENATE(&quot;',&quot;;CONCATENATE([.E229];&quot;);&quot;))))))))" office:value-type="string" office:string-value="insert into diccionarios_comando (nombre,descripcion,sintaxis,diccionario_id) values ('who','Muestra quien esta conectado al sistema.','',1);" calcext:value-type="string">
            <text:p>insert into diccionarios_comando (nombre,descripcion,sintaxis,diccionario_id) values ('who','Muestra quien esta conectado al sistema.',''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Muestra el usuario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0];CONCATENATE(&quot;','&quot;;CONCATENATE([.C230];CONCATENATE(&quot;','&quot;;CONCATENATE([.D230];CONCATENATE(&quot;',&quot;;CONCATENATE([.E230];&quot;);&quot;))))))))" office:value-type="string" office:string-value="insert into diccionarios_comando (nombre,descripcion,sintaxis,diccionario_id) values ('whoami','Muestra el usuario actual.','',1);" calcext:value-type="string">
            <text:p>insert into diccionarios_comando (nombre,descripcion,sintaxis,diccionario_id) values ('whoami','Muestra el usuario actual.',''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xhost</text:p>
          </table:table-cell>
          <table:table-cell office:value-type="string" calcext:value-type="string">
            <text:p>Control de acceso para sesiones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1];CONCATENATE(&quot;','&quot;;CONCATENATE([.C231];CONCATENATE(&quot;','&quot;;CONCATENATE([.D231];CONCATENATE(&quot;',&quot;;CONCATENATE([.E231];&quot;);&quot;))))))))" office:value-type="string" office:string-value="insert into diccionarios_comando (nombre,descripcion,sintaxis,diccionario_id) values ('xhost','Control de acceso para sesiones X.','',1);" calcext:value-type="string">
            <text:p>insert into diccionarios_comando (nombre,descripcion,sintaxis,diccionario_id) values ('xhost','Control de acceso para sesiones X.','',1);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xkill</text:p>
          </table:table-cell>
          <table:table-cell office:value-type="string" calcext:value-type="string">
            <text:p>Mata o termina a un cliente X, es decir, a un programa gráfi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2];CONCATENATE(&quot;','&quot;;CONCATENATE([.C232];CONCATENATE(&quot;','&quot;;CONCATENATE([.D232];CONCATENATE(&quot;',&quot;;CONCATENATE([.E232];&quot;);&quot;))))))))" office:value-type="string" office:string-value="insert into diccionarios_comando (nombre,descripcion,sintaxis,diccionario_id) values ('xkill','Mata o termina a un cliente X, es decir, a un programa gráfico.','',1);" calcext:value-type="string">
            <text:p>insert into diccionarios_comando (nombre,descripcion,sintaxis,diccionario_id) values ('xkill','Mata o termina a un cliente X, es decir, a un programa gráfico.','',1);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ime una cadena repetidamente hasta que sea terminado o matado el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3];CONCATENATE(&quot;','&quot;;CONCATENATE([.C233];CONCATENATE(&quot;','&quot;;CONCATENATE([.D233];CONCATENATE(&quot;',&quot;;CONCATENATE([.E233];&quot;);&quot;))))))))" office:value-type="string" office:string-value="insert into diccionarios_comando (nombre,descripcion,sintaxis,diccionario_id) values ('yes','Imprime una cadena repetidamente hasta que sea terminado o matado el comando.','',1);" calcext:value-type="string">
            <text:p>insert into diccionarios_comando (nombre,descripcion,sintaxis,diccionario_id) values ('yes','Imprime una cadena repetidamente hasta que sea terminado o matado el comando.','',1);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Herramienta de actualización/instalación remota de paquetes, distros basadas en rpm (usada en fedora, redhat y derivad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4];CONCATENATE(&quot;','&quot;;CONCATENATE([.C234];CONCATENATE(&quot;','&quot;;CONCATENATE([.D234];CONCATENATE(&quot;',&quot;;CONCATENATE([.E234];&quot;);&quot;))))))))" office:value-type="string" office:string-value="insert into diccionarios_comando (nombre,descripcion,sintaxis,diccionario_id) values ('yum','Herramienta de actualización/instalación remota de paquetes, distros basadas en rpm (usada en fedora, redhat y derivados).','',1);" calcext:value-type="string">
            <text:p>insert into diccionarios_comando (nombre,descripcion,sintaxis,diccionario_id) values ('yum','Herramienta de actualización/instalación remota de paquetes, distros basadas en rpm (usada en fedora, redhat y derivados).','',1);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Descomprime / muestra archivos comprimidos con gunzip (es idéntico a utilizar gunzip -c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5];CONCATENATE(&quot;','&quot;;CONCATENATE([.C235];CONCATENATE(&quot;','&quot;;CONCATENATE([.D235];CONCATENATE(&quot;',&quot;;CONCATENATE([.E235];&quot;);&quot;))))))))" office:value-type="string" office:string-value="insert into diccionarios_comando (nombre,descripcion,sintaxis,diccionario_id) values ('zcat','Descomprime / muestra archivos comprimidos con gunzip (es idéntico a utilizar gunzip -c)','',1);" calcext:value-type="string">
            <text:p>insert into diccionarios_comando (nombre,descripcion,sintaxis,diccionario_id) values ('zcat','Descomprime / muestra archivos comprimidos con gunzip (es idéntico a utilizar gunzip -c)','',1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zenity</text:p>
          </table:table-cell>
          <table:table-cell office:value-type="string" calcext:value-type="string">
            <text:p>Despliega varios tipos de diálogos en X desde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6];CONCATENATE(&quot;','&quot;;CONCATENATE([.C236];CONCATENATE(&quot;','&quot;;CONCATENATE([.D236];CONCATENATE(&quot;',&quot;;CONCATENATE([.E236];&quot;);&quot;))))))))" office:value-type="string" office:string-value="insert into diccionarios_comando (nombre,descripcion,sintaxis,diccionario_id) values ('zenity','Despliega varios tipos de diálogos en X desde una terminal.','',1);" calcext:value-type="string">
            <text:p>insert into diccionarios_comando (nombre,descripcion,sintaxis,diccionario_id) values ('zenity','Despliega varios tipos de diálogos en X desde una terminal.',''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zless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7];CONCATENATE(&quot;','&quot;;CONCATENATE([.C237];CONCATENATE(&quot;','&quot;;CONCATENATE([.D237];CONCATENATE(&quot;',&quot;;CONCATENATE([.E237];&quot;);&quot;))))))))" office:value-type="string" office:string-value="insert into diccionarios_comando (nombre,descripcion,sintaxis,diccionario_id) values ('zless','Permite mostrar el contenido de archivos comprimidos.','',1);" calcext:value-type="string">
            <text:p>insert into diccionarios_comando (nombre,descripcion,sintaxis,diccionario_id) values ('zless','Permite mostrar el contenido de archivos comprimidos.',''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zmore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8];CONCATENATE(&quot;','&quot;;CONCATENATE([.C238];CONCATENATE(&quot;','&quot;;CONCATENATE([.D238];CONCATENATE(&quot;',&quot;;CONCATENATE([.E238];&quot;);&quot;))))))))" office:value-type="string" office:string-value="insert into diccionarios_comando (nombre,descripcion,sintaxis,diccionario_id) values ('zmore','Permite mostrar el contenido de archivos comprimidos.','',1);" calcext:value-type="string">
            <text:p>insert into diccionarios_comando (nombre,descripcion,sintaxis,diccionario_id) values ('zmore','Permite mostrar el contenido de archivos comprimidos.','',1);</text:p>
          </table:table-cell>
        </table:table-row>
      </table:table>
      <table:table table:name="Ejemplos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entrada</text:p>
          </table:table-cell>
          <table:table-cell table:style-name="ce11" office:value-type="string" calcext:value-type="string">
            <text:p>salida</text:p>
          </table:table-cell>
          <table:table-cell table:style-name="ce11" office:value-type="string" calcext:value-type="string">
            <text:p>descripción</text:p>
          </table:table-cell>
          <table:table-cell table:style-name="ce11" office:value-type="string" calcext:value-type="string">
            <text:p>comando_id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/>
          <table:table-cell table:formula="of:=CONCATENATE(&quot;insert into diccionarios_ejemplo (entrada,salida,descripcion,comando_id) values ('&quot;;[.B3];&quot;','&quot;;[.C3];&quot;','&quot;;[.D3];&quot;',&quot;;[.E3];&quot;)&quot;)" office:value-type="string" office:string-value="insert into diccionarios_ejemplo (entrada,salida,descripcion,comando_id) values ('','','',)" calcext:value-type="string">
            <text:p>insert into diccionarios_ejemplo (entrada,salida,descripcion,comando_id) values ('','','',)</text:p>
          </table:table-cell>
        </table:table-row>
      </table:table>
      <table:table table:name="Opciones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gramas" table:style-name="ta5"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IMP</text:p>
          </table:table-cell>
          <table:table-cell table:style-name="ce2" office:value-type="string" calcext:value-type="string">
            <text:p>editor de imágenes</text:p>
          </table:table-cell>
          <table:table-cell table:style-name="ce2" office:value-type="string" calcext:value-type="string">
            <text:p>gimp.svg</text:p>
          </table:table-cell>
          <table:table-cell/>
          <table:table-cell table:formula="of:=CONCATENATE(&quot;insert into programas_programa (nombre,descripcion,logo) values ('&quot;;[.B3];&quot;','&quot;;[.C3];&quot;','&quot;;[.D3];&quot;');&quot;)" office:value-type="string" office:string-value="insert into programas_programa (nombre,descripcion,logo) values ('GIMP','editor de imágenes','gimp.svg');" calcext:value-type="string">
            <text:p>insert into programas_programa (nombre,descripcion,logo) values ('GIMP','editor de imágenes','gimp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uite de ofimática</text:p>
          </table:table-cell>
          <table:table-cell office:value-type="string" calcext:value-type="string">
            <text:p>libreoffice.svg</text:p>
          </table:table-cell>
          <table:table-cell/>
          <table:table-cell table:formula="of:=CONCATENATE(&quot;insert into programas_programa (nombre,descripcion,logo) values ('&quot;;[.B4];&quot;','&quot;;[.C4];&quot;','&quot;;[.D4];&quot;');&quot;)" office:value-type="string" office:string-value="insert into programas_programa (nombre,descripcion,logo) values ('LibreOffice','suite de ofimática','libreoffice.svg');" calcext:value-type="string">
            <text:p>insert into programas_programa (nombre,descripcion,logo) values ('LibreOffice','suite de ofimática','libreoffice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odelado y edición de gráficos 3d</text:p>
          </table:table-cell>
          <table:table-cell office:value-type="string" calcext:value-type="string">
            <text:p>blender.svg</text:p>
          </table:table-cell>
          <table:table-cell/>
          <table:table-cell table:formula="of:=CONCATENATE(&quot;insert into programas_programa (nombre,descripcion,logo) values ('&quot;;[.B5];&quot;','&quot;;[.C5];&quot;','&quot;;[.D5];&quot;');&quot;)" office:value-type="string" office:string-value="insert into programas_programa (nombre,descripcion,logo) values ('Blender','modelado y edición de gráficos 3d','blender.svg');" calcext:value-type="string">
            <text:p>insert into programas_programa (nombre,descripcion,logo) values ('Blender','modelado y edición de gráficos 3d','blender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editor de audio</text:p>
          </table:table-cell>
          <table:table-cell office:value-type="string" calcext:value-type="string">
            <text:p>audacity.svg</text:p>
          </table:table-cell>
          <table:table-cell/>
          <table:table-cell table:formula="of:=CONCATENATE(&quot;insert into programas_programa (nombre,descripcion,logo) values ('&quot;;[.B6];&quot;','&quot;;[.C6];&quot;','&quot;;[.D6];&quot;');&quot;)" office:value-type="string" office:string-value="insert into programas_programa (nombre,descripcion,logo) values ('Audacity','editor de audio','audacity.svg');" calcext:value-type="string">
            <text:p>insert into programas_programa (nombre,descripcion,logo) values ('Audacity','editor de audio','audacity.svg');</text:p>
          </table:table-cell>
        </table:table-row>
      </table:table>
      <table:table table:name="Categorías" table:style-name="ta6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ategorí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vo</text:p>
          </table:table-cell>
          <table:table-cell/>
          <table:table-cell table:formula="of:=CONCATENATE(&quot;insert into programas_categoria (nombre) values('&quot;;[.B3];&quot;');&quot;)" office:value-type="string" office:string-value="insert into programas_categoria (nombre) values('archivo');" calcext:value-type="string">
            <text:p>insert into programas_categoria (nombre) values('archivo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/>
          <table:table-cell table:formula="of:=CONCATENATE(&quot;insert into programas_categoria (nombre) values('&quot;;[.B4];&quot;');&quot;)" office:value-type="string" office:string-value="insert into programas_categoria (nombre) values('ver');" calcext:value-type="string">
            <text:p>insert into programas_categoria (nombre) values('ver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ramientas</text:p>
          </table:table-cell>
          <table:table-cell/>
          <table:table-cell table:formula="of:=CONCATENATE(&quot;insert into programas_categoria (nombre) values('&quot;;[.B5];&quot;');&quot;)" office:value-type="string" office:string-value="insert into programas_categoria (nombre) values('herramientas');" calcext:value-type="string">
            <text:p>insert into programas_categoria (nombre) values('herramientas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uda</text:p>
          </table:table-cell>
          <table:table-cell/>
          <table:table-cell table:formula="of:=CONCATENATE(&quot;insert into programas_categoria (nombre) values('&quot;;[.B6];&quot;');&quot;)" office:value-type="string" office:string-value="insert into programas_categoria (nombre) values('ayuda');" calcext:value-type="string">
            <text:p>insert into programas_categoria (nombre) values('ayuda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ar</text:p>
          </table:table-cell>
          <table:table-cell/>
          <table:table-cell table:formula="of:=CONCATENATE(&quot;insert into programas_categoria (nombre) values('&quot;;[.B7];&quot;');&quot;)" office:value-type="string" office:string-value="insert into programas_categoria (nombre) values('editar');" calcext:value-type="string">
            <text:p>insert into programas_categoria (nombre) values('editar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as</text:p>
          </table:table-cell>
          <table:table-cell/>
          <table:table-cell table:formula="of:=CONCATENATE(&quot;insert into programas_categoria (nombre) values('&quot;;[.B8];&quot;');&quot;)" office:value-type="string" office:string-value="insert into programas_categoria (nombre) values('capas');" calcext:value-type="string">
            <text:p>insert into programas_categoria (nombre) values('capas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ciones</text:p>
          </table:table-cell>
          <table:table-cell/>
          <table:table-cell table:formula="of:=CONCATENATE(&quot;insert into programas_categoria (nombre) values('&quot;;[.B9];&quot;');&quot;)" office:value-type="string" office:string-value="insert into programas_categoria (nombre) values('selecciones');" calcext:value-type="string">
            <text:p>insert into programas_categoria (nombre) values('selecciones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g-ins</text:p>
          </table:table-cell>
          <table:table-cell/>
          <table:table-cell table:formula="of:=CONCATENATE(&quot;insert into programas_categoria (nombre) values('&quot;;[.B10];&quot;');&quot;)" office:value-type="string" office:string-value="insert into programas_categoria (nombre) values('plug-ins');" calcext:value-type="string">
            <text:p>insert into programas_categoria (nombre) values('plug-ins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álogos</text:p>
          </table:table-cell>
          <table:table-cell/>
          <table:table-cell table:formula="of:=CONCATENATE(&quot;insert into programas_categoria (nombre) values('&quot;;[.B11];&quot;');&quot;)" office:value-type="string" office:string-value="insert into programas_categoria (nombre) values('diálogos');" calcext:value-type="string">
            <text:p>insert into programas_categoria (nombre) values('diálogos');</text:p>
          </table:table-cell>
        </table:table-row>
      </table:table>
      <table:table table:name="Atajos" table:style-name="ta7">
        <table:table-column table:style-name="co1" table:default-cell-style-name="Default"/>
        <table:table-column table:style-name="co6" table:default-cell-style-name="ce15"/>
        <table:table-column table:style-name="co7" table:default-cell-style-name="ce1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combinación</text:p>
          </table:table-cell>
          <table:table-cell table:style-name="ce14" office:value-type="string" calcext:value-type="string">
            <text:p>categoria_id</text:p>
          </table:table-cell>
          <table:table-cell table:style-name="ce14" office:value-type="string" calcext:value-type="string">
            <text:p>programa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ción en rectángulo</text:p>
          </table:table-cell>
          <table:table-cell office:value-type="string" calcext:value-type="string">
            <text:p>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];&quot;','&quot;;[.C3];&quot;',&quot;;[.D3];&quot;,&quot;;[.E3];&quot;);&quot;)" office:value-type="string" office:string-value="insert into programas_atajo(descripcion,combinacion,categoria_id,programa_id) values ('Selección en rectángulo','R ',3,1);" calcext:value-type="string">
            <text:p>insert into programas_atajo(descripcion,combinacion,categoria_id,programa_id) values ('Selección en rectángulo','R ',3,1);</text:p>
          </table:table-cell>
        </table:table-row>
        <table:table-row table:style-name="ro1">
          <table:table-cell/>
          <table:table-cell office:value-type="string" calcext:value-type="string">
            <text:p>Selección en elipse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];&quot;','&quot;;[.C4];&quot;',&quot;;[.D4];&quot;,&quot;;[.E4];&quot;);&quot;)" office:value-type="string" office:string-value="insert into programas_atajo(descripcion,combinacion,categoria_id,programa_id) values ('Selección en elipse','E ',3,1);" calcext:value-type="string">
            <text:p>insert into programas_atajo(descripcion,combinacion,categoria_id,programa_id) values ('Selección en elipse','E ',3,1);</text:p>
          </table:table-cell>
        </table:table-row>
        <table:table-row table:style-name="ro1">
          <table:table-cell/>
          <table:table-cell office:value-type="string" calcext:value-type="string">
            <text:p>Selección libre</text:p>
          </table:table-cell>
          <table:table-cell office:value-type="string" calcext:value-type="string">
            <text:p>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];&quot;','&quot;;[.C5];&quot;',&quot;;[.D5];&quot;,&quot;;[.E5];&quot;);&quot;)" office:value-type="string" office:string-value="insert into programas_atajo(descripcion,combinacion,categoria_id,programa_id) values ('Selección libre','F ',3,1);" calcext:value-type="string">
            <text:p>insert into programas_atajo(descripcion,combinacion,categoria_id,programa_id) values ('Selección libre','F ',3,1);</text:p>
          </table:table-cell>
        </table:table-row>
        <table:table-row table:style-name="ro1">
          <table:table-cell/>
          <table:table-cell office:value-type="string" calcext:value-type="string">
            <text:p>Varita mágica</text:p>
          </table:table-cell>
          <table:table-cell office:value-type="string" calcext:value-type="string">
            <text:p>U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];&quot;','&quot;;[.C6];&quot;',&quot;;[.D6];&quot;,&quot;;[.E6];&quot;);&quot;)" office:value-type="string" office:string-value="insert into programas_atajo(descripcion,combinacion,categoria_id,programa_id) values ('Varita mágica','U ',3,1);" calcext:value-type="string">
            <text:p>insert into programas_atajo(descripcion,combinacion,categoria_id,programa_id) values ('Varita mágica','U ',3,1);</text:p>
          </table:table-cell>
        </table:table-row>
        <table:table-row table:style-name="ro1">
          <table:table-cell/>
          <table:table-cell office:value-type="string" calcext:value-type="string">
            <text:p>Selección por color</text:p>
          </table:table-cell>
          <table:table-cell office:value-type="string" calcext:value-type="string">
            <text:p>Shift+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];&quot;','&quot;;[.C7];&quot;',&quot;;[.D7];&quot;,&quot;;[.E7];&quot;);&quot;)" office:value-type="string" office:string-value="insert into programas_atajo(descripcion,combinacion,categoria_id,programa_id) values ('Selección por color','Shift+O ',3,1);" calcext:value-type="string">
            <text:p>insert into programas_atajo(descripcion,combinacion,categoria_id,programa_id) values ('Selección por color','Shift+O ',3,1);</text:p>
          </table:table-cell>
        </table:table-row>
        <table:table-row table:style-name="ro1">
          <table:table-cell/>
          <table:table-cell office:value-type="string" calcext:value-type="string">
            <text:p>Tijeras</text:p>
          </table:table-cell>
          <table:table-cell office:value-type="string" calcext:value-type="string">
            <text:p>I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];&quot;','&quot;;[.C8];&quot;',&quot;;[.D8];&quot;,&quot;;[.E8];&quot;);&quot;)" office:value-type="string" office:string-value="insert into programas_atajo(descripcion,combinacion,categoria_id,programa_id) values ('Tijeras','I ',3,1);" calcext:value-type="string">
            <text:p>insert into programas_atajo(descripcion,combinacion,categoria_id,programa_id) values ('Tijeras','I ',3,1);</text:p>
          </table:table-cell>
        </table:table-row>
        <table:table-row table:style-name="ro1">
          <table:table-cell/>
          <table:table-cell office:value-type="string" calcext:value-type="string">
            <text:p>Rutas</text:p>
          </table:table-cell>
          <table:table-cell office:value-type="string" calcext:value-type="string">
            <text:p>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];&quot;','&quot;;[.C9];&quot;',&quot;;[.D9];&quot;,&quot;;[.E9];&quot;);&quot;)" office:value-type="string" office:string-value="insert into programas_atajo(descripcion,combinacion,categoria_id,programa_id) values ('Rutas','B ',3,1);" calcext:value-type="string">
            <text:p>insert into programas_atajo(descripcion,combinacion,categoria_id,programa_id) values ('Rutas','B ',3,1);</text:p>
          </table:table-cell>
        </table:table-row>
        <table:table-row table:style-name="ro1">
          <table:table-cell/>
          <table:table-cell office:value-type="string" calcext:value-type="string">
            <text:p>Cuentagotas (selector de color)</text:p>
          </table:table-cell>
          <table:table-cell office:value-type="string" calcext:value-type="string">
            <text:p>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0];&quot;','&quot;;[.C10];&quot;',&quot;;[.D10];&quot;,&quot;;[.E10];&quot;);&quot;)" office:value-type="string" office:string-value="insert into programas_atajo(descripcion,combinacion,categoria_id,programa_id) values ('Cuentagotas (selector de color)','O ',3,1);" calcext:value-type="string">
            <text:p>insert into programas_atajo(descripcion,combinacion,categoria_id,programa_id) values ('Cuentagotas (selector de color)','O ',3,1);</text:p>
          </table:table-cell>
        </table:table-row>
        <table:table-row table:style-name="ro1">
          <table:table-cell/>
          <table:table-cell office:value-type="string" calcext:value-type="string">
            <text:p>Mover</text:p>
          </table:table-cell>
          <table:table-cell office:value-type="string" calcext:value-type="string">
            <text:p>M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1];&quot;','&quot;;[.C11];&quot;',&quot;;[.D11];&quot;,&quot;;[.E11];&quot;);&quot;)" office:value-type="string" office:string-value="insert into programas_atajo(descripcion,combinacion,categoria_id,programa_id) values ('Mover','M ',3,1);" calcext:value-type="string">
            <text:p>insert into programas_atajo(descripcion,combinacion,categoria_id,programa_id) values ('Mover','M ',3,1);</text:p>
          </table:table-cell>
        </table:table-row>
        <table:table-row table:style-name="ro1">
          <table:table-cell/>
          <table:table-cell office:value-type="string" calcext:value-type="string">
            <text:p>Cortar y redimensionar</text:p>
          </table:table-cell>
          <table:table-cell office:value-type="string" calcext:value-type="string">
            <text:p>Shift+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2];&quot;','&quot;;[.C12];&quot;',&quot;;[.D12];&quot;,&quot;;[.E12];&quot;);&quot;)" office:value-type="string" office:string-value="insert into programas_atajo(descripcion,combinacion,categoria_id,programa_id) values ('Cortar y redimensionar','Shift+C ',3,1);" calcext:value-type="string">
            <text:p>insert into programas_atajo(descripcion,combinacion,categoria_id,programa_id) values ('Cortar y redimensionar','Shift+C ',3,1);</text:p>
          </table:table-cell>
        </table:table-row>
        <table:table-row table:style-name="ro1">
          <table:table-cell/>
          <table:table-cell office:value-type="string" calcext:value-type="string">
            <text:p>Rotar</text:p>
          </table:table-cell>
          <table:table-cell office:value-type="string" calcext:value-type="string">
            <text:p>Shift+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3];&quot;','&quot;;[.C13];&quot;',&quot;;[.D13];&quot;,&quot;;[.E13];&quot;);&quot;)" office:value-type="string" office:string-value="insert into programas_atajo(descripcion,combinacion,categoria_id,programa_id) values ('Rotar','Shift+R ',3,1);" calcext:value-type="string">
            <text:p>insert into programas_atajo(descripcion,combinacion,categoria_id,programa_id) values ('Rotar','Shift+R ',3,1);</text:p>
          </table:table-cell>
        </table:table-row>
        <table:table-row table:style-name="ro1">
          <table:table-cell/>
          <table:table-cell office:value-type="string" calcext:value-type="string">
            <text:p>Escalar</text:p>
          </table:table-cell>
          <table:table-cell office:value-type="string" calcext:value-type="string">
            <text:p>Shift+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4];&quot;','&quot;;[.C14];&quot;',&quot;;[.D14];&quot;,&quot;;[.E14];&quot;);&quot;)" office:value-type="string" office:string-value="insert into programas_atajo(descripcion,combinacion,categoria_id,programa_id) values ('Escalar','Shift+T ',3,1);" calcext:value-type="string">
            <text:p>insert into programas_atajo(descripcion,combinacion,categoria_id,programa_id) values ('Escalar','Shift+T ',3,1);</text:p>
          </table:table-cell>
        </table:table-row>
        <table:table-row table:style-name="ro1">
          <table:table-cell/>
          <table:table-cell office:value-type="string" calcext:value-type="string">
            <text:p>Inclinar</text:p>
          </table:table-cell>
          <table:table-cell office:value-type="string" calcext:value-type="string">
            <text:p>Shift+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5];&quot;','&quot;;[.C15];&quot;',&quot;;[.D15];&quot;,&quot;;[.E15];&quot;);&quot;)" office:value-type="string" office:string-value="insert into programas_atajo(descripcion,combinacion,categoria_id,programa_id) values ('Inclinar','Shift+S ',3,1);" calcext:value-type="string">
            <text:p>insert into programas_atajo(descripcion,combinacion,categoria_id,programa_id) values ('Inclinar','Shift+S ',3,1);</text:p>
          </table:table-cell>
        </table:table-row>
        <table:table-row table:style-name="ro1">
          <table:table-cell/>
          <table:table-cell office:value-type="string" calcext:value-type="string">
            <text:p>Perspectiva</text:p>
          </table:table-cell>
          <table:table-cell office:value-type="string" calcext:value-type="string">
            <text:p>Shift+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6];&quot;','&quot;;[.C16];&quot;',&quot;;[.D16];&quot;,&quot;;[.E16];&quot;);&quot;)" office:value-type="string" office:string-value="insert into programas_atajo(descripcion,combinacion,categoria_id,programa_id) values ('Perspectiva','Shift+P ',3,1);" calcext:value-type="string">
            <text:p>insert into programas_atajo(descripcion,combinacion,categoria_id,programa_id) values ('Perspectiva','Shift+P ',3,1);</text:p>
          </table:table-cell>
        </table:table-row>
        <table:table-row table:style-name="ro1">
          <table:table-cell/>
          <table:table-cell office:value-type="string" calcext:value-type="string">
            <text:p>Voltear</text:p>
          </table:table-cell>
          <table:table-cell office:value-type="string" calcext:value-type="string">
            <text:p>Shift+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7];&quot;','&quot;;[.C17];&quot;',&quot;;[.D17];&quot;,&quot;;[.E17];&quot;);&quot;)" office:value-type="string" office:string-value="insert into programas_atajo(descripcion,combinacion,categoria_id,programa_id) values ('Voltear','Shift+F ',3,1);" calcext:value-type="string">
            <text:p>insert into programas_atajo(descripcion,combinacion,categoria_id,programa_id) values ('Voltear','Shift+F ',3,1);</text:p>
          </table:table-cell>
        </table:table-row>
        <table:table-row table:style-name="ro1">
          <table:table-cell/>
          <table:table-cell office:value-type="string" calcext:value-type="string">
            <text:p>Texto</text:p>
          </table:table-cell>
          <table:table-cell office:value-type="string" calcext:value-type="string">
            <text:p>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8];&quot;','&quot;;[.C18];&quot;',&quot;;[.D18];&quot;,&quot;;[.E18];&quot;);&quot;)" office:value-type="string" office:string-value="insert into programas_atajo(descripcion,combinacion,categoria_id,programa_id) values ('Texto','T ',3,1);" calcext:value-type="string">
            <text:p>insert into programas_atajo(descripcion,combinacion,categoria_id,programa_id) values ('Texto','T ',3,1);</text:p>
          </table:table-cell>
        </table:table-row>
        <table:table-row table:style-name="ro1">
          <table:table-cell/>
          <table:table-cell office:value-type="string" calcext:value-type="string">
            <text:p>Cubo de relleno</text:p>
          </table:table-cell>
          <table:table-cell office:value-type="string" calcext:value-type="string">
            <text:p>Shift+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9];&quot;','&quot;;[.C19];&quot;',&quot;;[.D19];&quot;,&quot;;[.E19];&quot;);&quot;)" office:value-type="string" office:string-value="insert into programas_atajo(descripcion,combinacion,categoria_id,programa_id) values ('Cubo de relleno','Shift+B ',3,1);" calcext:value-type="string">
            <text:p>insert into programas_atajo(descripcion,combinacion,categoria_id,programa_id) values ('Cubo de relleno','Shift+B ',3,1);</text:p>
          </table:table-cell>
        </table:table-row>
        <table:table-row table:style-name="ro1">
          <table:table-cell/>
          <table:table-cell office:value-type="string" calcext:value-type="string">
            <text:p>Mezclar</text:p>
          </table:table-cell>
          <table:table-cell office:value-type="string" calcext:value-type="string">
            <text:p>L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0];&quot;','&quot;;[.C20];&quot;',&quot;;[.D20];&quot;,&quot;;[.E20];&quot;);&quot;)" office:value-type="string" office:string-value="insert into programas_atajo(descripcion,combinacion,categoria_id,programa_id) values ('Mezclar','L ',3,1);" calcext:value-type="string">
            <text:p>insert into programas_atajo(descripcion,combinacion,categoria_id,programa_id) values ('Mezclar','L ',3,1);</text:p>
          </table:table-cell>
        </table:table-row>
        <table:table-row table:style-name="ro1">
          <table:table-cell/>
          <table:table-cell office:value-type="string" calcext:value-type="string">
            <text:p>Lápiz</text:p>
          </table:table-cell>
          <table:table-cell office:value-type="string" calcext:value-type="string">
            <text:p>N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1];&quot;','&quot;;[.C21];&quot;',&quot;;[.D21];&quot;,&quot;;[.E21];&quot;);&quot;)" office:value-type="string" office:string-value="insert into programas_atajo(descripcion,combinacion,categoria_id,programa_id) values ('Lápiz','N ',3,1);" calcext:value-type="string">
            <text:p>insert into programas_atajo(descripcion,combinacion,categoria_id,programa_id) values ('Lápiz','N ',3,1);</text:p>
          </table:table-cell>
        </table:table-row>
        <table:table-row table:style-name="ro1"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2];&quot;','&quot;;[.C22];&quot;',&quot;;[.D22];&quot;,&quot;;[.E22];&quot;);&quot;)" office:value-type="string" office:string-value="insert into programas_atajo(descripcion,combinacion,categoria_id,programa_id) values ('Pincel','P ',3,1);" calcext:value-type="string">
            <text:p>insert into programas_atajo(descripcion,combinacion,categoria_id,programa_id) values ('Pincel','P ',3,1);</text:p>
          </table:table-cell>
        </table:table-row>
        <table:table-row table:style-name="ro1">
          <table:table-cell/>
          <table:table-cell office:value-type="string" calcext:value-type="string">
            <text:p>Goma de borrar</text:p>
          </table:table-cell>
          <table:table-cell office:value-type="string" calcext:value-type="string">
            <text:p>Shift+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3];&quot;','&quot;;[.C23];&quot;',&quot;;[.D23];&quot;,&quot;;[.E23];&quot;);&quot;)" office:value-type="string" office:string-value="insert into programas_atajo(descripcion,combinacion,categoria_id,programa_id) values ('Goma de borrar','Shift+E ',3,1);" calcext:value-type="string">
            <text:p>insert into programas_atajo(descripcion,combinacion,categoria_id,programa_id) values ('Goma de borrar','Shift+E ',3,1);</text:p>
          </table:table-cell>
        </table:table-row>
        <table:table-row table:style-name="ro1">
          <table:table-cell/>
          <table:table-cell office:value-type="string" calcext:value-type="string">
            <text:p>Aerógrafo</text:p>
          </table:table-cell>
          <table:table-cell office:value-type="string" calcext:value-type="string">
            <text:p>A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4];&quot;','&quot;;[.C24];&quot;',&quot;;[.D24];&quot;,&quot;;[.E24];&quot;);&quot;)" office:value-type="string" office:string-value="insert into programas_atajo(descripcion,combinacion,categoria_id,programa_id) values ('Aerógrafo','A ',3,1);" calcext:value-type="string">
            <text:p>insert into programas_atajo(descripcion,combinacion,categoria_id,programa_id) values ('Aerógrafo','A ',3,1);</text:p>
          </table:table-cell>
        </table:table-row>
        <table:table-row table:style-name="ro1">
          <table:table-cell/>
          <table:table-cell office:value-type="string" calcext:value-type="string">
            <text:p>Tinta</text:p>
          </table:table-cell>
          <table:table-cell office:value-type="string" calcext:value-type="string">
            <text:p>K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5];&quot;','&quot;;[.C25];&quot;',&quot;;[.D25];&quot;,&quot;;[.E25];&quot;);&quot;)" office:value-type="string" office:string-value="insert into programas_atajo(descripcion,combinacion,categoria_id,programa_id) values ('Tinta','K ',3,1);" calcext:value-type="string">
            <text:p>insert into programas_atajo(descripcion,combinacion,categoria_id,programa_id) values ('Tinta','K ',3,1);</text:p>
          </table:table-cell>
        </table:table-row>
        <table:table-row table:style-name="ro1">
          <table:table-cell/>
          <table:table-cell office:value-type="string" calcext:value-type="string">
            <text:p>Clonar</text:p>
          </table:table-cell>
          <table:table-cell office:value-type="string" calcext:value-type="string">
            <text:p>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6];&quot;','&quot;;[.C26];&quot;',&quot;;[.D26];&quot;,&quot;;[.E26];&quot;);&quot;)" office:value-type="string" office:string-value="insert into programas_atajo(descripcion,combinacion,categoria_id,programa_id) values ('Clonar','C ',3,1);" calcext:value-type="string">
            <text:p>insert into programas_atajo(descripcion,combinacion,categoria_id,programa_id) values ('Clonar','C ',3,1);</text:p>
          </table:table-cell>
        </table:table-row>
        <table:table-row table:style-name="ro1">
          <table:table-cell/>
          <table:table-cell office:value-type="string" calcext:value-type="string">
            <text:p>Enfoque/Desenfoque</text:p>
          </table:table-cell>
          <table:table-cell office:value-type="string" calcext:value-type="string">
            <text:p>Shift+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7];&quot;','&quot;;[.C27];&quot;',&quot;;[.D27];&quot;,&quot;;[.E27];&quot;);&quot;)" office:value-type="string" office:string-value="insert into programas_atajo(descripcion,combinacion,categoria_id,programa_id) values ('Enfoque/Desenfoque','Shift+U',3,1);" calcext:value-type="string">
            <text:p>insert into programas_atajo(descripcion,combinacion,categoria_id,programa_id) values ('Enfoque/Desenfoque','Shift+U',3,1);</text:p>
          </table:table-cell>
        </table:table-row>
        <table:table-row table:style-name="ro1">
          <table:table-cell/>
          <table:table-cell office:value-type="string" calcext:value-type="string">
            <text:p>Emborronar</text:p>
          </table:table-cell>
          <table:table-cell office:value-type="string" calcext:value-type="string">
            <text:p>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8];&quot;','&quot;;[.C28];&quot;',&quot;;[.D28];&quot;,&quot;;[.E28];&quot;);&quot;)" office:value-type="string" office:string-value="insert into programas_atajo(descripcion,combinacion,categoria_id,programa_id) values ('Emborronar','S ',3,1);" calcext:value-type="string">
            <text:p>insert into programas_atajo(descripcion,combinacion,categoria_id,programa_id) values ('Emborronar','S ',3,1);</text:p>
          </table:table-cell>
        </table:table-row>
        <table:table-row table:style-name="ro1">
          <table:table-cell/>
          <table:table-cell office:value-type="string" calcext:value-type="string">
            <text:p>Iluminar/Oscurecer</text:p>
          </table:table-cell>
          <table:table-cell office:value-type="string" calcext:value-type="string">
            <text:p>Shift+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9];&quot;','&quot;;[.C29];&quot;',&quot;;[.D29];&quot;,&quot;;[.E29];&quot;);&quot;)" office:value-type="string" office:string-value="insert into programas_atajo(descripcion,combinacion,categoria_id,programa_id) values ('Iluminar/Oscurecer','Shift+D ',3,1);" calcext:value-type="string">
            <text:p>insert into programas_atajo(descripcion,combinacion,categoria_id,programa_id) values ('Iluminar/Oscurecer','Shift+D ',3,1);</text:p>
          </table:table-cell>
        </table:table-row>
        <table:table-row table:style-name="ro1">
          <table:table-cell/>
          <table:table-cell office:value-type="string" calcext:value-type="string">
            <text:p>Cambiar color frente/fondo</text:p>
          </table:table-cell>
          <table:table-cell office:value-type="string" calcext:value-type="string">
            <text:p>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0];&quot;','&quot;;[.C30];&quot;',&quot;;[.D30];&quot;,&quot;;[.E30];&quot;);&quot;)" office:value-type="string" office:string-value="insert into programas_atajo(descripcion,combinacion,categoria_id,programa_id) values ('Cambiar color frente/fondo','X ',3,1);" calcext:value-type="string">
            <text:p>insert into programas_atajo(descripcion,combinacion,categoria_id,programa_id) values ('Cambiar color frente/fondo','X ',3,1);</text:p>
          </table:table-cell>
        </table:table-row>
        <table:table-row table:style-name="ro1">
          <table:table-cell/>
          <table:table-cell office:value-type="string" calcext:value-type="string">
            <text:p>Colores por defecto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1];&quot;','&quot;;[.C31];&quot;',&quot;;[.D31];&quot;,&quot;;[.E31];&quot;);&quot;)" office:value-type="string" office:string-value="insert into programas_atajo(descripcion,combinacion,categoria_id,programa_id) values ('Colores por defecto','D ',3,1);" calcext:value-type="string">
            <text:p>insert into programas_atajo(descripcion,combinacion,categoria_id,programa_id) values ('Colores por defecto','D ',3,1);</text:p>
          </table:table-cell>
        </table:table-row>
        <table:table-row table:style-name="ro1">
          <table:table-cell/>
          <table:table-cell office:value-type="string" calcext:value-type="string">
            <text:p>Nueva imagen</text:p>
          </table:table-cell>
          <table:table-cell office:value-type="string" calcext:value-type="string">
            <text:p>Ctrl+N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2];&quot;','&quot;;[.C32];&quot;',&quot;;[.D32];&quot;,&quot;;[.E32];&quot;);&quot;)" office:value-type="string" office:string-value="insert into programas_atajo(descripcion,combinacion,categoria_id,programa_id) values ('Nueva imagen','Ctrl+N ',1,1);" calcext:value-type="string">
            <text:p>insert into programas_atajo(descripcion,combinacion,categoria_id,programa_id) values ('Nueva imagen','Ctrl+N ',1,1);</text:p>
          </table:table-cell>
        </table:table-row>
        <table:table-row table:style-name="ro1">
          <table:table-cell/>
          <table:table-cell office:value-type="string" calcext:value-type="string">
            <text:p>Abrir imagen</text:p>
          </table:table-cell>
          <table:table-cell office:value-type="string" calcext:value-type="string">
            <text:p>Ctrl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3];&quot;','&quot;;[.C33];&quot;',&quot;;[.D33];&quot;,&quot;;[.E33];&quot;);&quot;)" office:value-type="string" office:string-value="insert into programas_atajo(descripcion,combinacion,categoria_id,programa_id) values ('Abrir imagen','Ctrl+O ',1,1);" calcext:value-type="string">
            <text:p>insert into programas_atajo(descripcion,combinacion,categoria_id,programa_id) values ('Abrir imagen','Ctrl+O ',1,1);</text:p>
          </table:table-cell>
        </table:table-row>
        <table:table-row table:style-name="ro1">
          <table:table-cell/>
          <table:table-cell office:value-type="string" calcext:value-type="string">
            <text:p>Abrir imagen como nueva capa</text:p>
          </table:table-cell>
          <table:table-cell office:value-type="string" calcext:value-type="string">
            <text:p>Ctrl+Alt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4];&quot;','&quot;;[.C34];&quot;',&quot;;[.D34];&quot;,&quot;;[.E34];&quot;);&quot;)" office:value-type="string" office:string-value="insert into programas_atajo(descripcion,combinacion,categoria_id,programa_id) values ('Abrir imagen como nueva capa','Ctrl+Alt+O ',1,1);" calcext:value-type="string">
            <text:p>insert into programas_atajo(descripcion,combinacion,categoria_id,programa_id) values ('Abrir imagen como nueva capa','Ctrl+Alt+O ',1,1);</text:p>
          </table:table-cell>
        </table:table-row>
        <table:table-row table:style-name="ro1">
          <table:table-cell/>
          <table:table-cell office:value-type="string" calcext:value-type="string">
            <text:p>Duplicar imagen</text:p>
          </table:table-cell>
          <table:table-cell office:value-type="string" calcext:value-type="string">
            <text:p>Ctrl+D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5];&quot;','&quot;;[.C35];&quot;',&quot;;[.D35];&quot;,&quot;;[.E35];&quot;);&quot;)" office:value-type="string" office:string-value="insert into programas_atajo(descripcion,combinacion,categoria_id,programa_id) values ('Duplicar imagen','Ctrl+D ',1,1);" calcext:value-type="string">
            <text:p>insert into programas_atajo(descripcion,combinacion,categoria_id,programa_id) values ('Duplicar imagen','Ctrl+D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</text:p>
          </table:table-cell>
          <table:table-cell office:value-type="string" calcext:value-type="string">
            <text:p>Ctrl+1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6];&quot;','&quot;;[.C36];&quot;',&quot;;[.D36];&quot;,&quot;;[.E36];&quot;);&quot;)" office:value-type="string" office:string-value="insert into programas_atajo(descripcion,combinacion,categoria_id,programa_id) values ('Abrir imagen reciente 1','Ctrl+1 ',1,1);" calcext:value-type="string">
            <text:p>insert into programas_atajo(descripcion,combinacion,categoria_id,programa_id) values ('Abrir imagen reciente 1','Ctrl+1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2</text:p>
          </table:table-cell>
          <table:table-cell office:value-type="string" calcext:value-type="string">
            <text:p>Ctrl+2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7];&quot;','&quot;;[.C37];&quot;',&quot;;[.D37];&quot;,&quot;;[.E37];&quot;);&quot;)" office:value-type="string" office:string-value="insert into programas_atajo(descripcion,combinacion,categoria_id,programa_id) values ('Abrir imagen reciente 2','Ctrl+2 ',1,1);" calcext:value-type="string">
            <text:p>insert into programas_atajo(descripcion,combinacion,categoria_id,programa_id) values ('Abrir imagen reciente 2','Ctrl+2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3</text:p>
          </table:table-cell>
          <table:table-cell office:value-type="string" calcext:value-type="string">
            <text:p>Ctrl+3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8];&quot;','&quot;;[.C38];&quot;',&quot;;[.D38];&quot;,&quot;;[.E38];&quot;);&quot;)" office:value-type="string" office:string-value="insert into programas_atajo(descripcion,combinacion,categoria_id,programa_id) values ('Abrir imagen reciente 3','Ctrl+3 ',1,1);" calcext:value-type="string">
            <text:p>insert into programas_atajo(descripcion,combinacion,categoria_id,programa_id) values ('Abrir imagen reciente 3','Ctrl+3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4</text:p>
          </table:table-cell>
          <table:table-cell office:value-type="string" calcext:value-type="string">
            <text:p>Ctrl+4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9];&quot;','&quot;;[.C39];&quot;',&quot;;[.D39];&quot;,&quot;;[.E39];&quot;);&quot;)" office:value-type="string" office:string-value="insert into programas_atajo(descripcion,combinacion,categoria_id,programa_id) values ('Abrir imagen reciente 4','Ctrl+4 ',1,1);" calcext:value-type="string">
            <text:p>insert into programas_atajo(descripcion,combinacion,categoria_id,programa_id) values ('Abrir imagen reciente 4','Ctrl+4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5</text:p>
          </table:table-cell>
          <table:table-cell office:value-type="string" calcext:value-type="string">
            <text:p>Ctrl+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0];&quot;','&quot;;[.C40];&quot;',&quot;;[.D40];&quot;,&quot;;[.E40];&quot;);&quot;)" office:value-type="string" office:string-value="insert into programas_atajo(descripcion,combinacion,categoria_id,programa_id) values ('Abrir imagen reciente 5','Ctrl+5 ',1,1);" calcext:value-type="string">
            <text:p>insert into programas_atajo(descripcion,combinacion,categoria_id,programa_id) values ('Abrir imagen reciente 5','Ctrl+5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6</text:p>
          </table:table-cell>
          <table:table-cell office:value-type="string" calcext:value-type="string">
            <text:p>Ctrl+6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1];&quot;','&quot;;[.C41];&quot;',&quot;;[.D41];&quot;,&quot;;[.E41];&quot;);&quot;)" office:value-type="string" office:string-value="insert into programas_atajo(descripcion,combinacion,categoria_id,programa_id) values ('Abrir imagen reciente 6','Ctrl+6 ',1,1);" calcext:value-type="string">
            <text:p>insert into programas_atajo(descripcion,combinacion,categoria_id,programa_id) values ('Abrir imagen reciente 6','Ctrl+6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7</text:p>
          </table:table-cell>
          <table:table-cell office:value-type="string" calcext:value-type="string">
            <text:p>Ctrl+7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2];&quot;','&quot;;[.C42];&quot;',&quot;;[.D42];&quot;,&quot;;[.E42];&quot;);&quot;)" office:value-type="string" office:string-value="insert into programas_atajo(descripcion,combinacion,categoria_id,programa_id) values ('Abrir imagen reciente 7','Ctrl+7 ',1,1);" calcext:value-type="string">
            <text:p>insert into programas_atajo(descripcion,combinacion,categoria_id,programa_id) values ('Abrir imagen reciente 7','Ctrl+7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8</text:p>
          </table:table-cell>
          <table:table-cell office:value-type="string" calcext:value-type="string">
            <text:p>Ctrl+8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3];&quot;','&quot;;[.C43];&quot;',&quot;;[.D43];&quot;,&quot;;[.E43];&quot;);&quot;)" office:value-type="string" office:string-value="insert into programas_atajo(descripcion,combinacion,categoria_id,programa_id) values ('Abrir imagen reciente 8','Ctrl+8 ',1,1);" calcext:value-type="string">
            <text:p>insert into programas_atajo(descripcion,combinacion,categoria_id,programa_id) values ('Abrir imagen reciente 8','Ctrl+8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9</text:p>
          </table:table-cell>
          <table:table-cell office:value-type="string" calcext:value-type="string">
            <text:p>Ctrl+9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4];&quot;','&quot;;[.C44];&quot;',&quot;;[.D44];&quot;,&quot;;[.E44];&quot;);&quot;)" office:value-type="string" office:string-value="insert into programas_atajo(descripcion,combinacion,categoria_id,programa_id) values ('Abrir imagen reciente 9','Ctrl+9 ',1,1);" calcext:value-type="string">
            <text:p>insert into programas_atajo(descripcion,combinacion,categoria_id,programa_id) values ('Abrir imagen reciente 9','Ctrl+9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0</text:p>
          </table:table-cell>
          <table:table-cell office:value-type="string" calcext:value-type="string">
            <text:p>Ctrl+0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5];&quot;','&quot;;[.C45];&quot;',&quot;;[.D45];&quot;,&quot;;[.E45];&quot;);&quot;)" office:value-type="string" office:string-value="insert into programas_atajo(descripcion,combinacion,categoria_id,programa_id) values ('Abrir imagen reciente 10','Ctrl+0 ',1,1);" calcext:value-type="string">
            <text:p>insert into programas_atajo(descripcion,combinacion,categoria_id,programa_id) values ('Abrir imagen reciente 10','Ctrl+0 ',1,1);</text:p>
          </table:table-cell>
        </table:table-row>
        <table:table-row table:style-name="ro1">
          <table:table-cell/>
          <table:table-cell office:value-type="string" calcext:value-type="string">
            <text:p>Guardar imagen</text:p>
          </table:table-cell>
          <table:table-cell office:value-type="string" calcext:value-type="string">
            <text:p>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6];&quot;','&quot;;[.C46];&quot;',&quot;;[.D46];&quot;,&quot;;[.E46];&quot;);&quot;)" office:value-type="string" office:string-value="insert into programas_atajo(descripcion,combinacion,categoria_id,programa_id) values ('Guardar imagen','Ctrl+S ',1,1);" calcext:value-type="string">
            <text:p>insert into programas_atajo(descripcion,combinacion,categoria_id,programa_id) values ('Guardar imagen','Ctrl+S ',1,1);</text:p>
          </table:table-cell>
        </table:table-row>
        <table:table-row table:style-name="ro1">
          <table:table-cell/>
          <table:table-cell office:value-type="string" calcext:value-type="string">
            <text:p>Guardar como</text:p>
          </table:table-cell>
          <table:table-cell office:value-type="string" calcext:value-type="string">
            <text:p>Shift+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7];&quot;','&quot;;[.C47];&quot;',&quot;;[.D47];&quot;,&quot;;[.E47];&quot;);&quot;)" office:value-type="string" office:string-value="insert into programas_atajo(descripcion,combinacion,categoria_id,programa_id) values ('Guardar como','Shift+Ctrl+S ',1,1);" calcext:value-type="string">
            <text:p>insert into programas_atajo(descripcion,combinacion,categoria_id,programa_id) values ('Guardar como','Shift+Ctrl+S ',1,1);</text:p>
          </table:table-cell>
        </table:table-row>
        <table:table-row table:style-name="ro1">
          <table:table-cell/>
          <table:table-cell office:value-type="string" calcext:value-type="string">
            <text:p>Salir</text:p>
          </table:table-cell>
          <table:table-cell office:value-type="string" calcext:value-type="string">
            <text:p>Ctrl+Q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8];&quot;','&quot;;[.C48];&quot;',&quot;;[.D48];&quot;,&quot;;[.E48];&quot;);&quot;)" office:value-type="string" office:string-value="insert into programas_atajo(descripcion,combinacion,categoria_id,programa_id) values ('Salir','Ctrl+Q ',1,1);" calcext:value-type="string">
            <text:p>insert into programas_atajo(descripcion,combinacion,categoria_id,programa_id) values ('Salir','Ctrl+Q ',1,1);</text:p>
          </table:table-cell>
        </table:table-row>
        <table:table-row table:style-name="ro1">
          <table:table-cell/>
          <table:table-cell office:value-type="string" calcext:value-type="string">
            <text:p>Menú principal</text:p>
          </table:table-cell>
          <table:table-cell office:value-type="string" calcext:value-type="string">
            <text:p>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9];&quot;','&quot;;[.C49];&quot;',&quot;;[.D49];&quot;,&quot;;[.E49];&quot;);&quot;)" office:value-type="string" office:string-value="insert into programas_atajo(descripcion,combinacion,categoria_id,programa_id) values ('Menú principal','F10',2,1);" calcext:value-type="string">
            <text:p>insert into programas_atajo(descripcion,combinacion,categoria_id,programa_id) values ('Menú principal','F10',2,1);</text:p>
          </table:table-cell>
        </table:table-row>
        <table:table-row table:style-name="ro1">
          <table:table-cell/>
          <table:table-cell office:value-type="string" calcext:value-type="string">
            <text:p>Menú desplegable</text:p>
          </table:table-cell>
          <table:table-cell office:value-type="string" calcext:value-type="string">
            <text:p>Shift+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0];&quot;','&quot;;[.C50];&quot;',&quot;;[.D50];&quot;,&quot;;[.E50];&quot;);&quot;)" office:value-type="string" office:string-value="insert into programas_atajo(descripcion,combinacion,categoria_id,programa_id) values ('Menú desplegable','Shift+F10',2,1);" calcext:value-type="string">
            <text:p>insert into programas_atajo(descripcion,combinacion,categoria_id,programa_id) values ('Menú desplegable','Shift+F10',2,1);</text:p>
          </table:table-cell>
        </table:table-row>
        <table:table-row table:style-name="ro1">
          <table:table-cell/>
          <table:table-cell office:value-type="string" calcext:value-type="string">
            <text:p>Pantalla completa</text:p>
          </table:table-cell>
          <table:table-cell office:value-type="string" calcext:value-type="string">
            <text:p>F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1];&quot;','&quot;;[.C51];&quot;',&quot;;[.D51];&quot;,&quot;;[.E51];&quot;);&quot;)" office:value-type="string" office:string-value="insert into programas_atajo(descripcion,combinacion,categoria_id,programa_id) values ('Pantalla completa','F11',2,1);" calcext:value-type="string">
            <text:p>insert into programas_atajo(descripcion,combinacion,categoria_id,programa_id) values ('Pantalla completa','F11',2,1);</text:p>
          </table:table-cell>
        </table:table-row>
        <table:table-row table:style-name="ro1">
          <table:table-cell/>
          <table:table-cell office:value-type="string" calcext:value-type="string">
            <text:p>Máscara rápida</text:p>
          </table:table-cell>
          <table:table-cell office:value-type="string" calcext:value-type="string">
            <text:p>Shift+Q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2];&quot;','&quot;;[.C52];&quot;',&quot;;[.D52];&quot;,&quot;;[.E52];&quot;);&quot;)" office:value-type="string" office:string-value="insert into programas_atajo(descripcion,combinacion,categoria_id,programa_id) values ('Máscara rápida','Shift+Q ',2,1);" calcext:value-type="string">
            <text:p>insert into programas_atajo(descripcion,combinacion,categoria_id,programa_id) values ('Máscara rápida','Shift+Q ',2,1);</text:p>
          </table:table-cell>
        </table:table-row>
        <table:table-row table:style-name="ro1">
          <table:table-cell/>
          <table:table-cell office:value-type="string" calcext:value-type="string">
            <text:p>Cerrar ventana documento</text:p>
          </table:table-cell>
          <table:table-cell office:value-type="string" calcext:value-type="string">
            <text:p>Ctrl+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3];&quot;','&quot;;[.C53];&quot;',&quot;;[.D53];&quot;,&quot;;[.E53];&quot;);&quot;)" office:value-type="string" office:string-value="insert into programas_atajo(descripcion,combinacion,categoria_id,programa_id) values ('Cerrar ventana documento','Ctrl+W ',2,1);" calcext:value-type="string">
            <text:p>insert into programas_atajo(descripcion,combinacion,categoria_id,programa_id) values ('Cerrar ventana documento','Ctrl+W ',2,1);</text:p>
          </table:table-cell>
        </table:table-row>
        <table:table-row table:style-name="ro1">
          <table:table-cell/>
          <table:table-cell office:value-type="string" calcext:value-type="string">
            <text:p>Zoom +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4];&quot;','&quot;;[.C54];&quot;',&quot;;[.D54];&quot;,&quot;;[.E54];&quot;);&quot;)" office:value-type="string" office:string-value="insert into programas_atajo(descripcion,combinacion,categoria_id,programa_id) values ('Zoom +','Ctrl+Rueda de ratón',2,1);" calcext:value-type="string">
            <text:p>insert into programas_atajo(descripcion,combinacion,categoria_id,programa_id) values ('Zoom +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–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5];&quot;','&quot;;[.C55];&quot;',&quot;;[.D55];&quot;,&quot;;[.E55];&quot;);&quot;)" office:value-type="string" office:string-value="insert into programas_atajo(descripcion,combinacion,categoria_id,programa_id) values ('Zoom –','Ctrl+Rueda de ratón',2,1);" calcext:value-type="string">
            <text:p>insert into programas_atajo(descripcion,combinacion,categoria_id,programa_id) values ('Zoom –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1: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6];&quot;','&quot;;[.C56];&quot;',&quot;;[.D56];&quot;,&quot;;[.E56];&quot;);&quot;)" office:value-type="string" office:string-value="insert into programas_atajo(descripcion,combinacion,categoria_id,programa_id) values ('Zoom 1:1','1',2,1);" calcext:value-type="string">
            <text:p>insert into programas_atajo(descripcion,combinacion,categoria_id,programa_id) values ('Zoom 1:1','1',2,1);</text:p>
          </table:table-cell>
        </table:table-row>
        <table:table-row table:style-name="ro1">
          <table:table-cell/>
          <table:table-cell office:value-type="string" calcext:value-type="string">
            <text:p>Capas</text:p>
          </table:table-cell>
          <table:table-cell office:value-type="string" calcext:value-type="string">
            <text:p>Ctrl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7];&quot;','&quot;;[.C57];&quot;',&quot;;[.D57];&quot;,&quot;;[.E57];&quot;);&quot;)" office:value-type="string" office:string-value="insert into programas_atajo(descripcion,combinacion,categoria_id,programa_id) values ('Capas','Ctrl+L ',9,1);" calcext:value-type="string">
            <text:p>insert into programas_atajo(descripcion,combinacion,categoria_id,programa_id) values ('Capas','Ctrl+L ',9,1);</text:p>
          </table:table-cell>
        </table:table-row>
        <table:table-row table:style-name="ro1">
          <table:table-cell/>
          <table:table-cell office:value-type="string" calcext:value-type="string">
            <text:p>Pinceles</text:p>
          </table:table-cell>
          <table:table-cell office:value-type="string" calcext:value-type="string">
            <text:p>Shift+Ctrl+B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8];&quot;','&quot;;[.C58];&quot;',&quot;;[.D58];&quot;,&quot;;[.E58];&quot;);&quot;)" office:value-type="string" office:string-value="insert into programas_atajo(descripcion,combinacion,categoria_id,programa_id) values ('Pinceles','Shift+Ctrl+B ',9,1);" calcext:value-type="string">
            <text:p>insert into programas_atajo(descripcion,combinacion,categoria_id,programa_id) values ('Pinceles','Shift+Ctrl+B ',9,1);</text:p>
          </table:table-cell>
        </table:table-row>
        <table:table-row table:style-name="ro1">
          <table:table-cell/>
          <table:table-cell office:value-type="string" calcext:value-type="string">
            <text:p>Patrones</text:p>
          </table:table-cell>
          <table:table-cell office:value-type="string" calcext:value-type="string">
            <text:p>Shift+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9];&quot;','&quot;;[.C59];&quot;',&quot;;[.D59];&quot;,&quot;;[.E59];&quot;);&quot;)" office:value-type="string" office:string-value="insert into programas_atajo(descripcion,combinacion,categoria_id,programa_id) values ('Patrones','Shift+Ctrl+P ',9,1);" calcext:value-type="string">
            <text:p>insert into programas_atajo(descripcion,combinacion,categoria_id,programa_id) values ('Patrones','Shift+Ctrl+P ',9,1);</text:p>
          </table:table-cell>
        </table:table-row>
        <table:table-row table:style-name="ro1">
          <table:table-cell/>
          <table:table-cell office:value-type="string" calcext:value-type="string">
            <text:p>Gradientes</text:p>
          </table:table-cell>
          <table:table-cell office:value-type="string" calcext:value-type="string">
            <text:p>Ctrl+G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0];&quot;','&quot;;[.C60];&quot;',&quot;;[.D60];&quot;,&quot;;[.E60];&quot;);&quot;)" office:value-type="string" office:string-value="insert into programas_atajo(descripcion,combinacion,categoria_id,programa_id) values ('Gradientes','Ctrl+G ',9,1);" calcext:value-type="string">
            <text:p>insert into programas_atajo(descripcion,combinacion,categoria_id,programa_id) values ('Gradientes','Ctrl+G ',9,1);</text:p>
          </table:table-cell>
        </table:table-row>
        <table:table-row table:style-name="ro1">
          <table:table-cell/>
          <table:table-cell office:value-type="string" calcext:value-type="string">
            <text:p>Opciones de herramientas</text:p>
          </table:table-cell>
          <table:table-cell office:value-type="string" calcext:value-type="string">
            <text:p>Shift+Ctrl+T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1];&quot;','&quot;;[.C61];&quot;',&quot;;[.D61];&quot;,&quot;;[.E61];&quot;);&quot;)" office:value-type="string" office:string-value="insert into programas_atajo(descripcion,combinacion,categoria_id,programa_id) values ('Opciones de herramientas','Shift+Ctrl+T ',9,1);" calcext:value-type="string">
            <text:p>insert into programas_atajo(descripcion,combinacion,categoria_id,programa_id) values ('Opciones de herramientas','Shift+Ctrl+T ',9,1);</text:p>
          </table:table-cell>
        </table:table-row>
        <table:table-row table:style-name="ro1">
          <table:table-cell/>
          <table:table-cell office:value-type="string" calcext:value-type="string">
            <text:p>Paletas</text:p>
          </table:table-cell>
          <table:table-cell office:value-type="string" calcext:value-type="string">
            <text:p>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2];&quot;','&quot;;[.C62];&quot;',&quot;;[.D62];&quot;,&quot;;[.E62];&quot;);&quot;)" office:value-type="string" office:string-value="insert into programas_atajo(descripcion,combinacion,categoria_id,programa_id) values ('Paletas','Ctrl+P ',9,1);" calcext:value-type="string">
            <text:p>insert into programas_atajo(descripcion,combinacion,categoria_id,programa_id) values ('Paletas','Ctrl+P ',9,1);</text:p>
          </table:table-cell>
        </table:table-row>
        <table:table-row table:style-name="ro1">
          <table:table-cell/>
          <table:table-cell office:value-type="string" calcext:value-type="string">
            <text:p>Información de ventana</text:p>
          </table:table-cell>
          <table:table-cell office:value-type="string" calcext:value-type="string">
            <text:p>Shift+Ctrl+I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3];&quot;','&quot;;[.C63];&quot;',&quot;;[.D63];&quot;,&quot;;[.E63];&quot;);&quot;)" office:value-type="string" office:string-value="insert into programas_atajo(descripcion,combinacion,categoria_id,programa_id) values ('Información de ventana','Shift+Ctrl+I ',9,1);" calcext:value-type="string">
            <text:p>insert into programas_atajo(descripcion,combinacion,categoria_id,programa_id) values ('Información de ventana','Shift+Ctrl+I ',9,1);</text:p>
          </table:table-cell>
        </table:table-row>
        <table:table-row table:style-name="ro1">
          <table:table-cell/>
          <table:table-cell office:value-type="string" calcext:value-type="string">
            <text:p>Ventana de navegación</text:p>
          </table:table-cell>
          <table:table-cell office:value-type="string" calcext:value-type="string">
            <text:p>Shift+Ctrl+N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4];&quot;','&quot;;[.C64];&quot;',&quot;;[.D64];&quot;,&quot;;[.E64];&quot;);&quot;)" office:value-type="string" office:string-value="insert into programas_atajo(descripcion,combinacion,categoria_id,programa_id) values ('Ventana de navegación','Shift+Ctrl+N ',9,1);" calcext:value-type="string">
            <text:p>insert into programas_atajo(descripcion,combinacion,categoria_id,programa_id) values ('Ventana de navegación','Shift+Ctrl+N ',9,1);</text:p>
          </table:table-cell>
        </table:table-row>
        <table:table-row table:style-name="ro1">
          <table:table-cell/>
          <table:table-cell office:value-type="string" calcext:value-type="string">
            <text:p>Cerrar ventana</text:p>
          </table:table-cell>
          <table:table-cell office:value-type="string" calcext:value-type="string">
            <text:p>Alt+F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5];&quot;','&quot;;[.C65];&quot;',&quot;;[.D65];&quot;,&quot;;[.E65];&quot;);&quot;)" office:value-type="string" office:string-value="insert into programas_atajo(descripcion,combinacion,categoria_id,programa_id) values ('Cerrar ventana','Alt+F4',9,1);" calcext:value-type="string">
            <text:p>insert into programas_atajo(descripcion,combinacion,categoria_id,programa_id) values ('Cerrar ventana','Alt+F4',9,1);</text:p>
          </table:table-cell>
        </table:table-row>
        <table:table-row table:style-name="ro1">
          <table:table-cell/>
          <table:table-cell office:value-type="string" calcext:value-type="string">
            <text:p>Saltar al siguiente control</text:p>
          </table:table-cell>
          <table:table-cell office:value-type="string" calcext:value-type="string">
            <text:p>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6];&quot;','&quot;;[.C66];&quot;',&quot;;[.D66];&quot;,&quot;;[.E66];&quot;);&quot;)" office:value-type="string" office:string-value="insert into programas_atajo(descripcion,combinacion,categoria_id,programa_id) values ('Saltar al siguiente control','Tab',9,1);" calcext:value-type="string">
            <text:p>insert into programas_atajo(descripcion,combinacion,categoria_id,programa_id) values ('Saltar al siguiente control','Tab',9,1);</text:p>
          </table:table-cell>
        </table:table-row>
        <table:table-row table:style-name="ro1">
          <table:table-cell/>
          <table:table-cell office:value-type="string" calcext:value-type="string">
            <text:p>Salar al control anterior</text:p>
          </table:table-cell>
          <table:table-cell office:value-type="string" calcext:value-type="string">
            <text:p>Shift+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7];&quot;','&quot;;[.C67];&quot;',&quot;;[.D67];&quot;,&quot;;[.E67];&quot;);&quot;)" office:value-type="string" office:string-value="insert into programas_atajo(descripcion,combinacion,categoria_id,programa_id) values ('Salar al control anterior','Shift+Tab',9,1);" calcext:value-type="string">
            <text:p>insert into programas_atajo(descripcion,combinacion,categoria_id,programa_id) values ('Salar al control anterior','Shift+Tab',9,1);</text:p>
          </table:table-cell>
        </table:table-row>
        <table:table-row table:style-name="ro1">
          <table:table-cell/>
          <table:table-cell office:value-type="string" calcext:value-type="string">
            <text:p>Introducir un nuevo valor</text:p>
          </table:table-cell>
          <table:table-cell office:value-type="string" calcext:value-type="string">
            <text:p>En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8];&quot;','&quot;;[.C68];&quot;',&quot;;[.D68];&quot;,&quot;;[.E68];&quot;);&quot;)" office:value-type="string" office:string-value="insert into programas_atajo(descripcion,combinacion,categoria_id,programa_id) values ('Introducir un nuevo valor','Enter',9,1);" calcext:value-type="string">
            <text:p>insert into programas_atajo(descripcion,combinacion,categoria_id,programa_id) values ('Introducir un nuevo valor','Enter',9,1);</text:p>
          </table:table-cell>
        </table:table-row>
        <table:table-row table:style-name="ro1">
          <table:table-cell/>
          <table:table-cell office:value-type="string" calcext:value-type="string">
            <text:p>Activar botón o control actual</text:p>
          </table:table-cell>
          <table:table-cell office:value-type="string" calcext:value-type="string">
            <text:p>Spa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9];&quot;','&quot;;[.C69];&quot;',&quot;;[.D69];&quot;,&quot;;[.E69];&quot;);&quot;)" office:value-type="string" office:string-value="insert into programas_atajo(descripcion,combinacion,categoria_id,programa_id) values ('Activar botón o control actual','Space',9,1);" calcext:value-type="string">
            <text:p>insert into programas_atajo(descripcion,combinacion,categoria_id,programa_id) values ('Activar botón o control actual','Space',9,1);</text:p>
          </table:table-cell>
        </table:table-row>
        <table:table-row table:style-name="ro1">
          <table:table-cell/>
          <table:table-cell office:value-type="string" calcext:value-type="string">
            <text:p>Cambiar pestañas</text:p>
          </table:table-cell>
          <table:table-cell office:value-type="string" calcext:value-type="string">
            <text:p>Ctrl+Alt+Pg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0];&quot;','&quot;;[.C70];&quot;',&quot;;[.D70];&quot;,&quot;;[.E70];&quot;);&quot;)" office:value-type="string" office:string-value="insert into programas_atajo(descripcion,combinacion,categoria_id,programa_id) values ('Cambiar pestañas','Ctrl+Alt+PgUp',9,1);" calcext:value-type="string">
            <text:p>insert into programas_atajo(descripcion,combinacion,categoria_id,programa_id) values ('Cambiar pestañas','Ctrl+Alt+PgUp',9,1);</text:p>
          </table:table-cell>
        </table:table-row>
        <table:table-row table:style-name="ro1">
          <table:table-cell/>
          <table:table-cell office:value-type="string" calcext:value-type="string">
            <text:p>Abrir localización</text:p>
          </table:table-cell>
          <table:table-cell office:value-type="string" calcext:value-type="string">
            <text:p>Shift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1];&quot;','&quot;;[.C71];&quot;',&quot;;[.D71];&quot;,&quot;;[.E71];&quot;);&quot;)" office:value-type="string" office:string-value="insert into programas_atajo(descripcion,combinacion,categoria_id,programa_id) values ('Abrir localización','Shift+L ',9,1);" calcext:value-type="string">
            <text:p>insert into programas_atajo(descripcion,combinacion,categoria_id,programa_id) values ('Abrir localización','Shift+L ',9,1);</text:p>
          </table:table-cell>
        </table:table-row>
        <table:table-row table:style-name="ro1">
          <table:table-cell/>
          <table:table-cell office:value-type="string" calcext:value-type="string">
            <text:p>Subir carpeta</text:p>
          </table:table-cell>
          <table:table-cell office:value-type="string" calcext:value-type="string">
            <text:p>Alt+ 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2];&quot;','&quot;;[.C72];&quot;',&quot;;[.D72];&quot;,&quot;;[.E72];&quot;);&quot;)" office:value-type="string" office:string-value="insert into programas_atajo(descripcion,combinacion,categoria_id,programa_id) values ('Subir carpeta','Alt+ up',9,1);" calcext:value-type="string">
            <text:p>insert into programas_atajo(descripcion,combinacion,categoria_id,programa_id) values ('Subir carpeta','Alt+ up',9,1);</text:p>
          </table:table-cell>
        </table:table-row>
        <table:table-row table:style-name="ro1">
          <table:table-cell/>
          <table:table-cell office:value-type="string" calcext:value-type="string">
            <text:p>Bajar carpeta</text:p>
          </table:table-cell>
          <table:table-cell office:value-type="string" calcext:value-type="string">
            <text:p>Alt+ do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3];&quot;','&quot;;[.C73];&quot;',&quot;;[.D73];&quot;,&quot;;[.E73];&quot;);&quot;)" office:value-type="string" office:string-value="insert into programas_atajo(descripcion,combinacion,categoria_id,programa_id) values ('Bajar carpeta','Alt+ down',9,1);" calcext:value-type="string">
            <text:p>insert into programas_atajo(descripcion,combinacion,categoria_id,programa_id) values ('Bajar carpeta','Alt+ down',9,1);</text:p>
          </table:table-cell>
        </table:table-row>
        <table:table-row table:style-name="ro1">
          <table:table-cell/>
          <table:table-cell office:value-type="string" calcext:value-type="string">
            <text:p>Carpeta home</text:p>
          </table:table-cell>
          <table:table-cell office:value-type="string" calcext:value-type="string">
            <text:p>Alt+Ho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4];&quot;','&quot;;[.C74];&quot;',&quot;;[.D74];&quot;,&quot;;[.E74];&quot;);&quot;)" office:value-type="string" office:string-value="insert into programas_atajo(descripcion,combinacion,categoria_id,programa_id) values ('Carpeta home','Alt+Home',9,1);" calcext:value-type="string">
            <text:p>insert into programas_atajo(descripcion,combinacion,categoria_id,programa_id) values ('Carpeta home','Alt+Home',9,1);</text:p>
          </table:table-cell>
        </table:table-row>
        <table:table-row table:style-name="ro1">
          <table:table-cell/>
          <table:table-cell office:value-type="string" calcext:value-type="string">
            <text:p>Cerrar diálogo</text:p>
          </table:table-cell>
          <table:table-cell office:value-type="string" calcext:value-type="string">
            <text:p>Es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5];&quot;','&quot;;[.C75];&quot;',&quot;;[.D75];&quot;,&quot;;[.E75];&quot;);&quot;)" office:value-type="string" office:string-value="insert into programas_atajo(descripcion,combinacion,categoria_id,programa_id) values ('Cerrar diálogo','Esc',9,1);" calcext:value-type="string">
            <text:p>insert into programas_atajo(descripcion,combinacion,categoria_id,programa_id) values ('Cerrar diálogo','Esc',9,1);</text:p>
          </table:table-cell>
        </table:table-row>
        <table:table-row table:style-name="ro1">
          <table:table-cell/>
          <table:table-cell office:value-type="string" calcext:value-type="string">
            <text:p>Deshacer</text:p>
          </table:table-cell>
          <table:table-cell office:value-type="string" calcext:value-type="string">
            <text:p>Ctrl+Z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6];&quot;','&quot;;[.C76];&quot;',&quot;;[.D76];&quot;,&quot;;[.E76];&quot;);&quot;)" office:value-type="string" office:string-value="insert into programas_atajo(descripcion,combinacion,categoria_id,programa_id) values ('Deshacer','Ctrl+Z ',5,1);" calcext:value-type="string">
            <text:p>insert into programas_atajo(descripcion,combinacion,categoria_id,programa_id) values ('Deshacer','Ctrl+Z ',5,1);</text:p>
          </table:table-cell>
        </table:table-row>
        <table:table-row table:style-name="ro1">
          <table:table-cell/>
          <table:table-cell office:value-type="string" calcext:value-type="string">
            <text:p>Rehacer</text:p>
          </table:table-cell>
          <table:table-cell office:value-type="string" calcext:value-type="string">
            <text:p>Ctrl+Y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7];&quot;','&quot;;[.C77];&quot;',&quot;;[.D77];&quot;,&quot;;[.E77];&quot;);&quot;)" office:value-type="string" office:string-value="insert into programas_atajo(descripcion,combinacion,categoria_id,programa_id) values ('Rehacer','Ctrl+Y ',5,1);" calcext:value-type="string">
            <text:p>insert into programas_atajo(descripcion,combinacion,categoria_id,programa_id) values ('Rehacer','Ctrl+Y ',5,1);</text:p>
          </table:table-cell>
        </table:table-row>
        <table:table-row table:style-name="ro1">
          <table:table-cell/>
          <table:table-cell office:value-type="string" calcext:value-type="string">
            <text:p>Copiar selección</text:p>
          </table:table-cell>
          <table:table-cell office:value-type="string" calcext:value-type="string">
            <text:p>Ctrl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8];&quot;','&quot;;[.C78];&quot;',&quot;;[.D78];&quot;,&quot;;[.E78];&quot;);&quot;)" office:value-type="string" office:string-value="insert into programas_atajo(descripcion,combinacion,categoria_id,programa_id) values ('Copiar selección','Ctrl+C ',5,1);" calcext:value-type="string">
            <text:p>insert into programas_atajo(descripcion,combinacion,categoria_id,programa_id) values ('Copiar selección','Ctrl+C ',5,1);</text:p>
          </table:table-cell>
        </table:table-row>
        <table:table-row table:style-name="ro1">
          <table:table-cell/>
          <table:table-cell office:value-type="string" calcext:value-type="string">
            <text:p>Cotar selección</text:p>
          </table:table-cell>
          <table:table-cell office:value-type="string" calcext:value-type="string">
            <text:p>Ctrl+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9];&quot;','&quot;;[.C79];&quot;',&quot;;[.D79];&quot;,&quot;;[.E79];&quot;);&quot;)" office:value-type="string" office:string-value="insert into programas_atajo(descripcion,combinacion,categoria_id,programa_id) values ('Cotar selección','Ctrl+X ',5,1);" calcext:value-type="string">
            <text:p>insert into programas_atajo(descripcion,combinacion,categoria_id,programa_id) values ('Cotar selección','Ctrl+X ',5,1);</text:p>
          </table:table-cell>
        </table:table-row>
        <table:table-row table:style-name="ro1">
          <table:table-cell/>
          <table:table-cell office:value-type="string" calcext:value-type="string">
            <text:p>Copiar visible</text:p>
          </table:table-cell>
          <table:table-cell office:value-type="string" calcext:value-type="string">
            <text:p>Ctrl+Shift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0];&quot;','&quot;;[.C80];&quot;',&quot;;[.D80];&quot;,&quot;;[.E80];&quot;);&quot;)" office:value-type="string" office:string-value="insert into programas_atajo(descripcion,combinacion,categoria_id,programa_id) values ('Copiar visible','Ctrl+Shift+C ',5,1);" calcext:value-type="string">
            <text:p>insert into programas_atajo(descripcion,combinacion,categoria_id,programa_id) values ('Copiar visible','Ctrl+Shift+C ',5,1);</text:p>
          </table:table-cell>
        </table:table-row>
        <table:table-row table:style-name="ro1">
          <table:table-cell/>
          <table:table-cell office:value-type="string" calcext:value-type="string">
            <text:p>Pegar como capa nueva</text:p>
          </table:table-cell>
          <table:table-cell office:value-type="string" calcext:value-type="string">
            <text:p>Ctrl+Shift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1];&quot;','&quot;;[.C81];&quot;',&quot;;[.D81];&quot;,&quot;;[.E81];&quot;);&quot;)" office:value-type="string" office:string-value="insert into programas_atajo(descripcion,combinacion,categoria_id,programa_id) values ('Pegar como capa nueva','Ctrl+Shift+V ',5,1);" calcext:value-type="string">
            <text:p>insert into programas_atajo(descripcion,combinacion,categoria_id,programa_id) values ('Pegar como capa nueva','Ctrl+Shift+V ',5,1);</text:p>
          </table:table-cell>
        </table:table-row>
        <table:table-row table:style-name="ro1">
          <table:table-cell/>
          <table:table-cell office:value-type="string" calcext:value-type="string">
            <text:p>Pegar al portapapeles</text:p>
          </table:table-cell>
          <table:table-cell office:value-type="string" calcext:value-type="string">
            <text:p>Ctrl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2];&quot;','&quot;;[.C82];&quot;',&quot;;[.D82];&quot;,&quot;;[.E82];&quot;);&quot;)" office:value-type="string" office:string-value="insert into programas_atajo(descripcion,combinacion,categoria_id,programa_id) values ('Pegar al portapapeles','Ctrl+V ',5,1);" calcext:value-type="string">
            <text:p>insert into programas_atajo(descripcion,combinacion,categoria_id,programa_id) values ('Pegar al portapapeles','Ctrl+V ',5,1);</text:p>
          </table:table-cell>
        </table:table-row>
        <table:table-row table:style-name="ro1">
          <table:table-cell/>
          <table:table-cell office:value-type="string" calcext:value-type="string">
            <text:p>Limpiar selección</text:p>
          </table:table-cell>
          <table:table-cell office:value-type="string" calcext:value-type="string">
            <text:p>Ctrl+K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3];&quot;','&quot;;[.C83];&quot;',&quot;;[.D83];&quot;,&quot;;[.E83];&quot;);&quot;)" office:value-type="string" office:string-value="insert into programas_atajo(descripcion,combinacion,categoria_id,programa_id) values ('Limpiar selección','Ctrl+K ',5,1);" calcext:value-type="string">
            <text:p>insert into programas_atajo(descripcion,combinacion,categoria_id,programa_id) values ('Limpiar selección','Ctrl+K ',5,1);</text:p>
          </table:table-cell>
        </table:table-row>
        <table:table-row table:style-name="ro1">
          <table:table-cell/>
          <table:table-cell office:value-type="string" calcext:value-type="string">
            <text:p>Seleccionar capa por encima</text:p>
          </table:table-cell>
          <table:table-cell office:value-type="string" calcext:value-type="string">
            <text:p>PgU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4];&quot;','&quot;;[.C84];&quot;',&quot;;[.D84];&quot;,&quot;;[.E84];&quot;);&quot;)" office:value-type="string" office:string-value="insert into programas_atajo(descripcion,combinacion,categoria_id,programa_id) values ('Seleccionar capa por encima','PgUp',6,1);" calcext:value-type="string">
            <text:p>insert into programas_atajo(descripcion,combinacion,categoria_id,programa_id) values ('Seleccionar capa por encima','PgUp',6,1);</text:p>
          </table:table-cell>
        </table:table-row>
        <table:table-row table:style-name="ro1">
          <table:table-cell/>
          <table:table-cell office:value-type="string" calcext:value-type="string">
            <text:p>Seleccionar capa por debajo</text:p>
          </table:table-cell>
          <table:table-cell office:value-type="string" calcext:value-type="string">
            <text:p>PgD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5];&quot;','&quot;;[.C85];&quot;',&quot;;[.D85];&quot;,&quot;;[.E85];&quot;);&quot;)" office:value-type="string" office:string-value="insert into programas_atajo(descripcion,combinacion,categoria_id,programa_id) values ('Seleccionar capa por debajo','PgDn',6,1);" calcext:value-type="string">
            <text:p>insert into programas_atajo(descripcion,combinacion,categoria_id,programa_id) values ('Seleccionar capa por debajo','PgDn',6,1);</text:p>
          </table:table-cell>
        </table:table-row>
        <table:table-row table:style-name="ro1">
          <table:table-cell/>
          <table:table-cell office:value-type="string" calcext:value-type="string">
            <text:p>Seleccionar primera capa</text:p>
          </table:table-cell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6];&quot;','&quot;;[.C86];&quot;',&quot;;[.D86];&quot;,&quot;;[.E86];&quot;);&quot;)" office:value-type="string" office:string-value="insert into programas_atajo(descripcion,combinacion,categoria_id,programa_id) values ('Seleccionar primera capa','Home',6,1);" calcext:value-type="string">
            <text:p>insert into programas_atajo(descripcion,combinacion,categoria_id,programa_id) values ('Seleccionar primera capa','Home',6,1);</text:p>
          </table:table-cell>
        </table:table-row>
        <table:table-row table:style-name="ro1">
          <table:table-cell/>
          <table:table-cell office:value-type="string" calcext:value-type="string">
            <text:p>Seleccionar ultima capa</text:p>
          </table:table-cell>
          <table:table-cell office:value-type="string" calcext:value-type="string">
            <text:p>E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7];&quot;','&quot;;[.C87];&quot;',&quot;;[.D87];&quot;,&quot;;[.E87];&quot;);&quot;)" office:value-type="string" office:string-value="insert into programas_atajo(descripcion,combinacion,categoria_id,programa_id) values ('Seleccionar ultima capa','End',6,1);" calcext:value-type="string">
            <text:p>insert into programas_atajo(descripcion,combinacion,categoria_id,programa_id) values ('Seleccionar ultima capa','End',6,1);</text:p>
          </table:table-cell>
        </table:table-row>
        <table:table-row table:style-name="ro1">
          <table:table-cell/>
          <table:table-cell office:value-type="string" calcext:value-type="string">
            <text:p>Combinar capas visibles</text:p>
          </table:table-cell>
          <table:table-cell office:value-type="string" calcext:value-type="string">
            <text:p>Ctrl+M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8];&quot;','&quot;;[.C88];&quot;',&quot;;[.D88];&quot;,&quot;;[.E88];&quot;);&quot;)" office:value-type="string" office:string-value="insert into programas_atajo(descripcion,combinacion,categoria_id,programa_id) values ('Combinar capas visibles','Ctrl+M ',6,1);" calcext:value-type="string">
            <text:p>insert into programas_atajo(descripcion,combinacion,categoria_id,programa_id) values ('Combinar capas visibles','Ctrl+M ',6,1);</text:p>
          </table:table-cell>
        </table:table-row>
        <table:table-row table:style-name="ro1">
          <table:table-cell/>
          <table:table-cell office:value-type="string" calcext:value-type="string">
            <text:p>Aplanar capas</text:p>
          </table:table-cell>
          <table:table-cell office:value-type="string" calcext:value-type="string">
            <text:p>Ctrl+H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9];&quot;','&quot;;[.C89];&quot;',&quot;;[.D89];&quot;,&quot;;[.E89];&quot;);&quot;)" office:value-type="string" office:string-value="insert into programas_atajo(descripcion,combinacion,categoria_id,programa_id) values ('Aplanar capas','Ctrl+H ',6,1);" calcext:value-type="string">
            <text:p>insert into programas_atajo(descripcion,combinacion,categoria_id,programa_id) values ('Aplanar capas','Ctrl+H ',6,1);</text:p>
          </table:table-cell>
        </table:table-row>
        <table:table-row table:style-name="ro1">
          <table:table-cell/>
          <table:table-cell office:value-type="string" calcext:value-type="string">
            <text:p>Alternar selecciones</text:p>
          </table:table-cell>
          <table:table-cell office:value-type="string" calcext:value-type="string">
            <text:p>Ctrl+T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0];&quot;','&quot;;[.C90];&quot;',&quot;;[.D90];&quot;,&quot;;[.E90];&quot;);&quot;)" office:value-type="string" office:string-value="insert into programas_atajo(descripcion,combinacion,categoria_id,programa_id) values ('Alternar selecciones','Ctrl+T ',7,1);" calcext:value-type="string">
            <text:p>insert into programas_atajo(descripcion,combinacion,categoria_id,programa_id) values ('Alternar selecciones','Ctrl+T ',7,1);</text:p>
          </table:table-cell>
        </table:table-row>
        <table:table-row table:style-name="ro1">
          <table:table-cell/>
          <table:table-cell office:value-type="string" calcext:value-type="string">
            <text:p>Seleccionar todo</text:p>
          </table:table-cell>
          <table:table-cell office:value-type="string" calcext:value-type="string">
            <text:p>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1];&quot;','&quot;;[.C91];&quot;',&quot;;[.D91];&quot;,&quot;;[.E91];&quot;);&quot;)" office:value-type="string" office:string-value="insert into programas_atajo(descripcion,combinacion,categoria_id,programa_id) values ('Seleccionar todo','Ctrl+A ',7,1);" calcext:value-type="string">
            <text:p>insert into programas_atajo(descripcion,combinacion,categoria_id,programa_id) values ('Seleccionar todo','Ctrl+A ',7,1);</text:p>
          </table:table-cell>
        </table:table-row>
        <table:table-row table:style-name="ro1">
          <table:table-cell/>
          <table:table-cell office:value-type="string" calcext:value-type="string">
            <text:p>Deseleccionar</text:p>
          </table:table-cell>
          <table:table-cell office:value-type="string" calcext:value-type="string">
            <text:p>Shift+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2];&quot;','&quot;;[.C92];&quot;',&quot;;[.D92];&quot;,&quot;;[.E92];&quot;);&quot;)" office:value-type="string" office:string-value="insert into programas_atajo(descripcion,combinacion,categoria_id,programa_id) values ('Deseleccionar','Shift+Ctrl+A ',7,1);" calcext:value-type="string">
            <text:p>insert into programas_atajo(descripcion,combinacion,categoria_id,programa_id) values ('Deseleccionar','Shift+Ctrl+A ',7,1);</text:p>
          </table:table-cell>
        </table:table-row>
        <table:table-row table:style-name="ro1">
          <table:table-cell/>
          <table:table-cell office:value-type="string" calcext:value-type="string">
            <text:p>Invertir selección</text:p>
          </table:table-cell>
          <table:table-cell office:value-type="string" calcext:value-type="string">
            <text:p>Ctrl+I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3];&quot;','&quot;;[.C93];&quot;',&quot;;[.D93];&quot;,&quot;;[.E93];&quot;);&quot;)" office:value-type="string" office:string-value="insert into programas_atajo(descripcion,combinacion,categoria_id,programa_id) values ('Invertir selección','Ctrl+I ',7,1);" calcext:value-type="string">
            <text:p>insert into programas_atajo(descripcion,combinacion,categoria_id,programa_id) values ('Invertir selección','Ctrl+I ',7,1);</text:p>
          </table:table-cell>
        </table:table-row>
        <table:table-row table:style-name="ro1">
          <table:table-cell/>
          <table:table-cell office:value-type="string" calcext:value-type="string">
            <text:p>Selección flotante</text:p>
          </table:table-cell>
          <table:table-cell office:value-type="string" calcext:value-type="string">
            <text:p>Shift+Ctrl+L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4];&quot;','&quot;;[.C94];&quot;',&quot;;[.D94];&quot;,&quot;;[.E94];&quot;);&quot;)" office:value-type="string" office:string-value="insert into programas_atajo(descripcion,combinacion,categoria_id,programa_id) values ('Selección flotante','Shift+Ctrl+L ',7,1);" calcext:value-type="string">
            <text:p>insert into programas_atajo(descripcion,combinacion,categoria_id,programa_id) values ('Selección flotante','Shift+Ctrl+L ',7,1);</text:p>
          </table:table-cell>
        </table:table-row>
        <table:table-row table:style-name="ro1">
          <table:table-cell/>
          <table:table-cell office:value-type="string" calcext:value-type="string">
            <text:p>A partir de una ruta</text:p>
          </table:table-cell>
          <table:table-cell office:value-type="string" calcext:value-type="string">
            <text:p>Shift+V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5];&quot;','&quot;;[.C95];&quot;',&quot;;[.D95];&quot;,&quot;;[.E95];&quot;);&quot;)" office:value-type="string" office:string-value="insert into programas_atajo(descripcion,combinacion,categoria_id,programa_id) values ('A partir de una ruta','Shift+V ',7,1);" calcext:value-type="string">
            <text:p>insert into programas_atajo(descripcion,combinacion,categoria_id,programa_id) values ('A partir de una ruta','Shift+V ',7,1);</text:p>
          </table:table-cell>
        </table:table-row>
        <table:table-row table:style-name="ro1">
          <table:table-cell/>
          <table:table-cell office:value-type="string" calcext:value-type="string">
            <text:p>Repetir el último filtro</text:p>
          </table:table-cell>
          <table:table-cell office:value-type="string" calcext:value-type="string">
            <text:p>Ctrl+F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6];&quot;','&quot;;[.C96];&quot;',&quot;;[.D96];&quot;,&quot;;[.E96];&quot;);&quot;)" office:value-type="string" office:string-value="insert into programas_atajo(descripcion,combinacion,categoria_id,programa_id) values ('Repetir el último filtro','Ctrl+F ',8,1);" calcext:value-type="string">
            <text:p>insert into programas_atajo(descripcion,combinacion,categoria_id,programa_id) values ('Repetir el último filtro','Ctrl+F ',8,1);</text:p>
          </table:table-cell>
        </table:table-row>
        <table:table-row table:style-name="ro1">
          <table:table-cell/>
          <table:table-cell office:value-type="string" calcext:value-type="string">
            <text:p>Mostrar el último filtro</text:p>
          </table:table-cell>
          <table:table-cell office:value-type="string" calcext:value-type="string">
            <text:p>Shift+Ctrl+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7];&quot;','&quot;;[.C97];&quot;',&quot;;[.D97];&quot;,&quot;;[.E97];&quot;);&quot;)" office:value-type="string" office:string-value="insert into programas_atajo(descripcion,combinacion,categoria_id,programa_id) values ('Mostrar el último filtro','Shift+Ctrl+F',8,1);" calcext:value-type="string">
            <text:p>insert into programas_atajo(descripcion,combinacion,categoria_id,programa_id) values ('Mostrar el último filtro','Shift+Ctrl+F',8,1);</text:p>
          </table:table-cell>
        </table:table-row>
        <table:table-row table:style-name="ro1">
          <table:table-cell/>
          <table:table-cell office:value-type="string" calcext:value-type="string">
            <text:p>Ayuda</text:p>
          </table:table-cell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8];&quot;','&quot;;[.C98];&quot;',&quot;;[.D98];&quot;,&quot;;[.E98];&quot;);&quot;)" office:value-type="string" office:string-value="insert into programas_atajo(descripcion,combinacion,categoria_id,programa_id) values ('Ayuda','F1',4,1);" calcext:value-type="string">
            <text:p>insert into programas_atajo(descripcion,combinacion,categoria_id,programa_id) values ('Ayuda','F1',4,1);</text:p>
          </table:table-cell>
        </table:table-row>
        <table:table-row table:style-name="ro1">
          <table:table-cell/>
          <table:table-cell office:value-type="string" calcext:value-type="string">
            <text:p>Ayuda contextual</text:p>
          </table:table-cell>
          <table:table-cell office:value-type="string" calcext:value-type="string">
            <text:p>Shift+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9];&quot;','&quot;;[.C99];&quot;',&quot;;[.D99];&quot;,&quot;;[.E99];&quot;);&quot;)" office:value-type="string" office:string-value="insert into programas_atajo(descripcion,combinacion,categoria_id,programa_id) values ('Ayuda contextual','Shift+F1',4,1);" calcext:value-type="string">
            <text:p>insert into programas_atajo(descripcion,combinacion,categoria_id,programa_id) values ('Ayuda contextual','Shift+F1',4,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4:37:58.9351479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09:04.627399167</meta:creation-date>
    <meta:generator>LibreOffice/5.1.4.2$Linux_X86_64 LibreOffice_project/10m0$Build-2</meta:generator>
    <dc:date>2016-11-26T15:21:18.369035502</dc:date>
    <meta:editing-duration>PT2H34M11S</meta:editing-duration>
    <meta:editing-cycles>33</meta:editing-cycles>
    <meta:document-statistic meta:table-count="8" meta:cell-count="1767" meta:object-count="0"/>
  </office:meta>
</office:document-meta>
</file>